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6400000064992A3FE77F1B29CA.png" manifest:media-type="image/png"/>
  <manifest:file-entry manifest:full-path="Pictures/100000010000006400000064185CD31BAEEBA736.png" manifest:media-type="image/png"/>
  <manifest:file-entry manifest:full-path="Pictures/10000001000000640000006446A4B96EE8C6F932.png" manifest:media-type="image/png"/>
  <manifest:file-entry manifest:full-path="Pictures/100000010000006400000064D53858494F0A0D1A.png" manifest:media-type="image/png"/>
  <manifest:file-entry manifest:full-path="Pictures/100000010000006400000064CC57DDC76CF30ED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cm" fo:margin-bottom="0.176cm" style:contextual-spacing="false"/>
    </style:style>
    <style:style style:name="P2" style:family="paragraph" style:parent-style-name="Standard">
      <style:paragraph-properties fo:line-height="0.529cm"/>
    </style:style>
    <style:style style:name="P3" style:family="paragraph" style:parent-style-name="Standard">
      <style:paragraph-properties fo:line-height="0.529cm"/>
      <style:text-properties officeooo:paragraph-rsid="001d347b"/>
    </style:style>
    <style:style style:name="P4" style:family="paragraph" style:parent-style-name="Standard">
      <style:paragraph-properties fo:margin-top="0cm" fo:margin-bottom="0.176cm" style:contextual-spacing="false"/>
      <style:text-properties officeooo:paragraph-rsid="001d347b"/>
    </style:style>
    <style:style style:name="T1" style:family="text">
      <style:text-properties fo:color="#323130" loext:opacity="100%" style:font-name="Segoe UI" fo:font-size="17pt" fo:font-weight="bold" style:font-name-asian="Segoe UI1" style:font-size-asian="17pt" style:font-weight-asian="bold" style:font-name-complex="Segoe UI1" style:font-size-complex="17pt" style:font-weight-complex="bold"/>
    </style:style>
    <style:style style:name="T2" style:family="text">
      <style:text-properties fo:color="#323130" loext:opacity="100%" style:font-name="Segoe UI" fo:font-size="12pt" style:font-name-asian="Segoe UI1" style:font-size-asian="12pt" style:font-name-complex="Segoe UI1" style:font-size-complex="12pt"/>
    </style:style>
    <style:style style:name="T3" style:family="text">
      <style:text-properties fo:color="#605e5c" loext:opacity="100%" style:font-name="Segoe UI" fo:font-size="8.5pt" style:font-name-asian="Segoe UI1" style:font-size-asian="8.5pt" style:font-name-complex="Segoe UI1" style:font-size-complex="8.5pt"/>
    </style:style>
    <style:style style:name="T4" style:family="text">
      <style:text-properties fo:color="#605e5c" loext:opacity="100%" style:font-name="Segoe UI" fo:font-size="12pt" fo:font-weight="bold" style:font-name-asian="Segoe UI1" style:font-size-asian="12pt" style:font-weight-asian="bold" style:font-name-complex="Segoe UI1" style:font-size-complex="12pt" style:font-weight-complex="bold"/>
    </style:style>
    <style:style style:name="T5" style:family="text">
      <style:text-properties fo:color="#a19f9d" loext:opacity="100%" style:font-name="Segoe UI" fo:font-size="12pt" style:font-name-asian="Segoe UI1" style:font-size-asian="12pt" style:font-name-complex="Segoe UI1" style:font-size-complex="12pt"/>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ranscript</text:span></text:p>
      <text:p text:style-name="P1"><text:span text:style-name="T3">11 June 2024, 9:34am</text:span></text:p>
      <text:p text:style-name="P2"><draw:frame draw:style-name="fr1" draw:name="Image1" text:anchor-type="char" svg:x="1.727cm" svg:y="0.762cm" svg:width="0.582cm" svg:height="0.582cm" draw:z-index="0"><draw:image xlink:href="Pictures/100000010000006400000064CC57DDC76CF30ED6.png" xlink:type="simple" xlink:show="embed" xlink:actuate="onLoad" draw:mime-type="image/png"/></draw:frame><text:span text:style-name="T4"><text:line-break/>Pett, Daniel </text:span><text:span text:style-name="T5">started transcription</text:span></text:p>
      <text:p text:style-name="P2"><draw:frame draw:style-name="fr1" draw:name="Image2" text:anchor-type="char" svg:x="1.6cm" svg:y="0.813cm" svg:width="0.767cm" svg:height="0.767cm" draw:z-index="20"><draw:image xlink:href="Pictures/100000010000006400000064D53858494F0A0D1A.png" xlink:type="simple" xlink:show="embed" xlink:actuate="onLoad" draw:mime-type="image/png"/></draw:frame><text:span text:style-name="T4"><text:line-break/>CBH Betjeman Meeting Room <text:s text:c="2"/></text:span><text:span text:style-name="T5">0:18</text:span><text:span text:style-name="T2"><text:line-break/>Yeah.<text:line-break/>Yeah.<text:line-break/>And it's it's out.<text:line-break/>On the site Quick website you are on teams you are on teams you are on teams. OK so we we can so we.<text:line-break/>OK.<text:line-break/>Thank you.<text:line-break/>For people in here.<text:line-break/>So we've got two in the room, 2 in the room.<text:line-break/>This is a far alarm you'll be showing that again. You'll be showing this.<text:line-break/>Any questions about the building? Any questions about building?<text:line-break/>That 1st.<text:line-break/>Speaking on speaking on speaking on teams, could you go on teams? Could you go on teams? Could you go on teams?<text:line-break/>Think.<text:line-break/>OK, give me one.<text:line-break/>Minute.<text:line-break/>Well.<text:line-break/>I need to just mute.<text:line-break/>The problem is that the microphone.<text:line-break/>I'm not interested. I think, not so much.<text:line-break/>It's it's not that.<text:line-break/>Interesting.<text:line-break/>To everybody.<text:line-break/>We'll actually take that.<text:line-break/>I mean, there are obviously people talking, you know, I think.<text:line-break/>Yeah, yeah.<text:line-break/>Yeah. Is that better?<text:line-break/>Yeah.<text:line-break/>Right. That's awesome.<text:line-break/>It's not.<text:line-break/>Exactly. Exactly. Exactly. Yeah. Yeah, yeah. Yeah, exactly.<text:line-break/>Hopefully I'll send.<text:line-break/>Dan, do you wanna do the housekeeping again? Have you done the housekeeping already? OK, so to meetings.<text:line-break/>And I have to be over here.<text:line-break/>OK.<text:line-break/>Well, maybe thanks to everybody both here in the room and you for people online who have had to suffer not only us trying to get into the </text:span><text:soft-page-break/><text:span text:style-name="T2">building, it's quite difficult, but also the sound, I mean it's it's obviously it's a digital event. So you know what could we do?<text:line-break/>This is going to be a workshop about.<text:line-break/>Oh, yeah. You. OK, cool. OK, this is this is gonna be a workshop about lightweight methods and tools for helping academics, but also people outside academia, specifically cultural heritage curators and people in local communities to be able to enrich their own data. That's the whole point. It's meant to be lightweight. It's make it simple.<text:line-break/>And the way in, but they say we have the programme up on the screen at the Minutes and we you see that we've split this into two sessions before lunch.<text:line-break/>Two sessions after lunch to a break and then two sessions to finish the day on.<text:line-break/>Hopefully it's not going to be too much speaking for me. I think there's going to be a lot of input from the room, a lot of familiar faces, also people I don't know which is exactly the kind of event I'll I'm really, really keen to to have do feel free online to post questions or comments as we go through and we'll have someone monitoring that. So when we come to the Q&amp;A, we have Q&amp;A as all the way through the day because we really want to try to make this a participatory thing as best as we can.<text:line-break/>We'll then get to those comments and of course you can also raise your hand.<text:line-break/>Online too.<text:line-break/>Without further ado, I suppose I should OK, maybe I should bring the team up initially just so that it's not just me talking all the time. So, Dan, Sarah, Maria, the other Sarah just very quickly introduce yourselves. Come to the front.<text:line-break/>Not just me.<text:line-break/>So let's give you the Sarah. Yeah, Sarah or can't? I'm a third year PhD student at the Open University. So Maria is my responsible adult here today.<text:line-break/>Eliza. Yeah. My interest is in learning analytics specifically.<text:line-break/>Maria, maybe it's a responsible adult. If you want to go, that's fine. I'm Sarah's grown up here. I am at your university. I'm associate professor in technology advanced learning and I have been specialising in citizen science for the last 12 years. So I'm here to see how we can connect citizen science with heritage and digital heritage. So I'm Sarah Middle, I'm former PhD student at Elton's. I'm currently involved.<text:line-break/>In the pilot study phase of the project, testing out the new record ITO and I'm interested in linked data ontologies and usability.<text:line-break/>That I think that's the most important. So I'm Daniel patt. I currently work historically in leading on digital strategy. I've worked with Elton for about 13 years. He's sort of that ultimately as well.<text:line-break/>I've been playing around with vladias stuff for a long time, but still haven't joined. Network is going to remind me of the end of this exactly. You're a bad example and he's going to be selling the network to you as well. So </text:span><text:soft-page-break/><text:span text:style-name="T2">awesome. It's free the network.<text:line-break/>I'm yeah. OK, so this is actually me now, so let's go to the next slide. So what I'll be talking about.<text:line-break/>I'm Malcolm Barker. I am a professor of classical studies, so my day job is reading Homer, auditors of people, but somehow I managed to find myself in this digital world and that should be hope for everybody. So that's kind of the one of the key things I want to emphasise here. And that's actually the journey journey. So I to use that metaphor. But anyway, the journey wanted to take you on from the beginning. So where how did I end up in this space and how am I still working in this space and feel as though maybe I have something to contribute to it.<text:line-break/>And like I said that hopefully that's hopefully I'll give you a sense of where pelagios is coming from as a network. So this is a brief history of Pelagios and where we are now with this new initiative that's being led by the OPA University, but also how.<text:line-break/>Myself as an individual working in a very different space of ancient Greek literature, what doors that have to do with.<text:line-break/>Digital stuff, particularly digital cultural heritage, how even I can maybe have something to contribute and therefore so can you. So this is really this is the emphasis here being on.<text:line-break/>Lightweight stuff that anybody can use. That's really been the focus from the beginning. This is just, yeah, the brief history and it's a brief history of plagiar.<text:line-break/>Came into this world, so it started back in 2008. I had an early career grant with the AHRC and it was very much focused on one of the my ancient Greek heroes who, auditors write his histories 430 BCE. But it's the coming together. The Greek and Persian worlds is a very interdisciplinary group. That's one thing to emphasise. There are a couple of classicists.<text:line-break/>On board me in a responsible adult Chris Palling and two other people, said Bozarovsky, who's a political geographer and a guy called Leif Isaacson. Don't know what happened to him. Actually, I think Leif might be coming in a minute late as usual.<text:line-break/>And our emphasis was very much on experimentation with. So we wanted to we because we wanted to map the places in he wanted. So we wanted to try to leverage this new technology that was emerging, ability to map.<text:line-break/>Places and spaces, but our emphasis was not not on producing stuff we didn't have that much money after all. I remember someone on reuse trying to find out what was around there and then experimenting with it. How far could we get so on the right hand side, you've got something that's going to be familiar for all classicists in the room, but I suspect there aren't many classicists in the room. This is a digital library of classical texts. Perseus Classical Library and at the bottom of the screen.<text:line-break/>You see some scary looking pointy bracket stuff. That's the code behind what you're seeing on the screen. And critically, for us, it had place information. So this was a massive.<text:line-break/></text:span><text:soft-page-break/><text:span text:style-name="T2">We weren't expecting this when when I put in this application, I had said rather naively, that we would be.<text:line-break/>Encoding all this place information I can't believe I was so naive to put this into an application, perhaps.<text:line-break/>That for the HRC thought that I could do that within the space of 18 months. I mean anyway, this isn't being recorded. I mean, it's been recorded. Oh, never mind. But so we were really lucky that we had, you know, persecute just came.<text:line-break/>We're there at that moment with this place, information encoded and by virtue of that, we were instantly able to grab that place information and start doing some interesting things with it. In the end in terms of trying to understand.<text:line-break/>The places and spaces in the water just a rather better how organises the places of his narrative. This was a bit of a dead end because in the end all we were seeing was the hewaidysis's world from above, from the Google Earth view looking at his world for our own conceptual technological framework didn't give us any understanding of the places in within.<text:line-break/>The how they were working within the narrative, how?<text:line-break/>Narrative space is different from our.<text:line-break/>But nevertheless it was quite useful in terms of getting a sense snapshot, if you like.<text:line-break/>Of the places that you're talking about, perhaps more importantly, it kind of got us thinking about what you can, what you can do if you've got that place information. So next project came along and this is when Google were interested in assessment in the courts relating to the Google Books corpus. I think in the end they failed, which is why we didn't get. There was no more money.<text:line-break/>Post but we got a little bit of money from them to.<text:line-break/>To focus in on automated geopassines, basically automated ways of extracting place information from the Google Books corpus. Adapting the Edinburgh Geopathic with Kate Burke and Eric Kanser. I also should name check here for who's from open context. So together with leaf that bad penny.<text:line-break/>We were we were focusing in on extracting automated place information in the Google Books corpus and coming up with a visualisation so you could read through a text. You could see the places mentioned in that text and that was.<text:line-break/>Nick Robinafitz, who came up with this visualisation.<text:line-break/>Into this 'cause when we started with with the her auditors Hestia project, this wasn't yet currently available for.</text:span></text:p>
      <text:p text:style-name="P2"><draw:frame draw:style-name="fr1" draw:name="Image3" text:anchor-type="char" svg:x="1.6cm" svg:y="0.813cm" svg:width="0.767cm" svg:height="0.767cm" draw:z-index="19"><draw:image xlink:href="Pictures/100000010000006400000064185CD31BAEEBA736.png" xlink:type="simple" xlink:show="embed" xlink:actuate="onLoad" draw:mime-type="image/png"/></draw:frame><text:span text:style-name="T4"><text:line-break/>Stephen Robinson <text:s text:c="2"/></text:span><text:span text:style-name="T5">17:26</text:span><text:span text:style-name="T2"><text:line-break/>Battery 50%.</text:span></text:p>
      <text:p text:style-name="P2"><draw:frame draw:style-name="fr1" draw:name="Image4" text:anchor-type="char" svg:x="1.6cm" svg:y="0.813cm" svg:width="0.767cm" svg:height="0.767cm" draw:z-index="18"><draw:image xlink:href="Pictures/100000010000006400000064D53858494F0A0D1A.png" xlink:type="simple" xlink:show="embed" xlink:actuate="onLoad" draw:mime-type="image/png"/></draw:frame><text:span text:style-name="T4"><text:line-break/>CBH Betjeman Meeting Room <text:s text:c="2"/></text:span><text:span text:style-name="T5">17:29</text:span><text:span text:style-name="T2"><text:line-break/>Key to the key to this to this automated mapping was the fact that </text:span><text:soft-page-break/><text:span text:style-name="T2">Pleiades, this Gadgeteer for the ancient world, was now online available and key to what Pleiades are done was to think of places not so much as geometric coordinates, although they do have coordinates. You know very good coordinate information, as you can see here, we're looking at things.<text:line-break/>But key to the workings of plead is was what I've highlighted in the red box. That is the understanding of places concept. By understanding places concept, not not so much as a set of geographic coordinates, because the concept you can start.</text:span></text:p>
      <text:p text:style-name="P2"><draw:frame draw:style-name="fr1" draw:name="Image5" text:anchor-type="char" svg:x="1.6cm" svg:y="0.813cm" svg:width="0.767cm" svg:height="0.767cm" draw:z-index="17"><draw:image xlink:href="Pictures/100000010000006400000064185CD31BAEEBA736.png" xlink:type="simple" xlink:show="embed" xlink:actuate="onLoad" draw:mime-type="image/png"/></draw:frame><text:span text:style-name="T4"><text:line-break/>Stephen Robinson <text:s text:c="2"/></text:span><text:span text:style-name="T5">18:14</text:span><text:span text:style-name="T2"><text:line-break/>Now it's the SQ2.</text:span></text:p>
      <text:p text:style-name="P2"><draw:frame draw:style-name="fr1" draw:name="Image6" text:anchor-type="char" svg:x="1.6cm" svg:y="0.813cm" svg:width="0.767cm" svg:height="0.767cm" draw:z-index="16"><draw:image xlink:href="Pictures/100000010000006400000064D53858494F0A0D1A.png" xlink:type="simple" xlink:show="embed" xlink:actuate="onLoad" draw:mime-type="image/png"/></draw:frame><text:span text:style-name="T4"><text:line-break/>CBH Betjeman Meeting Room <text:s text:c="2"/></text:span><text:span text:style-name="T5">18:18</text:span><text:span text:style-name="T2"><text:line-break/>OK, you can start.</text:span></text:p>
      <text:p text:style-name="P2"><draw:frame draw:style-name="fr1" draw:name="Image7" text:anchor-type="char" svg:x="1.6cm" svg:y="0.813cm" svg:width="0.767cm" svg:height="0.767cm" draw:z-index="15"><draw:image xlink:href="Pictures/100000010000006400000064185CD31BAEEBA736.png" xlink:type="simple" xlink:show="embed" xlink:actuate="onLoad" draw:mime-type="image/png"/></draw:frame><text:span text:style-name="T4"><text:line-break/>Stephen Robinson <text:s text:c="2"/></text:span><text:span text:style-name="T5">18:23</text:span><text:span text:style-name="T2"><text:line-break/>Mobile device not found.</text:span></text:p>
      <text:p text:style-name="P2"><draw:frame draw:style-name="fr1" draw:name="Image8" text:anchor-type="char" svg:x="1.6cm" svg:y="0.813cm" svg:width="0.767cm" svg:height="0.767cm" draw:z-index="14"><draw:image xlink:href="Pictures/100000010000006400000064D53858494F0A0D1A.png" xlink:type="simple" xlink:show="embed" xlink:actuate="onLoad" draw:mime-type="image/png"/></draw:frame><text:span text:style-name="T4"><text:line-break/>CBH Betjeman Meeting Room <text:s text:c="2"/></text:span><text:span text:style-name="T5">18:25</text:span><text:span text:style-name="T2"><text:line-break/>You can you can start thinking of places as thinking of places of concept. That means you can start linking between different kinds of datasets because you're not reliant upon arbitrary numbers or geometric ordinates, you've got what's called Uniform Resource Identifier, a URL that's going to remain stable, there's recognised globally and with that.<text:line-break/>Number here you see, Athens is recognised as 579885. You can start thinking information. Here's an example. This is in the Google Books corpus. What we're doing with the Google Ancient places project.<text:line-break/>Mentioned and we've aligned those place mentions to this Uri based gather tier.<text:line-break/>And that can work not only for text, but all kinds of different information. This is this is the lead up to plagios this idea of using place specifically places use Uris as a linking mechanism for different kinds of documents. Documents in the web. So not only text, but also databases, uplog of report, etcetera. Maps as well.<text:line-break/>Just where plagues came in, that's where Ryan and Simon joined the team. Leaf is still there, of course, and we're and additional funding started with GS and then from the Andrew W Mellon to develop.<text:line-break/>Some tools that would enable anybody to do this, and we'll come back to these tools in the in that second section of today's workshop. So the first tool is Replicator, which enables anybody to do this kind of annotation. Semantic annotation. I'll explain what that is afterwards and also a visualisation of platform. So OK, you've produced the data. What can you then do with the data? This is an early version of Periplayer where you've got different.<text:line-break/>Data sets, now visualised in a map interface, with some images coming through too, so you have user can see the images that are in those </text:span><text:soft-page-break/><text:span text:style-name="T2">collections and you can start filtering. You can start exploring the different datasets that are available.<text:line-break/>And this is name checking here, Karl, who you'll be hearing from later. This is you need to update this file. This is a linked open data emerging ecosystem of all of these different partners and including importantly.<text:line-break/>Two methods that have been developed from this work. The linked places format which describes you can read attestations of places in the standard way. This is the the backbone now for the World Historic Gazetteer and also linked traces, which is the W3C web annotation, which is what you do within Replicator. So replicator is standard way of annotating place and hopefully becoming standard way of mapping net behind. This is the Plagiar network as Dan has already said, I'll be selling the network to you to get you to join to help.<text:line-break/>To further develop these methods to help further develop these tools, and in particular the applications, and that's really what this workshop is about is about today developing lightweight tools and methods for applications outside academia. That's absolutely I'm not interested in. Yeah, I can do my own work, but I'm really interested in can this be useful for you if it is, you know how you know, in what ways, if it's not, what can we do to make it more useful?<text:line-break/>And then this workshop, in many ways, has its origin to a workshop that Dan and I hosted just before COVID.<text:line-break/>That's before. It's probably a week before COVID really hit in 2019. This is at the Fitzwilliam, where Dan was at the time where we'd just started to talk about maybe what plagios have been developing these methods, tools and also importantly, the community. Maybe there's a use for glycols outside academia and within cultural heritage as well. It started and now where we are today with the open societal challenges programme, which is funding this event, this is our Open University.<text:line-break/>Project initiative I mean, in many ways it's instrumental in its thinking about people who are in in academia, but it's to do with ref and how we get assessed and how we have to show impact beyond our own work. That's kind of boring, but actually exciting because yeah, can we find ways to actually impacting on society? Is there stuff that we're doing that can be helpful for other people as well. So really grateful to the the Open challenge programme to enable hopefully some really interesting conversations today.<text:line-break/>So, Maria, what we have been trying to do to let me wait minutes.<text:line-break/>Was to prepare the Bellagio's and the villagers to be ready for people to be able to participate in all of this effort. So this concept is called citizen science and it's not a new concept. It started very early back, even in the 17th century, with monks trying to gather data from people.<text:line-break/>And study several astronomical or other physical natural.<text:line-break/>Sightings so citizen science has been back to as a trend and this is mainly because now we have the technologies to be able to engage the public.<text:line-break/>Like the large masses of public investigations.<text:line-break/></text:span><text:soft-page-break/><text:span text:style-name="T2">So most of the citizen science that has been done in the last couple of decades is mainly around the the the hard sciences like biology, climate, the nature, physics and space, and many of you may be aware of sumiva's, which is a platform citizen science platform that hosts many projects from different disciplines and for example, it engages people in classifying, observe, identify, annotate or transcribe.<text:line-break/>Data.<text:line-break/>That are very important for investigations and research projects, another project designed naturalist that allows people to gather contributions or identify date and the nature like small animals or plants and another project is chronolog, which allows the researchers to have a series of pictures of the same place so that they can see the change the changes.<text:line-break/>That happened to that landscape.<text:line-break/>The time. So this is about the hard science is. But what's going on? What's happening with cultural heritage domain?<text:line-break/>As with the heart sciences, it is it is in science is not a new thing in cultural heritage as well. There are some there are records of people who have been Co creating for example dictionaries or guides.<text:line-break/>Many, many decades ago.<text:line-break/>And they were focusing like on collecting participatory collection of data to do that. But now with the new technologies, again we have an increase of citizen science and cultural heritage as well. And for example, I have two projects here, European projects, there's the one is hybrid was about enriching textile heritage. So they gathered people in a vibrant workshop.<text:line-break/>Select data with the help of museums and other new voices in Wikipedia so they would collect textiles from example their grandfathers or some old clothes they would find and they would enrich these collections and knowledge about these textiles and another more online digital based project was metadata enrichment of early photography and film. So people would gather old photographies and films and they would try to admit that they have.<text:line-break/>They can link.<text:line-break/>These items, like through their location through the the years that they were constructed or published, so and these are several things that happen in the cultural heritage, citizen science here. But what we're trying to do with Peleos is to make sure that we have the right tools to enforce these Crowdsource annotation for digitised collections.<text:line-break/>And hopefully we were. We're working towards that direction with the the current technologies, especially the cookie dough and also to create usable technologies. This is why we need you in usability testing to make sure that this one leaves the hands of experts and goes out there to the public. They will be able to use these technologies and be able to participate in what you're doing and.<text:line-break/>As you know, as Elton mentioned before, these technologies are about are about connecting people, places and time.<text:line-break/>And what would be best of having people from different backgrounds and </text:span><text:soft-page-break/><text:span text:style-name="T2">people who otherwise wouldn't be able to contribute to your research contributing online to that? For example, people who are located far away from your centres, your research centres or museums or people whose visa items may be connected to their history and background but they never get the chance to actually have a say about it?<text:line-break/>And all of these will also bring some ownership of data by the public. So we do have all this data. It's out of there. It doesn't belong to us, it be it belongs to everybody. So we hope to be able to bring all of these back to the people and make them feeling like owners of these dates and this history and heritage. So that's that's from me.<text:line-break/>And I think, but now the leaf has already doing, we can pass over to.<text:line-break/>Can do a question. Yeah, I'm fine. Sure. Dan's gonna set up. He's going to do because we thought I was. Yeah. So far it's been, you know, Elton, droning on as usual. It's kind of boring, particularly for people online. So we're going to have a funky demonstration of play play in action now with Dan. But he tells me he needs a little bit of time to set up. So if you have any questions, initial questions either online or in the room.<text:line-break/>Or Daniel just have to be quick for setting up you you've done already. I'm still ready. OK, right. Elsa might pass away. Elsa would like me to take some magic, but his team put together now everything you've just heard about fits. What I'm really interested in. People who know me in the room know that I'm very interested in open data systems and science open data. Well, anything to do with technologies and museums, really and heritage. I want us to be able to use things freely and openly. There's people's room we haven't mentioned yet. I don't want to take get into now, get in is presenting on peripheral later about the work that library did.<text:line-break/>You'll come back on teams for that, I think. Aren't you? Rather than being here, person is the is the plan. So I'm going to give a little demo of what this platform can do and why we can use it now. We've got some great vines in this room. Who built this stuff? I just stand on their shoulders. Basically I use the tools and I make them do what I want to do. That's sort of what Elton says he does as well. Elton pretends that you can't only be with technology and he'll keep saying this. Elton can do stuff, but he'll tend to be an engineer. Just carry on. But let's let's think about everyone in this room can use these tools that we're going to talk about now.<text:line-break/>Get him. You put this together with Ryan and Simon, who's also not here a couple of years ago now.<text:line-break/>I saw getting tinkering around the GitHub, nothing that's all. Could be really useful. What I want to do. I haven't actually heard about what they were doing. I've got it up and running in about half an hour. Thing I wanted to do. Elton mentioned that we had a workshop in Fitzwilliam. It was two days before the pandemic hit, so we had a net research network, the arts Management Research Council funding that was meant to be about face to face meetings overseas in America. Now, that didn't really happen, did it for anyone. So we had five extensions and didn't get </text:span><text:soft-page-break/><text:span text:style-name="T2">anywhere. We never got to America. We got some Americans come to us, come to us. They won't have the COVID. They were very happy with us.<text:line-break/>Not the mass. The government won't play today. Well, no, they thought they got pumped into afterwards. It's very, very close. So this is periplio. This is the platform that Elton and others have been putting together over time. And this is an example from Fitzwilliam Museum. Now, if you haven't been to Fitzwilliam Museum, it's the museum in Cambridge. It's thinks it's grounded. It really is. It's quite a large collection.<text:line-break/>It's got an antiquities collection. It's really badly documented. It's got objects in there. The same coin hasn't been updated for 50 years. Must update no coordinates. What can I do with that? Not very much. So you philtre those things out, but some stuff is really easy to play with. See, you've got a place, you've got time. You've got a person that goes with it. All the stuff that Elton's talked about. Annotations. So what we did was took the data out of that and played with it, got into a geographical format using the stuff that card. So using link places format.<text:line-break/>That goes on to this mapping format, which you're gonna see in a second. Now most of you know that web mapping tools are view for the main sort of players, so I've got even colleagues at the back use art all the time now when you leave academia for jobs, do you have access to that very easily? Quite often, no. It's a very heavy way to stand. We'd like everyone to be able to use this stuff, and this runs on GitHub pages, so it's free note and source, unlike our proprietary. So it's got constraints around it.<text:line-break/>Software tools don't have a very good tool about how to use them as well, so I'm going to do the tool just so you can see how it works. I'll I'll usually ignore this, just go straight into it and play.<text:line-break/>So as it says, your journey starts here. You're looking for something on a map. You're always looking for something. Ex marks the spot. If you're watching Dem Jones. Bad, bad archaeologist. As everyone knows now.<text:line-break/>You click Spyglass button to enter a text search, load map data.<text:line-break/>Phil Spons and then it brings up different colours depending on what the objects type is going to be. Now this can be quite problematic in the museum world as well. He works in the museum here. A few people. Rebecca for instance. Andrew, you'll go through collection a couple of you'll see. Coy question Mark Sphere question Mark. Spear possibly spear with cattle. Spear without cattle. Spear spelt incorrectly. So you got to do lots of data cleaning to get to the point where this becomes useless. This is everywhere as well. So once you go to the fields button you get those philtres come up. There's a field panel.<text:line-break/>I'm really sorry getting them. We're taking being away from what you're doing later, but I think we can reiterate everything we talked about today because people want to learn, see how to be put into practise. So we've got facets, categories in this case.<text:line-break/>You can philtre data.<text:line-break/>You got it in that way as well. We'll come to this in a second.<text:line-break/>That's it. The talk. So when you first start off, you get all one column dots </text:span><text:soft-page-break/><text:span text:style-name="T2">on the map, second size circles because we're not using clustering on this version, show that you've got more density of objects from that area.<text:line-break/>Now, you might think there's some very strange locations for antiquities within the collection. Why have I got stuff from Burma or Myanmar? Why have I got stuff from Yemen? It's meant to be mapping the antiquities from the practical period of this map, and this shows where the data was incorrect. So the coordinates from when we geocode it.<text:line-break/>Let's go to scarves. Well, where scarves gonna come from?<text:line-break/>Australia. OK. Why is it there? It's in Australia connection or known at the moment wrong coordinates put in the field. So this is a really good way to visualise problems with the auditor. When you put it on the map you can find stuff. You can correct it easily. Public can bring up and say there's a problem with it. Citizen science can actually help with this.<text:line-break/>It's better than some I've seen 'cause. I think you've not got. You've not got a big cluster in Atlantis, just in, just in, in between, you know, just just off the West Coast of. So we had that when we started doing with with the coordinates that actually existing. And that's one thing that people don't understand when they first start using maps, they don't know that everything drip onto that latitude, longitude 00 point. So if you click on please you get a long list of objects that come up. Some of them might have images.<text:line-break/>It's Chris William. Most of them don't have images.<text:line-break/>Does Ashwin have images for his records? Records? Probably not. Does the Fish museum? Definitely not. There's millions of objects that are captured there.<text:line-break/>So you can go for the Paige.<text:line-break/>Easy. Objection.<text:line-break/>That's a good example.<text:line-break/>I think an update actually is where it's in store. There's loads of objects there that aren't actually known where they are, so they've got spot check. That would be fine, and it's the same most museums. They're not quite sure where things are, so this is the stage of the data there. It's very, very sparse, but you can still put things on maps based on where they came from, where they were found. So it's a really useful medium for that. Let's just go back to paper now.<text:line-break/>I'm gonna show you another example.<text:line-break/>If I can handle it, people be.<text:line-break/>I'm showing this one on purpose because it beats.<text:line-break/>Citizen science that Maria mentioned earlier. So we run a project called micro Paths many years ago now. So like in 2013 at the British Museum, this was to record Bronze Age metal work that was found through metal detecting through digging for foundations, all sorts of stuff I went off and took fonzie's data from two different resources portentequity scheme and mapping together. There's about 15,000 nodes that can go up on this map get and I'm not sure how much you've tried to put on the the system ever. Most of mentioned quotes about.<text:line-break/></text:span><text:soft-page-break/><text:span text:style-name="T2">55,000 dots before it starts falling out. Now, that's not very much if you think backstage. Even data. We've got thousands and thousands or hundreds of thousands of points, so it's not suitable, but really big data sets at the moment, but it can be so. This is the example.<text:line-break/>Where Bronze Age metalworks has been found across Europe, you can philtre through it quite quickly, so let's go for socketed access.<text:line-break/>Drop on the image for you.<text:line-break/>So this socket relax comes out from British archive in the British Museum and I'm going to show you the index card they released this with. So this is a Gatsby website that's built free and open source and GitHub pages. This is the cloudsource data that's been pulled up. It's the card of the drawing.<text:line-break/>Where it came from, from the back. So it looks to all the resources can have this independently. Now this sits on GitHub pages running for free. We can probably can talk about that in your talk. Get it about how you get it online. I'm sure we are. But I'm just saying for now everything we're trying to do does not have an associated cost apart from human time to build it. So it's labour of love. We Richard, you've been doing some open source for years and years. You know about all this sort of thing. It's about putting effort into it and getting the resource back. There's lots of potential with this sort of platform for the future for now and it's about your imagination and what you can do with it. Any data set can be put into this if you've got location coordinates.<text:line-break/>Is that enough of a tour about what we're doing now so I don't take too much we can get in?<text:line-break/>And I think question really is what do people want to get out of digital mapping tools? Do they want to have something heavyweight that is connected to an IT system which is well backed up and stored, or do they want to be doing stuff for research, lightweight mapping tools that anyone can do with a little bit of knowledge, a really good use guys? And that's my question for you in the room. So what are you actually trying to get out of us in this network as well? And the plot of this network is fantastic. It's got lots of lightweight people want to cover rate and this goes back to something called Lordy as well, which happened in 2012 with the NEH funding.<text:line-break/>Explain the acronym I'll get to linked data world data to you. We had Tom Elliot on the call earlier.<text:line-break/>Tom was one of the conveners of that. We had about 40 people in New York and Drew University, Drew University from is a little bit weird. It's tri-county. The Dean hid under desk when the police went past me drinking chain. We all got together in New York. We had some conferencing sessions around what we're going to do. First time at Elton. They talked about Fergie Olsen, how he could actually revolutionise what we're doing. I went home and got 4th antiquities and plagues that were within the day and then of people joined. And you've got those more partners now and I think that's what we're working towards. Collaboration is it's not these </text:span><text:soft-page-break/><text:span text:style-name="T2">little isolated items of people doing stuff by themselves that's coming together and say we can all contribute to this.<text:line-break/>So I'm going to stop now.<text:line-break/>And I think we have time for questions. We're actually on time more or less. So we have time for questions until 11:30 or comments or. Yeah, as as dads, I mean really throwing it back to the audience about what what people want actually where people would like to see this kind of work going and if there were ways in which we.<text:line-break/>Help with that if as you as you, as you stick up your hand, particularly in the room, if you could introduce yourself briefly, because that will also give people a set a flavour both in person and online.<text:line-break/>The variety of people we have in the room. Great. Thank you. So my name is Ina Dostadius. I work for spin U. We are a small company that.<text:line-break/>Support visual intelligence. So for example we help you fab and get on track to without actually being on track to solve problems. So my question with that in mind is.<text:line-break/>What is it that you come back to when you're using these tools? What is it that sort of is the really, really good use case for it? And the problem that you're trying to, you're trying to solve with it and what I said that sort of is.<text:line-break/>Missing where you're looking for help.<text:line-break/>Yeah, I I well, I'll have a go first and then then you'll come in. I mean, I think a couple of things.<text:line-break/>And it's past related to more generally, what's in the cultural. As I've started to learn about more, the cultural heritage community, the fair principles and find ability, the interoperability, that's my one, accessibility interoperability. If I spell fair and reusability, I think especially that discoverability bit just finding out stuff that might be interesting and then being able to get to it. I think that's the key thing says this is where I find something that players very useful because not like a date is not. It's not bringing stuff in. In fact, I'll show you a slide later where initially that's where what we were doing. We were bringing stuff in and we were we were.<text:line-break/>Accidentally becoming a host.<text:line-break/>Want to do that? We weren't envisioning ourselves as like a rival of your piano or something. What we want to do is to let people know, hey, this is stuff here that might be of interest because it's related to the place of interest that you that you're looking into. And this is how you get to it. So ability to be able to get, as Dan was showing just then the ability to pick up, get the image actually without perhaps even clicking on the link, but just giving users a sense of what might be there, that what might be of interest to them because they're, you know, they're focusing on that particular base.<text:line-break/>So that's, that's one thing I'm sure I can say I think. But do you wanna is there anything you wanna emphasise? I think one of the things around this is about modular architecture as well. So one of the things Elton, I </text:span><text:soft-page-break/><text:span text:style-name="T2">talked about record is that in America, lots of software has been funded. It's built modular stuff by night timeline and things like that. But it's been really good for building websites to put them all together. And the moment we go for quite BMI, big time software solutions that try to do everything but never really deliver very well corporate sector. So you've seen lots of failed projects. We've got littered landscape, failed projects in the culture sector.<text:line-break/>About going back to sort of national programmes online or timeline map of B and years years ago and quite often based in time, that legacy these things are quite distinguished as well. So lots of people been working on them and it all comes together as an open source community. I think we've got opportunity to share what we're doing with other people and make it better.<text:line-break/>So we have a presentation last week in can't we talk about Andrew, but the people there have been using this software, been adapting it for their own use as well, but that was really nice to see that they're taking what get in the commissioned but adapt to what they wanted it to do. But they want to give that back to the community when they get a chance as well. So that's what your aim was, wasn't it? So you put it out there and you ask people to work on it. I think you wanted to get an e-mail to talk about that later.<text:line-break/>We've also a question from Tim in the chat about Sparkle endpoints, which we saw fit for this. At the moment these tools don't have a sparkle endpoint, but they can use spark to get data out.<text:line-break/>They want to map as well. Sparkle is notoriously difficult for most people to get their head round. You spend hours writing queries for it, but I think it's working a link data space and bringing it together quite easily. That's where people at least came in originally and founded me when I started being about boarding dates, people, archaeology, heritage and you're working on this soil film constantly linked data and how it could be go. I think we're still searching for a really good end solution, but we're getting there. We start to now see things like Wikipedia.<text:line-break/>Yeah, I was just gonna say on the I'm from my end and you might need to speak up because you're at the back and I'm not sure if the people on line. Yeah. OK. Sorry. Alright. From the user perspective.<text:line-break/>From the user perspective, Parapro was designed to present a range of web pages to the user. So in the cultural heritage sector, and certainly at the Bridge library where I work, we have a long, long well. If they were available.<text:line-break/>Performing cyber attack when they become available following our cyber attack, we have a long tail of web pages that are not used and when people come to our tech search box.<text:line-break/>They will type into that box something that they might have in their head.<text:line-break/>But that might not relate to many of those web pages, and So what pair of CLO does is present points on the map each that represent one or more web pages.<text:line-break/></text:span><text:soft-page-break/><text:span text:style-name="T2">So that people can have that overview and can have a different set of ways into a collection so that discovery use case was what Parapro was specifically about a lot of times you see Web maps online and it's not absolutely clear what you're supposed to do with the privacy. And So what we were trying to facilitate is that specific centre.<text:line-break/>I think I could you actually say what you do as a job. British Library and commiserations about the cyber attack. We'll behind you and get that back. But what do you do because you work with maps?<text:line-break/>We tutor for digital maps.<text:line-break/>So we work with GIS data and archiving GIS data and the presentation GIS data, but also I'm interested in geography of the collections.<text:line-break/>Thank you. So I'm probably somebody professor in the documentary university. One of the things that we are very interested we have been obviously contributing but also following the project for a very long time. But we work quite a lot with indigenous communities back in Latin America. And so we are aiming to work with you on the implementation of care principles. So this is collective benefit, authority, control, responsibility and ethics.<text:line-break/>And how we can basically think as well of indigenous data governance within this kind of framework.<text:line-break/>Basically, because many of the documents that we work with building academia, but also within the indigenous communities are documents that are what we call lead documents. This is to say that they have all sorts of implications for legal governance, for instance, of territories and so on. So geographic information within these kind of documents is enormously important for.<text:line-break/>For indigenous governance, so the use of these kind of tools, for instance in indigenous Latin America, I think is not only very important, but it also brings another angle of considerations to make in terms of spatial data.<text:line-break/>That's why you know, we want to work with you. I think we're all behind their principles as well. That's come along a lot more in the last year. So I think Tom's made very good points. Well, we shouldn't.<text:line-break/>Well.<text:line-break/>Capability constraint Geo discovery is one of the original core digital library use cases. Going back to the 90s before capability across many digital experiences.<text:line-break/>I think it's right. And what's Tim asking about?<text:line-break/>How about mapping of intangible cultural heritage? It's bit left field, but curious about whether your work has driven you into this area and if you've done any work with users to explore the best way to visualise. I think we've got people in the room who are working on stuff like that. For instance, your stuff push is here now.<text:line-break/>And use this quite well to do this.<text:line-break/>You could ask that because I don't. Me and Nelson have done work on that, but we also have similar can you introduce yourself? Sorry, can you introduce yourself? Yes.<text:line-break/></text:span><text:soft-page-break/><text:span text:style-name="T2">Programme called endangered Material knowledge programme space that we support the documentation but traditional knowledge in terms of what tangible knowledge as well and we are looking at ways of like.<text:line-break/>Make it even more like fair interpret well as well. But we are really careful with the care principles as we also have a lot of like culturally sensitive information and coordinates can also be tricky and complex. Yeah, record and represent. So yeah, that those are sort of issues we are looking at. That's nice. So it will be great to have a tutor over lunch for me has made a comment as well about how it deepen and stuff. But I think it's also probably fits with the work that you've been doing mind about mapping women.<text:line-break/>Beyond you look about later and the Rebecca. And do you know stuff you're doing done do artists in Cambridge as well.<text:line-break/>So we've got quite a lot of products today that aren't just us. We are talking about helping together. We've also been asked to look at it as well in terms of heritage.<text:line-break/>And just I think DCMS are very keen to get the UK intangible heritage up and running to be there with the rest of everyone else who's got it up so they will. It's an interesting thing. How do you map that out to Mobi port by or the app is Bromley or dads or?<text:line-break/>And so that's still kind of people are sorry.<text:line-break/>And peedent extraordinary.<text:line-break/>Fish vocabularies.<text:line-break/>Yeah. Go ahead. Yeah. Rebecca Roberts. I'm the project coordinator for the mapping archaeological heritage in the South Asia project, which is one of the Arcadia funded projects, which is building arches based databases. I think this the idea of the intangible cultural heritage is something we've been discussing. We should recently, across the Arcadia projects, because we're dealing with it at the moment, in that we have been recalling a theme that can be attached to a place. So that gives that captures that intangible heritage. But.<text:line-break/>The issue comes when with the mapping where you're trying to give a hard boundary to something which may not have a hard boundary, or it may have a contested boundary. So there's that principle of you are you giving more prominence to? If you have two claims to a story about a place?<text:line-break/>And it's then kind of hard captured with a with a border and a boundary in a database. And how do you deal with those complexities and nuances between mapping because ultimately the map requires a dot or a.<text:line-break/>Line or both and even with fuzzy boundaries. It's a really tricky issue. It's something where sort of grappling with at the moment you know how with map based databases and data modelling do you cope with those fuzzy, messy, contested boundaries and intangible heritage often has those things attached to it, so it's it's a problem that we're thinking about, and I think that's also where the care Princi come into play. You know, how do you navigate?<text:line-break/></text:span><text:soft-page-break/><text:span text:style-name="T2">Those types of data.<text:line-break/>My Richard lights on. I've worked in the sort of museum sector for a very long time, so I've also actually got into genealogy now. So I've worked with three UK genealogy, which is a set of free websites that provide genealogical information.<text:line-break/>In the UK.<text:line-break/>And we're talking about fuzziness there and I think one element there that's inherent in just in place recording is fuzziness through time.<text:line-break/>As well, because obviously places are not actually fixed and over time they they come into existence, they disappear and they also move and it'll be interesting to actually to have some words about that. I think the course of the session, I was wondering whether uncertainty of possible come up as well and I think we've we've got projects that introduce passing this as well into data. So things like full plan secretaries that they may fuzzy on purpose. So people don't go and dig at them.<text:line-break/>But I think this at the moment. Is there any degree of possible we haven't yet been asked to do that. Have you, Cole? You might have done in your.<text:line-break/>Just wanted to chime in about link places format which is in use. Sorry introduce yourself Carl, OK.<text:line-break/>Director of World Historical Gazette here and I'm very pleased to be here.<text:line-break/>And Co developer of link places format, which is seeing increasing use, including in some of these platforms.<text:line-break/>The model is much more expressive than is typically used or implemented in interfaces, so the only place this format does allow for fuzzy nest quote unquote that it's all temporal statements can be earliest. Start latest and that sort of thing.<text:line-break/>It's difficult and unusual for people to have data that's that articulated temporally, but if they do, the model can withstand it, but then further than that, it would. It has to be implemented in the interface. So what do you do if you do have a data set that is rich in those fuzzy time spans and so forth that are integrated with the place?<text:line-break/>That is to be determined. This is a future goal for many of these platforms, including Whc.<text:line-break/>I think also when you think about maps, people think maps are easy to use as well and lot of map interfaces online are quite overwhelming and I'm I live in triggered habitu there's lots of children out walking on gap benefits they cannot use the map crop and they've got it back to front or their coordinates are in the wrong place. And I think we just assume people can use them that straight off don't that they can work out what they're going to do. And I think that goes to our historic England resources quality that we put stuff online going. You should be able to use it just straight off. I think that's one thing that getting commissioned really well about making it a tutorial is about how to use that data.<text:line-break/>I think, yeah, yeah, we're, we're happening on time. Keep going. Keep going. So I've got a provocation a bit. A bit later about where we're going. But I think the questions you're asking are really useful. So we've got </text:span><text:soft-page-break/><text:span text:style-name="T2">anything else in the chat moment we've got mad, says Oscar. Well, that's that's a question about that.<text:line-break/>Speculative archive type things as well. There is definitely potential to do speculative archive type things.<text:line-break/>You're a quick look through chat, but you you actually forget and I'll have a quick look. Well, I only just see actually come back to the first question and which I think you you had a much better answer to and just to emphasise, I think one reason for having this workshop, well certainly one core reason for the PLAGIAR'S network to exist is that we have these discussions in the round and the methods and tools get developed in the round. So this is this is to address 2 major challenges I guess in the digital world more generally not just digital humanities, digital culture that is let's not reinvent the wheel.<text:line-break/>That's not. That's not keep you developing.<text:line-break/>A different annotation tools or different?<text:line-break/>Mapping interfaces. If there are ways in which we can actually be used and do other, and the second is sustainability, which of course is a big issue too, and this is perhaps somehow managed to get a nice segue into the next bit, which is a discussion of record gito. In fact, let's get this is a segue. Let me just go straight into it now. I think, yeah, if you could load up so this this is I'm going to give again a very brief history.<text:line-break/>Of what record is at the minute and what it was, how it came into being in a way. And then Sarah will do the much more interesting thing, which is what it is going to be like next week or something. And because it's it's the launch day keeps getting put back by a week or so because I'd I'd like to have shown a website of of yeah, we go and go and play with it now but.<text:line-break/>Yes, I have it on my it's on, it's on the. It's just simply a follow on.<text:line-break/>Yeah, I just, I didn't. I didn't. I'm sorry.<text:line-break/>So we're just scuffing stuff amongst ourselves. I mean, it's 11:30 now. So it's a Township.<text:line-break/>See if you go go to the slides you heard about all this before. Before we move on this slide, Tom has mentioned Cody's in the chat about fuzziness as well and I think that's quite a good resource to actually tell people this is the one that we all go back to constantly in the classical world. Well and this was the initial glue for pelagios. This was our test case in the way of the proof of concept. Can you link stuff through place reference and it was because of Pleiades that we were able to do that and the fuzziness in that was inherent and there's lots of unverified places.<text:line-break/>Guesswork about where things might be.<text:line-break/>That might be a wrong word and I see Tom has put actually an example also in the chat too for people. OK, I'm gonna see if he's turned up because I think it's important.<text:line-break/>So here we are. This is a brief history of I forget. I'm gonna speak for just.<text:line-break/>15 minutes. That's not even that.<text:line-break/>I mentioned before when Plagios became.<text:line-break/></text:span><text:soft-page-break/><text:span text:style-name="T2">A project so that's back in 2011. Lethal. Correct me. For what? The dates wrong. This was funded initially by Jisc when they were actually funding project Jiskus was is auk agency to do with digital stuff. I'm not sure what they do now anyway.<text:line-break/>So we got some money from them as a proof of concept. This idea of connecting documents Web documents to place references. This is where we are working with various partners. The Perseus Classical Library you saw before.<text:line-break/>Plead these and also the German archaeological database. Can we connect the similar resources through the place references that seem to work quite well and then we.<text:line-break/>Got interest from the Andrew W Merlin Foundation, he said. Leif was leading the project.<text:line-break/>And that's where we wanted to branch beyond. This was basically my world. The ancient world, Persia's Classical library cleared these German archaeological database. I felt safe in that world, but we thought, OK, if it can work within within this ancient world space, can this plane, this lightweight method of connecting stuff online? Can that work outside in, in other disciplines? So that's where we the melon came in to help us.<text:line-break/>Scale it up in a way and one aspect of that scaling up was.<text:line-break/>But a sudden realisation that there weren't many gazetteers out there like clearly is actually in a. In other domains there's not actually not that much content online, so it's actually quite difficult as to extend. So one thing that we we thought we had to do was to do some of the heavy lifting ourselves, in other words, to get documents online that were annotated. So we built an issue. Replicator was conceived of.<text:line-break/>There's a tool for the project team to use.<text:line-break/>Again, as a proof of concept of how you can annotate material as a curator and to publish in this data online. So it's going to be discoverable, findable, accessible, interoperable, reusable for all of those things. So this is I had to go through my slides and going back to that 2013, 2014, these slides somehow, I had still had a record of them. So this is what replicator used to look, right. And it's very much itinerary based where you would go through.<text:line-break/>The list basically just the list of places on the left, and then you could map them across on a map. You basically this was great for mapping it essentially and something actually the new replicator should be. I think I've had a word with Ryan that so Ryan Simon, of course is the the person who was developing all this.<text:line-break/>That's where this that was refuted for use of the project team. But as we were giving presentations at various conferences and workshops, we found that people were quite interested in this.<text:line-break/>Actually I have a text or I have a yeah I have some kind of resource that I would like to do that kind of place annotation. Can I play with it and we and actually that seemed to be very poor to the principles that we are trying to establish of developing tools that anybody can use and also this </text:span><text:soft-page-break/><text:span text:style-name="T2">open community. So we pivoted away from just the tool that the project team produced to a tool that anybody could use. So this is a replicator which I'll call Replicator 2019, which was the development was before that. I think development started.<text:line-break/>16 of these replicas, or maybe even 2015? Then there's a second phase in 2017 Replicator 2.0 I think as it is, as it was coined, and this matches the funding we were getting from Merlin. But as I'm saying 2019, because that was the last time it has worked on, OK, you can still go to this website, I'll put it, I'll put it on the slide and it's still there.<text:line-break/>But I'll say a bit about that in a minute, but this was an annotation platform that anybody could use specifically designed to enable Geo annotation.<text:line-break/>Not just Geo annotation, semantic Geo annotation and I'll explain what that means in a second. Basically you very simple log in bit sits in your browser. Very simple log in et cetera. And this is what the annotation screen looks like. Let me actually go through the different screens so the one highlighted on the left is the annotation screen which is what you see. There's also an inbuilt map view too so you can do your annotations and see the maps of the annotations you made.<text:line-break/>This was a metadata one which I think we have used.<text:line-break/>And this is in crucially the download option, so they will again, we will conceiving of this as a tool not only that anybody could use, we can get the data out of in different standard you know basic core standards one of which is this web annotation standard but your go Jason IDF all of those things and also CSV you know your basics and that you can upload into a JS whatever and then this is settings because we already had in mind that this wasn't just you might not be working as an individual maybe you wanted to.<text:line-break/>Collaborate on a document together so you could share this. Perhaps it's work in our classroom and you, you know, you were doing a class and you wanted students to work on this, or you're part of a project team working on the same thing.<text:line-break/>So we already had that collaborative aspect in mind. So let's just take you through this step on and explain in my own very basic way what I understand of as semantic annotation. And again there are people in the room who know this much stuff much better than I do. There are two steps as I understand it. The first step is you identify a character string in the text and make an assertion. It's a place. Then you there's a nice pop up box that comes up once you've once you've highlighted the character string in this case.<text:line-break/>Corinthians. I'm going to make an assertion. That's the place. It's pop up box comes up and it's got 3 categories again people.<text:line-break/>Again, most people in this room probably gonna understand already know this, but let me explain it anyway for everybody.<text:line-break/>They're kind of the general entities that are often using cultural heritage, particularly something like the C doc COM place person events. You can </text:span><text:soft-page-break/><text:span text:style-name="T2">also not only annotate places that's important. Maybe we might want to come back to that. So I'm going to make assertion that's the place. And if you if you click on this is a place I'm making this assertion. There's a second step, that second step relates to what I was talking about before.<text:line-break/>Where you can then align your reference to an authority file. In the old days when we started that authority file was pleaded, but increasingly we had other Gaza tears and other communities we wanted to speak to beyond the classical world. Who wanted other gazetteers. So although in this instance, I'm sorry, this is my slide, this is a classical text. This is using Pleiades. You could map to another Gazette here. I'll come back to that anyway so that that's a 2 step process.<text:line-break/>Identify the place reference. You know the character swing as a place reference. Second step, align that reference to a central authority file that is producing linked data. Linked data under the hood.<text:line-break/>And this is if you like, just proving that by giving those and those those nice pointy brackets. Again, this is your statement. You're in rdfi guess you're aligning your your your target to the the body. Was it the other way around? Always get the two.<text:line-break/>Is that my mind going fantastic?<text:line-break/>See I I I do pick up some things. So that's that's essentially what you're doing here is producing data, which means then your document then can be discoverable on the web. It could be linked to other things as well. And as we were doing this, we are finding that, oh, of course, you know, other traditions don't just have texts like they do the ancient world. They have a maps. You know, they're not maps or very, very, very, very few of the ancient world, but particularly in the mediaeval early modern period, this is a case of porting charts.<text:line-break/>I think twelve 13th century these amazing.<text:line-break/>Port based itinerary charts around the Mediterranean. We found that all of this wealth of geographic information.<text:line-break/>That maybe you would also be useful to annotate it seemed to in a way counter intuitive. Initially. Why would you want to map a map? But actually it's really interesting to map a map like this. You can get a get a sense of the different representation or aspect of this early vision of the Mediterranean and just, you know, get a better sense of the.<text:line-break/>The knowledge traditions inherent in this kind of knowledge production, so you can also annotate the images. That was another crucial aspect of that. But of that 2019 version and the other aspect which the alert among you may have seen, there wasn't just the three entities that you could make this assertion about is a place. It's a person or an event. There were two other boxes within this pop up box. One was the comments. There's a free comment box you can type in anything you want there.<text:line-break/>And there's also a tan and the great thing about the tag is that first of all, it does again free. So you can put in any pretext. You can put any tag that you want to so you can come up with your own topology. You own way of organising the information and replicate. Remember, so you would so that </text:span><text:soft-page-break/><text:span text:style-name="T2">would help you. Then standardise if you like your topology. So what I've done here, sorry it's not a classical example. This is a famous catalogue of ships from iliac Book 2 where Homer gives us a schema. He tells he he basically organises the spaces.<text:line-break/>Faces of the ancient world. In this case, we're looking at our list and he doesn't just say there's a contingent from our list, but it's a contingent that is specifically Bowie should. So what I've done is I've used the tags essentially that Homer gave us to then colour scheme, all the different, all the different contingents from from the Greek mainland and the islands, as well as the Trojan contingents who fought in the Trojan Wars. Is tagging became a really powerful mechanism. It seems to me to organise special info. If you have a question, go ahead.<text:line-break/>I do. How do you share this tagging and who is it? Who is Privy to your tags? Is it only you as the user or is it becoming available for everyone as you've sort of tagged, it's a great question. I mean it depends on you in a way you can make this open. So what we've done in another project that.<text:line-break/>Is ongoing the digital paediatric's project, which is an H project, is somewhere doing power zenius. It's funded actually by the Swedish Research Council at the minute.<text:line-break/>We have got a Google doc where we have put our topology online so anybody can access that. I mean it took a while to get there like 4 years.<text:line-break/>Because the other thing that we do is a powerful tool. It's. It's also very addictive tool and some people get very addicted to it and then come up with these crazy annotation systems. So I haven't got a slide of my annotations of Pazzini. So I think, Sarah, you probably had one in in another in another talk and it's basically.<text:line-break/>Every other word is annotated something 'cause I I someone who's interested in text texts are put together. I was noticing things. There weren't just spatial, but they were often related to space. So essentially it's up to the user how you want, but it's a really good question because.<text:line-break/>These topologies can, as they're emerging, can be really useful for other people to learn from. And another thing might be to, I think we we managed to get this into the other thing to actually mention here is that you could upload your own tagging system that would be related to a particular standard.<text:line-break/>So linked art vocab. For example, you could upload this is I think, so the other aspects broader aspect wanted to mention as we were developing record Gita with the board user in mind we had this system initially started with e-mail with people emailing and so hey like Macro Gita but can't do this. What about that? And then Ryan soon told us no, we don't want that. We want tickets on GitHub. We're basically an organised system. So I don't have to read through all these emails you're sending me. Let's just have everything on GitHub says open and people can contribute.<text:line-break/>You really then got a sense of a community coming together around this tool and helping to improve it, essentially. So as long as we had the time, </text:span><text:soft-page-break/><text:span text:style-name="T2">Ryan could respond and there was enough Community community demand there was in there was enough. Yeah. You wanna was able to respond to many of these requests. In fact, one thing I don't have in this slide, I don't think and then I'll I'll shut up and I'll hand over to Sarah anyway. Probably easy to show on this screen.<text:line-break/>So we're doing annotation mode normals, that's that's entity.<text:line-break/>Sanitation there is also relations, so that was came that came in later on and it's, I mean, I was interested in the big members of the Community were too well. Once you've heard made.<text:line-break/>Yeah, two or more entity annotations. You could then link them. You could say there's a relationship between them and then that could be exported out into again in CSV to some kind of get fee network visualisation tool. So also thinking of Revocator as possibly enabling a network analysis.<text:line-break/>Yes, from the ground up, using the texture material, but I have now come to the end because what I what I wanted to emphasise there was that there are some problems with rapple geek, the main one being that funding ended in 2019.<text:line-break/>And no, I can say it's it's it's still online.<text:line-break/>It's still usable. I think maybe Ryan. And now and again has to 1st a big button.<text:line-break/>When it goes offline, basically it's still sitting. I notice it's being recorded by. I guess I should be honest.<text:line-break/>Sitting on the Austrian Institute Technology Service, where Ryan are used to work.<text:line-break/>And I guess it's taking up so little memory that they don't care about it's it's just sitting there at the minute, but there's no sustainability plan. Once our funding had entered, that was kind of it. So that's what you know, obviously one big problem because you know 2019 technology has moved on and also people's interests are moved on. And the key thing which I want to emphasise time and time again is this idea of sustainability for reuse. So you know, within the tool, really needs to continually be updated.<text:line-break/>So that's one problem. The second thing is that things were baked into replicator and I'll give you just one example of that. The Gaza tears and I should really have had a screenshot of the the gazetteers too. But essentially I think there were probably 5 or 6 gazetteers. There's Pleiades in there. There was Keema, a Hebrew gazetteer. There was a subset of Geo names and a couple of others, essentially people getting in contact with us and saying, hey, you know, I want to work on this.<text:line-break/>Can you stick your Gazette into replicator? So not very extensible, so we're constantly, you know, talking in workshops, talking to early modernists, whatever.<text:line-break/>Well, indeed. People from South America. You know, we when this tool looks great, you know, can I have my own gazillion? No. You know it's it's not there. So there are there are some problems with the functionality of replicating.<text:line-break/></text:span><text:soft-page-break/><text:span text:style-name="T2">So what I want to do is to Passover to.<text:line-break/>Several to talk about where Replicator is now and just to give you a very brief kind of preview.<text:line-break/>Recording to.<text:line-break/>Some.<text:line-break/>Austrians, I think last year or the year before, got in contact with Rhina or who had developed and the reason why Ryan is no longer working. The Austrian Institute technology is become too popular and too busy, so he's gone independent.<text:line-break/>So they contact you via saying, hey, we like the table. We wanted to do this and also by the way we liked annotation studio to perform software, another part of the PLAGUS network not-for-profit software company in the states often working with any age funding, National Endowment management funding in the state they they have. This is studio studio platform and basically this this Austrian partner. We're interested in both these different bits of software. So Ryan and Jamie got together and they went back and re envisaged direct org Ito.<text:line-break/>Initially, just as a pure collaborative annotation plan, so without any of the Geo aspect, the Austrians weren't interested in the Geo aspect. What they wanted was a really usable bit like Google Docs tool for enabling really easy easy collaboration, particularly synchronous annotation. So you could have you could have that which we didn't have in the old record geid. So you'd have you could have the annotation screen, you could see someone annotating just as you're doing, Google Docs and the other aspect was they wanted PDF annotation.<text:line-break/>Peter could do PDF annotation, so basically they stripped everything back and it's very.<text:line-break/>Basic mode for collaborative annotation. Really nice interface again. And since then people have been contributing little pots of money to develop other things. One pot of money that again I got from the Op University is to reintroduce this aspect of Geo annotation so that essentially Ryan have built extension mechanism by building that extension mechanism. That means other.<text:line-break/>Things can be dropped in the first if you like the.<text:line-break/>Test case. The first thing that's dropped in was this Geo tagger, and again there's now if you go to GitHub, there's again already a series of feature requests from the community about what they would like to see in this new work into the first one. For this expectation mechanism was a geotagger, another one that people are talking about. We're having a conversation next week with some other players. Partners isn't NER tag so.<text:line-break/>Starting to introduce name density recognition for that old idea of a automated geoparse that could be particularly powerful for collection management. For example, that's enough for me. I think I've spoken longer than I said I was going to say. Yeah, that's that's fine. I think hopefully mine is going to be short and sweet. This is an example of the </text:span><text:soft-page-break/><text:span text:style-name="T2">new replicator.<text:line-break/>She's myself earlier, but I'm Sarah Riddle and I'm working with Elton Bria and Dan on the Plagiostatement social challenges project. In particular, I'm using the new record gito to annotate museum's collections data with the aim of drawing out narratives and visualising object itineraries. And so I'm going to briefly introduce the projects that I've worked on previously and then provide an update on my work so far with a bit of a preview of the new recapto.<text:line-break/>So my involvement with Plagiar started when I was doing my PhD with Elton at the Open University, which I completed nearly two years ago. My research comprised a survey of over 200 ancient world researchers on their use in production of digital tools and resources, where I focused on linked data, and that was complemented by in depth interviews with sixteen of these participants. My findings really emphasise the importance of communicating with users. They're both during development and after publication to ensure that linked ancient world data, tools and resources.<text:line-break/>Are usable to researchers without specialist technical skills.<text:line-break/>And my key recommendations related to collaboration, openness, transparency, extensibility, sustainability and community building. These themes are more broadly applicable across humanities disciplines and hopefully bringing them into the flaggios OSC work that we're doing.<text:line-break/>And I then went on to work as a postdoctoral researcher on the tools of Knowledge Project, for which I was based at National Museum of Scotland. So this is an AHRC funded project ran between January 2021 and December last year, and it aimed to further understanding of the scientific instrument trade between 1550 and 1914 using digital methods at the core of the project was the conversion of a legacy access database, which was called Simon's scientific instrument makers, observations and notes.<text:line-break/>And this provided detailed biographical information about scientific instrument makers during this period. But it was not readily accessible to or usable by the majority of researchers. It was held on a computer at National Museums Greenwich.<text:line-break/>We remodelled the database to a linked open data structure using a bespoke events based ontology called Simian. Their scientific instrument makers and events ontology and the resulting data set is currently in the process of being published using arches.<text:line-break/>Alongside this work, we also produced a White Paper on the topic of infrastructures for linked humanities data, which was written collaboratively with participants of Link Pass 2022 and other members of the Pelagios community. And there's a link on the slide there.<text:line-break/>So one area of the project that we would have liked to explore and explore in more depth was the topic of object itineraries. And these are the journeys that cultural heritage objects take through space and time and objects. Itinerary consists of a sequence events including creation, use, alteration, movement and acquisition, and may ultimately lead to its decay or destruction. It might also look back to the formation of materials </text:span><text:soft-page-break/><text:span text:style-name="T2">from which the object was constructed, or it might look forward to future receptions or remediation.<text:line-break/>Each of these events occurs in a given place at a given time, and often involves the actions of a person or organisation.<text:line-break/>A few years ago, some of us here took part in the Institute of in ancient itineraries. Thanks, Stuart Getty funded programme, which is led by King's College London, and we explored how objects itineraries might be represented using link data technologies. Well, we started to apply these ideas in tools of knowledge. I'm hoping to take this a little bit further in the Pilagio sequ project using new recogito.<text:line-break/>So in the current phase of the project, I'm conducting a pilot study into the use of new record Gita for annotating museum's collections data with the aim of using it to construct object itineraries and to investigate the impact that this might have on the use of data for storytelling to diverse museum audiences. The data sets I'm using is a sample of collections data from National Museum Scotland and this comprises metadata about nearly 400 navigational instruments of different types and predominantly from the 19 and early 20th century.<text:line-break/>They include sextants quadrants, compasses and astrolabes, many of which played a crucial role in exploration and survey expeditions with links to imperial expansion and colonialism. So therefore they have many different stories to tell.<text:line-break/>One of the collections management system at NMS facilitates the representation of the kind of fundamental information about these objects as structured data. A lot of their richer stories are contained in unstructured fields such as, for example, research notes, descriptions, previous exhibitions, labels, and it's these unstructured fields that I'm focusing on for the annotation work that I'm doing with new recording. I should also say at this point that not all museums, collections management systems will contain this type of information.<text:line-break/>And different institutions have different procedures for storing and managing unstructured data, which might mean that it's kept separately from the more structured catalogue data, in which case any annotation would have to take place on the separate files rather than the CATAL data itself.<text:line-break/>And so I Oh dear.<text:line-break/>I started by analysing the information contained in the NMS data set with the aim of producing an ontology for representing object itineraries. However, it soon became clear that I was basically just reinventing sudok CRM.<text:line-break/>As usability is key to this project and a lot of work has already been done on C DOC, CRM usability by the Linked art initiative, I've decided to instead create a data model that uses linked art. Compliancy dot CRM with selected terms from the linked Art ontology.<text:line-break/>And the model in its current state is shown on the slide, but it's likely to be developed further as I uncover more detailed information during the </text:span><text:soft-page-break/><text:span text:style-name="T2">annotation process.<text:line-break/>And now to follow Elton's presentation on old record Gitau, I'm going to introduce new record guito. So for those of you who are familiar with old record guito, it's new incarnation has been reimagined and it has been more straight back in places. I'm going to give you a bit of a run through using examples from the work that I've been doing on the plagios.<text:line-break/>Project.<text:line-break/>So one of the ways in which new recito differs from old recogito is the more advanced collaboration functionality which Alton mentioned earlier. So annotation takes place within the context of projects where multiple users can be assigned to the same project, with the potential for them to work collaboratively on the same collection. Documents projects can be public, so they're viewable to all users of recruito, or they can be restricted only to members of that particular project.<text:line-break/>And then within a project, project administrators have the option to assign tasks or documents to other members of their project team.<text:line-break/>Documents then sit within the particular project and then they're viewable and annotatable by all members of that project.<text:line-break/>Currently you can only import documents as a TXT file and export annotations on them as CSV. So from this document screen you have the option to export all the annotations from all documents in that project or you can choose to only export annotations from a particular document and then when you open a document you are ready to annotate. So this looks a little bit different from old record gito. It's a bit more like a word or Google document that you add comments on.<text:line-break/>And annotations are created by highlighting a word or phrase and that brings up this annotation pop up so similarly again to old record ETP have option of writing a free text comment which might incorporate higher length images or videos or you can add one or more tags. So again you can add anything if you want A tag to start off with but once you vent to tag it will remember it so it will incorporate auto complete next time you start to type it.<text:line-break/>You can also configure the settings for your project.<text:line-break/>The predefined tag set so that your existing tags can appear in your tick complete, but then you can also add new tags as well. So for example I might use entities from the data model that I showed in my previous slide and then supplement these with new tags during the annotation process to build up a list of object types or materials for example.<text:line-break/>Annotations are public by default, but that just means that they're public to whoever can access the document, so that might well just be other members of the project team.<text:line-break/>And that's the project itself is kind of public public. You also have the option to make your annotations private, so there are only people to use an individual user.<text:line-break/>And ask, he said. Say you. You can kind of set up a pre predefined annotation schema. Can you make that closed set so that it's not possible </text:span><text:soft-page-break/><text:span text:style-name="T2">for us alongside or is it? Or is it always that option? No, not at the moment. No. It's it just kind of helps to sort of pre populate the system but it doesn't take away functionality of being able to add the new tags to it, although that could be quite handy if you had a lot of people working on something you wanted to keep it. Sometimes you really do want to close people to go outside it.<text:line-break/>And so new record detail has some really helpful features for viewing the annotations that have been made on a particular document. And this is some of the heavy annotation that Elton was talking about earlier on. So you can view your annotations in a pain that's shown on the right hand side of the screen. And from there you can also edit or delete individual annotations. So by default, the text that has been annotated appears with a pale blue highlights which is not vertically helpful when you've done those and those annotations but.<text:line-break/>It is possible to apply colour coding to make it easier to visually recognise particular features. So for example you can colour codes by where that annotation is public or private by who created them or by the 1st tag that appears in a particular annotation.<text:line-break/>As you can see, I've been annotating the object records with entities that are currently in the data model that I showed previously, as well as individuals or types that I might later align with an external authority file or vocabulary, as well as new entities that I might add to the data model later on.<text:line-break/>And you can also philtre which annotations appear, which again is quite handy if you're quite a heavy in depth detailed user of record gito and you want to be able to only view one or two types of entity at a time or if you want to separate work done by different people on the same document, like with the colour coding, you can philtre by visibility or creator, but you also have the option to philtre by particular tiles as shown here.<text:line-break/>And say the main part of their technical development work in the Plagios OSC project that Elton mentioned earlier was focused on adapting new record detection to give it a more extensible modular structure with the potential to develop and plug insurance that extend particular aspects of its core functionality, but also as part of this space rally developed the geotang plug in.<text:line-break/>So plug insurance are installed for particular projects, rather than universally across the replicito instance, and that provides flexibility in terms of customization. So you can.<text:line-break/>Just the settings of that plugin based on the project that you want to use it in. So for example, when you're configuring the settings for your project, you can select the relevant data source that the hacker should use, and there's several existing resources there including play IDs, World Historical Gas Tier and wiki data, as well as your own data source as well as choosing the most appropriate base map to use for your projects.<text:line-break/>And then once the Geo tagger is installed, the add Geo tag option appears when you create an annotation.<text:line-break/></text:span><text:soft-page-break/><text:span text:style-name="T2">And it automatically uses a highlighted text as like a search term in your chosen gazetteer, and then it populates the annotation pop up with the 1st result from this query as shown here. If you know that the place shown in the map is the correct place referred to in the document, you can confirm the geotag, but if not, as in the screenshot shown on the slide, you can click change.<text:line-break/>And this brings up a new pop up that allows you to set a different place from the results list or map, or to amend the search text that it used from the document to create a new query.<text:line-break/>It's still attached to the highlighted text, but might use like an alternative name for the same place.<text:line-break/>You'll notice that all the annotations that we're doing is manual, and that's because unfortunately there is no named entity recognition at present in new record detail. There are long term plans to add this back in. Add another plugin so that it functions more similarly to the old record guito. But like I think subject funding.<text:line-break/>And so it's similar to the old record details. Once you have applied the Geo tags to your documents, you can view a visualisation of all the places that you have Geo tagged and then you've got the option to export this as either geojson or image.<text:line-break/>And so my reflections on new refugees so far for the objects itineraries work, I found the system flexible, configurable and easy to use. And I really like the collaborative features and as well as having different ways of viewing your annotations through the filtering and colour coding the geotagger plug in seems to work well, and I like how you can change the query terms if you know there's an alternative name that you want to use for the place that you want to tag. But it would be more useful if you could geolocate places to polygons rather than points.<text:line-break/>And to pick up on the discussion at the ads in the previous session to be able to have that more kind of fuzzy aspect to where places are rather than these these hard boundaries, it's all very kind of exact points at the moment.<text:line-break/>It might also be able to help to query more than one gazetteer within the same document if you kind of have like a wide geographical or temporal scope to your work. Overall, I really miss the name density recognition from old record Gita. It makes the annotation process a lot more scalable and it gives you an at a glance view of which areas of your document. If you've got a big document.<text:line-break/>That would be the most useful.<text:line-break/>I also missed the functionality to create relationships between annotations, so I'll to mention that's a feature of the old record guide that you can annotate relations as well as entities and that would help to align with the properties in the data model as well as the classes.<text:line-break/>It would also be great to have future extensions that could link other entities to authority files. So for example, linking people to via or object types to the AAT.<text:line-break/></text:span><text:soft-page-break/><text:span text:style-name="T2">And in terms of next steps for this part of the project, once I've finished annotating my sample of objects in new Roku Gito, I plan to export the data and visualise it in parapleo and testing out the workflow moving between these two different plugins, tools and potentially to increase the scope and flexibility for how the object itineraries might be represented and as part of the work, I'd also potentially like to extend the data model that I showed earlier to include entities that can be important components of object itineries.<text:line-break/>Which are not currently included in the established cultural heritage ontologies.<text:line-break/>Uses my foundation, so for example, historical events in particular such as expedition, voyage and war.<text:line-break/>I'd also like to look at developing workplace for how the annotations, along with more structured components of the collections data might be converted to RDF using existing freely available tools. This might have to be a future project.<text:line-break/>And and as Maria and Sarah, we'll be talking about later on, we're going to be doing some research into how the new record deto might be used by cultural heritage professionals.<text:line-break/>Thank you.<text:line-break/>I think so that makes sense.<text:line-break/>Well, the next speaker is gonna be set up. Sarah will fill some questions. I think Patty got my check. Sorry, I'm the only one, but thank you, Sarah. That was really fantastic. Could you explain a bit more about the ways in which?<text:line-break/>You are basically setting up your ontology for annotation. So if I understood correctly or maybe I didn't, but you know, you just let me know. You will. You are taking basically maybe some of the entities of C DOC CRM and then?<text:line-break/>Are you choosing those entities yourself according to whatever you are doing your research on? Or are you basically creating a dictionary and then uploading that as entities? Or how does that work? And so the subset of C DOT CRM I'm using? I basically kind of cherry picked the the entities that worked for the project that I needed. I wanted to have kind of a small slim down data model then using the whole thing in terms of actually getting them into recovery to that's it's not sort of a semantic.<text:line-break/>Structure that you put them in, so it's just basically putting them in as as tags. Yeah, like a list of tags, just so the system can remember them when you try and type them in to make it a little bit easier.<text:line-break/>I anticipate that the more kind of semantic alignment to that ontology will happen once I've exported the annotations. Actor. Yeah. Just another question related to that. So you defined that before and then you have also a tool there that said tags, right? So was it, are they like separate tags or do they become part of?<text:line-break/>The mobile that you have been and so they they just become tags in the system, right? So they don't affect the tags that you add in as your.<text:line-break/></text:span><text:soft-page-break/><text:span text:style-name="T2">When you're when you're kind of setting it up so they just get remembered by the system. I don't actually know where they go, so that is something that I need to look into because I that would be interesting for me because what I have noticed as well is that when you, when you include a typo in your tag, you're typing it really quickly. It will remember the tag typing. It keeps popping up when you're trying to order complete. So that would be useful thing to be able to configure as well, but.<text:line-break/>Yeah. Once you add in a new tag, that will automatically appear as an option, by which you can philtre the document.<text:line-break/>Yeah, the the input stuff is a text file and you're annotating a point within the text file.<text:line-break/>I'm just wondering how that's actually ends up as a URL and how linked that is to that source text format as against other representations of the source, and so the annotations are exportable as a CSV which is separate from the text document.<text:line-break/>It doesn't. So for the the Geo tagger that will automatically align it with the Uri of their place that you've linked to in your annotation.<text:line-break/>But for the for the tags that are just tags, it will just match it up with your tag. So I think at the moment what you would then need to do is go through your CSV and then kind of use like open profile or something to kind of match up your tags.<text:line-break/>With external ur is OK.<text:line-break/>Are you sort of queer with SRT on? I was thinking about the the generation of the the target Uri for the annotation, how it actually points back to the right point in the source and how how sort of link data read that's actually is whether it's sort of hard wired to the text format you're starting from. Sorry, I see.<text:line-break/>I will need to look that up because I can't remember right now that it does give you a kind of unique reference number in the in the CSV that you export which points within RECOGITO to the right point in the text, but obviously that's then a bit tricky because texts aren't necessarily publicly available. So if people click that Uri pop you're helpful, it's going to end up in the sort of open annotation world and work within that world. Yeah, I'll, I'll, I'll look that up for you. I can show you what that looks like later.<text:line-break/>Shall we say a few questions a little bit later and let you know, talk. And then we'll come back to Q&amp;A few seconds, he said. He's going to be.<text:line-break/>Yeah. Hello everyone. I am duneda dunge back working at the database manager for mapping archaeological heritage in South Asia project. So the project is funded by KD and it's based in the University of Cambridge. Our π is Professor Cameron Petrie. In this session, I will be talking briefly about Archis in general and then how we are using it at Massa project.<text:line-break/>So we a bit of a background for the project. So Master Project is focused on documenting the endangered archaeology and cultural heritage from this.<text:line-break/>Couple most parts of Pakistan and Northwest India is a collaborative research output to produce a research repository using the Archives </text:span><text:soft-page-break/><text:span text:style-name="T2">online database platform. And we have a built in concrete training programme to ensure long term sustainability of the project outputs.<text:line-break/>In terms of data sources that we are using to document all these archaeological sites, we are using the legacy data publications then historical maps that predate.<text:line-break/>Large banana agriculture expansions, mainly from the Survey of India we so far we have to reference the historical maps covering over 900,000 square kilometres. These maps are fed to a machine learning algorithm that identifies different types of mount features from it, which I find there studied using remote sensing and including images from Corona, Hexagon and Google imagery and then also through ground rooting in field surface.<text:line-break/>Yeah, so all the data that is getting collected, is that going to end up in an instance of artist database?<text:line-break/>Where art is basically an open source, web-based geospatial information system for.<text:line-break/>Cultural heritage data management. It was initially developed by the Getty Conservation Institute and World Monuments Fund. It offers quite a lot of capabilities around data management, data discovery, visualisation and project management. On the image at the bottom, you can see the interface of search page for artist be on the left hand side we have a listing of all the records or we call resources in artist.<text:line-break/>So and then there is a map view you can do like non spatial search special search from the map view and also temporal view based on the time attributes users can change the base map according to the requirement export data if they are the right privileges.<text:line-break/>And in terms of data structure, architect uses side of Sierra Montologies and virtual mapping the data attributes on to side or classes that it uses a special graph. The graph structure which is known as a resource model and resource models are comprised of branches and nodes. So for example if we have a resource model for the high test sites.<text:line-break/>It can have a branch of names which can have two nodes, one to record the name itself and another node can be named type like whether it's the primary name of the site or the alternate name of the site and so on. You can include more branches and nodes to have all the attributes you need in your resource models.<text:line-break/>Among the data types that Archie supports, there's a long list that it includes, like sports, integer, string, edtf, extended data type format, and there is also a special data type known as concepts, which allows you to have controlled vocabularies in arches. So any attribute where you want the users to only select predefined terms.<text:line-break/>You can assign it that concept data type and then you can populate your.<text:line-break/>Task with the right terms like here you can see.<text:line-break/>Our field activities have control terms, condition assessments, less survey, emergency impact impact assessment and so on. This allows standardised data within the database and helps with homogeneous search results and keeps the database clean.<text:line-break/></text:span><text:soft-page-break/><text:span text:style-name="T2">Arch is also allows us to relate resources across the database with defined relationships. So in the example at the bottom right, there is A at the centre you see a Punjab #44 E 10, which is a historic map resource and it is related to three other resources which, like it's related to Cambridge University Library with a right help buyer relationship. Then it's related to Jack Thomony by a carried carried out by relationship with with because he done that you're referencing for it and it was published in the direction of Saint Bride so.<text:line-break/>You can keep on leaking the resources to make the knowledge graph in the database.<text:line-break/>These resource models so it each project can make their own custom resource models as per the requirement and the resource models can be simple or complex in structured. Because this this is a tree like structure. So there is a possibility that you can keep on nesting branches within one another. For example one site can have multiple conditions and then each condition assessment can have multiple.<text:line-break/>Depending on how much complex your data structure or resource model is.<text:line-break/>You see some challenges in quoting data into Axis because you have to keep track of the hierarchy of parent and child of child objects within your data.<text:line-break/>So once you have the resource model and you have the data, there are different ways art is allow you to import it into the database so it supports CSV import, Sharefile, import the first two methods are more useful when when you have a simple resource model, not a very nested one because of the limitations of CSV and Sharefile, they are relatively flat flat data structure as compared to like a relational database but the last two Jason import and SQL import they can be used for a simple one or a nested.<text:line-break/>Resource model as well in the previous version of RTS you have to use only the command line to import data into the database. But now in version 7.5, which is the recent one, the latest one we have our DUI one is bulk data manager from where you can get the ARCHIS compatible template for your resource model, populate it with data and then push it into the database.<text:line-break/>For instance.<text:line-break/>For our Massa data import pipeline we have we have, we are using SQL import. This is because how we are how our working is set up. When we were dealing with our data set and the legacy data. So we notice that there is a lot of issues of data duplication or one side being listed by like 5 or more resources with all variable coordinates. So we have to set up a internal centralised data working strategy.<text:line-break/>To do this we we chose the SQL import.<text:line-break/>Capability of artist, we call it allows you to make a relational database of your resource model. So it comes with a set of PLPG SQL functions. You pass your resource model ID to it and it will create just a relational database with one to many relationships. Depending on how your </text:span><text:soft-page-break/><text:span text:style-name="T2">resource model is configured.<text:line-break/>And over here on the very left hand side, you see the arches interface for resource model and then there is. This is the Postgres interface where you can see all the branches as views.<text:line-break/>In the database, so having that similar structure to this relational schema.<text:line-break/>We set up a centralised poster's database with the front end of a qgs form that is getting used by our in House working team to add data into RSS so it has all the drop downs and different branches. As you can see on top.<text:line-break/>Once the data is populated into this satellite distance, it gets pushed into arches through an automated pipeline.<text:line-break/>Again, it's a long like there's an SQL script which includes the SQL commands to import data into each branch, and you have to convert the data into Jason binary objects because acts is now supports internationalisation, so you have to say that this string is for English. This string is for udo, so you have to structure it in a particular way. Once the data is imported into RT, it looks something like this. So this is some data set from the.<text:line-break/>Part of KPK provision Pakistan.<text:line-break/>But you get again the listing and you can interact with the dorsal map by clicking on it and going on to the reports, and so on. So forth. One of the really interesting case studies that we came across in the very beginning of the projects when we were working with the historical maps was that when we started to look in the collect these collections, we realised that these historical maps from survey of India were largely existing as text catalogue records in the libraries. And there was no geospatial search interface.<text:line-break/>To like see where which my register so as part of our Geo referencing right we have been the our team has been documenting detailed metadata about these map sheets including their physical appearance, the related persons who actually contributed to the map when this was published. When this was surveilled, and all those attributes. And then we.<text:line-break/>Made a resource model within narches and imported all that data to our archives databases.<text:line-break/>This this was also really motivating because in our training session then meeting with our stakeholders, they found it difficult to know which resources were existing and where. So to to highlight the discoverability part of these map resources.<text:line-break/>We imported all this data into RSS and.<text:line-break/>So within the reports or attributes of these map heets we have embedded hyperlinks for triple IOF images which are like.<text:line-break/>Posted on the library servers using international image interoperability framework and these are like very rich high resolution images.<text:line-break/>So what we do is that we embed the hyperlinks for those map sheets in our database and the user can click on it and it takes them to the library server where they can see the high resolution map of the image of the map. This is still in progress because the libraries have to host these on </text:span><text:soft-page-break/><text:span text:style-name="T2">their servers, but the the use case and the structure is there. We will be populating it as we go along. So we basically are pointing to the library servers and when once this is final.<text:line-break/>The library catalogue would also be possibly pointing back to the Archi database instance so the user can find and discover the resources.<text:line-break/>As I mentioned earlier, Archie's promise version 7 supports internationalisation. This was a collective effort where different projects contributed to the translation of the status strings within our system. Using the X platform, you can see progress of different languages on the left.<text:line-break/>And you can also request the projects can also request more language to be added to this list and they can translate and then these are pulled into arches. So on the right hand side you can see.<text:line-break/>The arches interface converted into Urdu, which is a right to left language.<text:line-break/>So and it's one of the language from our study areas.<text:line-break/>Right. So art is initially used to come up with artist, Collector app, which was used to do ground service and it used artist data store on the back end. But with the recent rapid developments on the main archive platform.<text:line-break/>There is a significant work that needs to be done for RC collector to be compatible with the latest releases. So while that is in progress, we are using open data kit to do our field service so odk is again an open source mobile data collection platform. It allows offline data collection capabilities and it's largely scalable for low resource environments like we are using Coco toolbox on the server side that gives you free account creation for up to 1GB and 5000 monthly submissions. So our stakeholders sometimes students in the university training and they can quickly make an account and.<text:line-break/>Start using our form.<text:line-break/>And it is also multilingual, so it in the recent version the four DK we can now preload the data that we need to ground truth.<text:line-break/>Into the app it's it can be seen in blue pins and then you can attach images with the questions to make it more descriptive. And also we are using the same control vocabulary that we have for artists within the ODK to keep the data standardised and once this digital data is available we can clean it up. It can push it into arches.<text:line-break/>So in terms of future Rd maps, it's available on the Archives Project website. There is a long term stable release version 7.6 plan for September this year and it will come up with a number of new key features. And then there are plans for version 8 version 9.<text:line-break/>Artist Community Forum is really active now, so any user who wants to get started with Archies or has any problem deploying it or any particular feature of RC we can post on this and you will get some support from the actual like development team or any other project person who has made a similar thing to just get you going.<text:line-break/>Thank you.<text:line-break/></text:span><text:soft-page-break/><text:span text:style-name="T2">Well, thank you very much for listening to all. Thank you Gina, for coming to talk for us as well. So originally we were going to have a presentation about Archies for the HERS Historic England's point of view. Phil's been very involved in that, but like a lot of our projects are delayed by the election and I had to talk about it. So that's why it's not being changed today and because of the other place well.<text:line-break/>I'm really grateful for mentioning to play the vogues. That's the sort of elephant group we haven't actually asked to speak today, and there's a link in the chat to have used as well. Carl has put up a link to the artist projects that we're working on now. I think you've heard some really good presentations about active researchers and early career researchers using this stuff as well.<text:line-break/>But they're in search and then and for you, Marie. Just talk about system science as well as leading to what we're going to talk about later. So I think what we should do now is questions and answers. Yeah, they're not meant to get a propagation, but we could perhaps skip that if we need to because we've been provocative anyway. Let's see how we go about timing. Yeah. And then we've got lunch is outside at the moment. And we can either go out on the terrace to eat it. If you'd like to see London Roof, I think we'll get away with that. For we can stay inside. We'll see what we get told off before.<text:line-break/>So there's there's questions for either, you know, Sarah.<text:line-break/>Else in the OR anyone else you spoke this morning and that could be people remotely as well. Yeah, pets.<text:line-break/>Patty. Patty, don't get push.<text:line-break/>So in same way that you can bring triple if into Archers. Is there any way that you can bring a visualizer for text for instance.<text:line-break/>Do you like it for text?<text:line-break/>Like in terms of annotations, so not annotations, but for instance if you in the same way that you're bringing in a map, let's say that you want to bring a document that has been transcribed for instance. Is there a way I know that this is for cultural heritage, not necessarily for, you know, archival collections and so on. But I'm just wondering about the capabilities. Yeah, no, I mean, so if in terms of we have a resource model for information sources.<text:line-break/>But these have to be hosted on another like repository and you can whine to them using a URL so you can click it and it will open new window the browser and they can see the document hosted on. Yeah, but there is always room for custom development because it's an open source project so so you can some projects are working on printing 3D data into arches in the report view. So yeah there there is. There is there's something called launch Science which goes that's a lot more.<text:line-break/>Annotation tools for it so.<text:line-break/>The idea is you could you could pull up a painting and then you can annotate where you've taken the sample from. So it's a constellation science.<text:line-break/></text:span><text:soft-page-break/><text:span text:style-name="T2">That's also free available episode.<text:line-break/>I think you don't shown what artists can do as well. Some things that we're not doing historic England's meditation either. So we haven't got to play up images yet for our archive, we have to do that as part of our strategy. Long term. I think Sarah has talked also about control of data as well. That's another problem for lots of places where the institution wants to control everything's being used on that. But I think we're all trying to work towards realistic and open data. I think that's one of the things that we should come back to later on. Is there any other questions for anyone?<text:line-break/>House Arts is used by an by an end user.<text:line-break/>How does it work for someone?<text:line-break/>At home.<text:line-break/>You know what does? What did the my myself platform look like first seeing their eyes. And so yeah. Yeah. I mean, so the image that I showed.<text:line-break/>Yeah, like basically this is the search interface that the user would see. But right now if you see the icons on the left hand side that are available to the admin user, so there's a capability in our system to configure it permissions for different user groups. So for a public or anonymous user group, we can give them access to only the search space and not to the resource model and all that. So the when the user lands on the database they will see this page over there they can do different types of searches including nonspatial spatial temporal.<text:line-break/>And interact with this, see what records are there.<text:line-break/>So there is a very sensitive side to this data, which is to refrain like not opening the data so much that it is prone to looting and all those kinds of scenarios. So there is a possibility to implement zoom level restrictions for the guest or anonymous users like they can see the points on map but they cannot really zoom into the exact location and then you can also export the sorry limit the export option so that a general unanimous user cannot download the data but it's not really configurable.<text:line-break/>So yeah, this is the interface that they will see and they can search the database for us. It's like saying that arch is the, I mean we because we're building it, we're sort of going very much at the back end of the build. But you know what you see. So this is the historic maps search function.<text:line-break/>And so yeah, it's very it is very user friendly. It's the kind of point and click spatial search. But then the on the left if you click on a particular resource, it will pull up a report card about it which you can export and that will have all the data you can switch off blank fields. So it can just give you a full report about each resource. But there's also you know you can customise searches that could be like saved searches. So you could set up kind of common searches that people can do.<text:line-break/>The kind of point and click so.<text:line-break/>Ultimately, what we're aiming for is.<text:line-break/>To make something that's very much a kind of point, click simple user capability and it's very visual as well. But also then to have that kind of more.<text:line-break/></text:span><text:soft-page-break/><text:span text:style-name="T2">Sophisticated higher user sort of result resource management for identifying threats and you know monitoring threats to heritage and things like that. So I think that as you say what it looks like to a sort of someone sitting at home is very much that kind of point click in the other slide tonight how with the points on the map you know.<text:line-break/>Zoom around and point and click and you know philtre results and things like that.<text:line-break/>Yeah. And that's, I mean another project seems some fantastic work in terms of preserving the heritage and the profile of heritage.<text:line-break/>What what would be the use case for the user home is or and what types of users would use that? Are those archaeologists mainly or yeah well so well it's it's so it's interesting we've we've so our remit is is all is open data and make it available. But as Janae said we have the problem of looting which we know is a massive problem particularly gundar and artefacts which is a huge western market.<text:line-break/>And so we're trying to balance those needs, but also of course, the potential for tourism. So we're also working with local museum directorates, working with local government departments who want to be able to promote tourism. So we mentioned before about this, this sort of intangible heritage. And in fact, we're using this idea of a theme. So one of the things that we are starting to think about is, you know, we could create a theme which would be, you know, explore.<text:line-break/>Pakistan's Buddhist archaeology so a user could go click on the theme and then they could have a guided view and there could be, you know, a guided visit to particular sites and things like that. So that's one of the the use cases we're working towards is, is that, you know, government departments very keen to use this to promote heritage and tourism. And then there's the sort of professional management heritage management aspects. So making it so one of the things we're doing at the moment is we're working.<text:line-break/>And the the, the Providence of Punjab is currently developing its new master plan where they're classifying all of the land for future development. So you know whether it's agriculture and you know Urban Development. And so we're currently working with them to support their classification of heritage, archaeology, built heritage and so by using arches again, it's that enabling the support enabling particularly museums directorates to be able to talk to those government departments who are perhaps more sophisticated.<text:line-break/>In their GIS use.<text:line-break/>So that they can actually talk about the same thing and export, you know, spatial data that can then immediately be used by government departments in their planning process. So heritage data becomes part of that planning process. So that's another. That's Rebecca Roberts speaking at the university who actually name earlier. So, Phil, do you want to say anything about how HEC, not just because that sort of follows on from? Yeah. And so we're using for various reasons at the moment, it's kind of </text:span><text:soft-page-break/><text:span text:style-name="T2">live with Keystone, which is Greater London, historic Environment record which.<text:line-break/>Is used as an inventory of all the historic buildings in London, but it's also a planning tool, so it allows us to actually manage case work associated with and build heritage.<text:line-break/>We are currently I am I am currently in the process of developing the graphs for the National Maritime National marine historic environment record, which will be the first time that we've had an the entire for England.<text:line-break/>Single database where you can come and look at the undersea landscape with rec science, paleo landscapes, coastal and its title peaks.<text:line-break/>We are.<text:line-break/>Also using it for.<text:line-break/>Our internal researchers to record their data and then that acts as a transit lounge to the local historic environment records. You can then download that data, accessing it into their own systems. Then we turn it off or we make it available to area to get away if they can't. So and a lot of all of that data is public facing. So if the if the public are interested in historic environment, archuce allows us to surface that data to them and that's.<text:line-break/>You said Rebecca was saying.<text:line-break/>The heritage stories aspects, the ability to sort of say I have a theme or I have a story. We can create a theme about the blitz and so we say Lords. The Blitz is the follow up all these buildings and sites are associated with that theme and then you can say that search and that's that same search is also dynamic. So if you then add another record that falls within the categories of that search it's automatically updated. So we can use it to for things like Black History Month you can have a Black History Month search which.<text:line-break/>Can be up to you about. That was the main saved search on your screen or roaming London or.<text:line-break/>You know, the Jubilee, and so you can. It's very, very versatile and it's ridiculously easy to. I mean, I'm not coder at all.<text:line-break/>But I'd build these instances just by going.<text:line-break/>And because we're a government agency, we've had to make sure that our versions of Archers are fully accessible, so accessibility is something that's been hard wired into version 7.5 and upwards, I think. And so.<text:line-break/>You get all of that glory for nothing. You know we don't. We don't. That's that goes back into the code part and and everyone gets that. And it's I think it's W tag 2.0 or something compliance so.<text:line-break/>And the internationalisation where that's been done by a lot of the Arcadia projects, so you've got the right to left, left to right.<text:line-break/>Yeah, thanks. That's right. I think that's a useful and it carries on other people using the project. So I think we've got about four years of groups, one last thing, but we're currently working this is at KG and Getty and the Getty Vocal programme are working on a standalone module called Lingo, </text:span><text:soft-page-break/><text:span text:style-name="T2">which is for control, vocabulary management and the vocabulary management tool that's in current Archers will be replaced by a controlled list manager.<text:line-break/>And which will then talk to a vocab, a Lindo instance. So, and that's really good. So that means you don't have to worry about building vocabularies, you can just subscribe to a service which will then deliver vocabularies for you. I care about building vocabulary, so I'll be going. Oh, yes, but you won't have to. It was very good at building Pocabrian pub afterwards as well.<text:line-break/>So has a couple of questions around Arch. Is there any one? Does anyone want to ask me about rookie so or do I start from this morning or shall we move on? No, I had a question I stuck my hand ups. Oh, I didn't see. Oh, you're scratching your nose.<text:line-break/>But it's maybe I should ask it 'cause it'll it will reveal my technicals, so this this is where I really put my flag in front and that we're we're all part of the same panel we have periplay before the visualisation platform, we have sanitation platform in FCR actually is which is both doing annotation and visualisation. So this is a stupid question and I will doing link data are there ways of linking these different tools and methods in other words.<text:line-break/>What? What are the opportunities here for there being crossover work again, arches and periplane just on propagation, that's what I was going to ask.<text:line-break/>So I think you know, just started that by showing the arch implementation. So you've got your player, you've got data and you've got the vocabulary going to that. We know the people signed mesh these things together on their platforms as well. But do you need everything to talk to each other or can you have much of them? That's one of the things you can think about. What's your level of Technical Support is also important as well. So Arch is I think you all think the working architect technically is quite hard to set up to get going to get where some of the other projects should be quite easy.<text:line-break/>Is not going to be easy there. We want to set up themselves and that's why you would talk about that on a bit later on. I think the performance they're trying to make it easy. So just this is perhaps worth flying up some like I said, unfortunately we don't have a URL to show you at the minute, but the record Gator team says Jamie or a former software Ryan that.<text:line-break/>Putting together documentation to make it really easy to set up your own version with Peter, that was never the case last time as well, Kane. Obviously it's going to be a lot easier for you to do it yourself, so I think they have that in mind. I was kind of wondering for me.<text:line-break/>What you were just saying there can you kind of start low level with verbal git and then export those annotations into an arch? Well, it's not the dream really, but you can start with small and get big by going. That's kind of what I'm doing. Yeah. And then we've all got the levels of what we need to do, do things for, I think getting this thing about the person at home is why we're doing these things. What do we want for what is our </text:span><text:soft-page-break/><text:span text:style-name="T2">actual use case? We don't want to have the use cases if we do too many buildings then come to it. And now we're start to get tools that we know are going to be really useful. And how do we get citizens to be involved in them?<text:line-break/>In the first place, make it useful. So we just want to show impact, aren't we? Most of the time, lot of these products are a little bit niche. We celebrate 300 people come to look at them and that's a really good figure. But we've got 66 million people in the UK, billions worldwide. How do we get out to them? And I think the tools you're working on are actually going to help humanity. That's the idea as then well together. So what do you need? Or Sarah thinks about the question. So thank you.<text:line-break/>Oh, about bringing together Archers. Any of you, any of these to all the partly what I what I'd like to look at is how you can kind of easily move from 1-1 to the other.<text:line-break/>So from specifically I feel like it would be really nice to kind of combine arches and replicate in some way. I've used arches in the past as well, and I think probably it needs to be sort of on the resource modelling side to be able to kind of link annotations to to nodes on resource models somehow.<text:line-break/>And that I don't know how that could be done.<text:line-break/>I mean in terms of leading to other software, but also one of the discussion that is towards long term goal is like having all these Arcadia artists having to talk to one another as we move forward and.<text:line-break/>Some of the projects that are in the are the more latest stage are already experimenting with it, like sparkle endpoints or things like that. I think it it might be. There's just for science and now in notation import or if you have, if you do it's. I'm not. Yeah. Yeah. I'll talk about Ultras science quite a lot. And I've never seen it. So yeah, but I'm sure I'm pretty sure that's what it was intended for anyway. So I think there's definitely more for doing some test cases and seeing if you can export it from one system.<text:line-break/>In and import it into arches. That'd be great. Yeah. The focusing in on test cases. Yeah, that would be really interesting, Richard. Yeah. I wonder if it's so much about integrating the tools as about integrating the data.<text:line-break/>The key strength and weakness of linked data is that you have a dereferenceable persistent Uri, which basically means that data has to live somewhere on the web, which does not change. And that means that's where you go for it, which to some extent limits the amount of pulling it around and putting it in another box that you can actually do, because that's where it's meant to live to be meaningful in its original context.<text:line-break/>And I think that the sort of frameworks that we've been mentioning, like C DOT CRM, link chart provide you with the potential to go to that Uri de reference it and get back its relationships and make sense of those relationships because it's using a structure you're already familiar with. If you go there and find it's a homemade ontology that no one's ever heard of, then you know what are you going to make of the information you've got the information, but it's not semantically helpful.<text:line-break/>So I think that it's, it's that process of getting the information up there in a </text:span><text:soft-page-break/><text:span text:style-name="T2">format that the community can broadly understand so that you could have a plug in from one of the tools to the others where you basically say here's a resource and when you go to the resource then the tool can make sense of it because it knows it's a link task subset or whatever.<text:line-break/>But you know without that understanding, then having the physical link isn't going to help you much.<text:line-break/>Conversely, if you rely on that one object remaining on the web in that place forever, which as I say it's, it's actually a weakness in a sense, certainly it's a threat to the, you know, the sort of sustainability that we're all trying to achieve so often don't.<text:line-break/>OK, Tom's like at the point in the chat as well about interpretability of data and even back in 1997 the other acts like Tim Shabbat, all talking about data being editable, interoperable collections, not being able to do it, and we've got to publish updates openly and in war formats as well so that people can go back through that part about how it's transformed. And one of the things you get asked about 3D data a lot is that how do you make a decision to do that work with the power data? I think if we can allow people to see where our decision making was done to get the end point, that's really helpful as well. And that's part of what things like recovery could do because like an audit trail of what you've been doing data.<text:line-break/>Can you go backwards? Can I get back to why that person made that choice? Are they obscuring that knowledge for a reason and that is obscured? What often databases? Because like you mentioned, looting, you're not putting the full picture out. Why is it not there?<text:line-break/>It's like popping back.<text:line-break/>I think we've got really good conversation here on on this or already online as well. It's really nice to see people chipping in there. Other questions based around what we talked about this morning.<text:line-break/>Mind about ontologies, because obviously this would arches and a lot of these things are based on CRM or linked R.<text:line-break/>But there are event centric models where you can only document something if it's actually happened and we are now looking at documenting climate change.<text:line-break/>And the potential of hazards, exactly an impacts. And what what, what could be and we don't currently have an ontology that allows us to do that. So we need to sort of like a future looking extension ontology that can bolt on to the bits and the bobs that we can do because that's the important that the risk and threat stuff that we're doing in it is being done in a lot of the Arcadia projects. It's a bit of a botch.<text:line-break/>Really beyond, you know, stretching. You're stretching the ontology into within an inch of its credibility. Really.<text:line-break/>Because you you don't have that. So I'd like to see or I'd like to that if anyone knows of any ontologists that are out there that that are suitable.<text:line-break/>What kind of things do you need in the ontology that you don't? You need to be able to say you know this thing. This thing could happen.<text:line-break/>Instead of this thing has happened and at the moment we're thinking </text:span><text:soft-page-break/><text:span text:style-name="T2">about the ontology. What would actually be in the ontology? Because I mean the you, I mean, you're talking about about kind of possible events, right. But that's not really what an ontology will cover. No, but it's an ontology, covers things, and presumably most of these things already exist somewhere. But or they don't. That's the thing. Because the event, the, you know, the seam bent hasn't yet happened. So it doesn't actually exist yet.<text:line-break/>Right. So you, so you are talking about nonpolitical events, that's what I'm trying to get at events around the could be damaging.<text:line-break/>We won't be able to. We won't be able to create an instance and say.<text:line-break/>This climate hazard coastal erosion could affect this particular Polygon here. Oh, and that means that it could affect these monuments which fall within that Polygon, but that coastal erosion may not happen until 30 years time, 40 years time, you know.<text:line-break/>Whatever. So we won't be able to essentially what you need is an event extraction tool that takes that generates potential events from from your data, and then basically shoves them into some kind of existing. We need to be able to make it semantically.<text:line-break/>Be able to relate them to existing.<text:line-break/>Yeah, but you can characterise the event. Maybe you've just done that. You know what you're saying? The thing you're concerned about so you can instantiate that hypothetical event. The one thing you can't pin down is the when and the where. Yeah, but so, but that's surely just about a future possible date range, you know, which you can express. Yeah. Which one? Which geographical scope? Which again, you can express, you know, minimum maximum. So I would have thought you could actually use CRM as its stance.<text:line-break/>I was always told by Martin that we're not allowed to. Richard. You're not. You're not allowed. Where were you?<text:line-break/>The problem is, there's enough of us together that we're actually working on this. Maybe we need to get it. Certainly I think there needs to be a sort of pragmatic ontological.<text:line-break/>Exists in the as a past event, so therefore it's semantically is just saying could be, so it's just that kind of form of visa skill.<text:line-break/>The problem with basic scaling is based there's probability of model based on previous effects. So there must there must be a theorem that you could add in there which would generate that sort of data. One would imagine. Well, I mean that kind of modelling is being done so it's more modelling the relationship in the database. So the modelling for all the potential flooding. For example we have and we you know, we're relatively exactly that probability modelling.<text:line-break/>Is that linkage between? How do we then how do we translate that model into?<text:line-break/>Yeah, the arts into the. The problem is that you don't really want information on in your ontology to be unverified, because it's if it's, if it's something that's kind of hypothetical, it could easily change. And so you </text:span><text:soft-page-break/><text:span text:style-name="T2">want to be very wary of having that, you know, encoded as kind of a something valid in an ontology in any way. So that's. I mean, that's just another facet to it. But you that's. I mean, that's kind of gets one of the reasons why and because it could be, you know, a lot of different interpretations. Right.<text:line-break/>The same thing that is potentially going to happen. Yeah, but what about art history, I mean?<text:line-break/>Lunch is only half an hour as it stands, and there's I think there's a terrace to go to. Yeah, we're gonna go terrace. So we're gonna be half an hour for lunch pretty quick. They get sandwiches and.<text:line-break/>Soy to start, I said. There's gonna be a lot of talk about.<text:line-break/>I see.<text:line-break/>Yeah, I just think this album thing something.<text:line-break/>I think we are.<text:line-break/>I was very happy.<text:line-break/>You know.<text:line-break/>Yes.<text:line-break/>That's the.<text:line-break/>Oh, **** me, though that's still being explained with Rebecca.<text:line-break/>And.<text:line-break/>Spanish rubbish? No, it's actually really good.<text:line-break/>It's very good.<text:line-break/>Wow.<text:line-break/>Good.<text:line-break/>Which we did intend to do what we did.<text:line-break/>More.<text:line-break/>Applicants and also the.<text:line-break/>****.<text:line-break/>A lot of people from central South we started taking.<text:line-break/>And the vast majority of them are actually going to speak to working vast and those because they can't speak Catalan.<text:line-break/>They can't speak Catalan.<text:line-break/>So they've moved down the coast to the formerly.<text:line-break/>Except the Mexicans and the Mexicans are really to do anything.<text:line-break/>Yeah, brilliant. It's almost like.<text:line-break/>The management why can't we work in this piece of Spain?<text:line-break/>But the Mexicans really were really fascinated, and it was sort of, and we never published that research because it wasn't part of research focus upon European Commission so.<text:line-break/>I hate to interrupt.<text:line-break/>When the Greeks.<text:line-break/>Know like. Oh, that's.<text:line-break/>The number.<text:line-break/>I was wondering.<text:line-break/>But I'm not from this, I am from.<text:line-break/>You must know Papas Maria.<text:line-break/></text:span><text:soft-page-break/><text:span text:style-name="T2">Yeah, absolutely, yeah.<text:line-break/>If anybody you don't know, ask about today.<text:line-break/>Is he using the other?<text:line-break/>One doesn't say anything.<text:line-break/>It is. This is what it is. Yeah, that's all. No, because.<text:line-break/>They haven't submitted.<text:line-break/>Exactly.<text:line-break/>Teach myself. Yeah. Oh, yeah.<text:line-break/>It is the old one.<text:line-break/>Yeah.<text:line-break/>But it says.<text:line-break/>Right.<text:line-break/>I'm quite gracious.<text:line-break/>Yeah.<text:line-break/>It's not very much.<text:line-break/>Yeah.<text:line-break/>We're going to copy you both.<text:line-break/>Yes.<text:line-break/>OK, they can hear everything I think. Yeah. I mean, I think that.<text:line-break/>I don't assume they're different.<text:line-break/>What kind of?<text:line-break/>What's having the first talk after the lunch time? And I don't know why I'm from dedicated this task to me and Sarah. So do you do a good job? That's fine. But Dad has a question for us anyway. Yes. So we're going to slightly recast this afternoon's session. And the last part we're going to have for a few short talks, people have come. Does anyone fancy speaking about that project or asking questions about the audience and saying, how can you help me? So at the moment we've got Mark Harrison is going to talk a little bit about how describe for us if you can get presentations on sale.<text:line-break/>We have here and I think thinking a bit about his project and I think.<text:line-break/>Your team might.<text:line-break/>Yeah, free talks. If anyone else would like to join if anyone else would like to say I think you're very welcome. You don't say no. You can think about it over to you now, Maria and Sarah.<text:line-break/>Thank you, Dan.<text:line-break/>So in the morning we spoke about all this interesting tools and methods and all these things that we have done and we're planning to look to help with linking data and working with the digital market and digital heritage.<text:line-break/>So today and I, we're going to focus on what's what we can do with this data, especially for those who are planning to engage the public.<text:line-break/>In whatever you are doing in your research or in your marketing. So first Sarah will introduce about data analytics, what they are and how they can benefit you and she will also provide a couple of cases of how data analytics have been used in other settings.<text:line-break/>And then I will speak about my experience with using data analytics in citizen science and in particular in The Enquirer project that it's an OU </text:span><text:soft-page-break/><text:span text:style-name="T2">platform that we use for citizen science on social sciences, bottom up investigations and also from my experience with working with Natural History museums in London, San Francisco and Los Angeles and how we used the data analytics to.<text:line-break/>Improve this engagement with the public, so now until you start up, thank you and let's listen. Let me press the button. Make sure I won't.<text:line-break/>And thank you. So it's been really interesting sitting listening to everybody talking about the difficulties of making connections between different types of data, because the world I come from is data analytics and specifically learning analytics. And one of our issues is that we have so much data. Everybody time somebody goes online every time somebody is learning online, they create data trials, they can they create these links between which page did you go to from where, how long did you watch a video?<text:line-break/>You know, how did you, how did each user deal with?<text:line-break/>Use the websites so we have a whole load of data created automatically through data trials and what we're going to do with that so we can look at the patterns certainly and that can start to help us predict future behaviour and identify how users like to work online. And as Maria said, my area specifically is learning analytics. And so my PhD project is looking at.<text:line-break/>Student charted accountants who are learning.<text:line-break/>Either in the parcel or online, and we're looking at how they interact with particular mock exam and they create they have 200 data points that they create and we can look at that data to see how that, how well they're doing or perhaps well how well they're not doing. So we have all of this data, but we need to show the right people, the right data and in a useful format. So there's no point us as I learned very early on.<text:line-break/>Throwing a whole load of data points at people and saying there you go, that's exactly what you did in your online exam and they'll say.<text:line-break/>Yep. So what? I failed. What should I do?<text:line-break/>So we have to take this massive data that I've got there on the screen and make it into something lovely and beautiful and useful and useful means it's got to be actionable. So for my students, my student Chartered Accountants, they need to know, what if I did something, did I how did I do on this area? What then do I do to improve that area and how do I make changes? So action is really the key.<text:line-break/>So it has to be in a nice interpretable format for those students to then take action and improve their their performance.<text:line-break/>So we have to keep the good stuff. They have to know what they've done well and they have to have ideas on how to change the elements that don't work. And what I found in my particular research is that people like different things. Some people like visualisation. Some people like some work.<text:line-break/>Some people want to be guided back to other formats and other references. Everybody wants something different.<text:line-break/></text:span><text:soft-page-break/><text:span text:style-name="T2">So that's the challenge is to create that from the data trials that we have and Maria's going to talk about how she does that citizen science. So following up on Sarah's learning Analytics, I have to say that learning analytics is something that we have started using a lot in citizen science as well because many of the museums and science centres, they really want to engage people in what they are doing. But they also want to.<text:line-break/>Help people learn about what they are doing, so that's it's a two way.<text:line-break/>Engagement, and not just the users providing information for the researchers and the museum. So learning analytics is one of the uses that the museums can't use. They look data or.<text:line-break/>So what we have done with the entire project is we we were trying to understand how do users engage and why some people drop out. If you're going to engage with the public in what you're doing, you probably want them to be engaged and not to leave your project after a couple of weeks because then there's no point of you engaging the public that is not engaged. So what we try to do is to understand who our participants are and whether they behave in different ways.<text:line-break/>And what we have done is that we try to to classify them in different profiles based on their behaviour patterns. I'm not going to go into statistics and the metrics we used for that, but we were very interested in understanding how often they engage, how long they engage and they remain loyal to the project or the programme, how systematic they are, which also depends on whether you run programmes like.<text:line-break/>Blitzes, bio blitzes, or.<text:line-break/>Something like that. Regular educational programmes in your centres or museums or institutions to keep them motivated and whether they are passive or active participants. It's not that we don't like passive participants, but if they are passive because they are feeling that English language is not their first language and they are not confident in using them, then you can do something to help them for that. Or they may be passive because they are not very confident in using technology. So you may just need to simplify the technology you have you are using in your project.<text:line-break/>Help them be more active.<text:line-break/>So this apparently are fictional characters, but these are things that we hear from our participants, so we have the lawyer, loyal users, and these users, they have very internal, very strong internal motivations for participating. For example, they may be very happy about Greek history and archaeology, and this is the reason they want to take part in the project and they remain loyal. They are there and they contribute throughout the way.<text:line-break/>Then we have some users who are persistent so they stay around for a long time. They may not have strong motivations, internal motivations for participating, but they may like the community that you build around that project and programme because community is a very strong motivator, especially when it comes to the public engaging in some aspects. So some </text:span><text:soft-page-break/><text:span text:style-name="T2">people, they may just be there for fun, for the people they meet for the community.<text:line-break/>To discuss things and not do things by themselves. And then we also have hard working users. They just like that elysus that is elicia in in English.<text:line-break/>They may, like Elliot, and they're just for that project and nothing else, so they will just come for that project and then you will lose them. So if you want to keep them coming, then you have to know who they are and make sure that if you release something.<text:line-break/>Similar, they are the first ones to know you send them out at To Do List a short task that includes that project that they are interested in.<text:line-break/>So how can we improve museum engagement? So we were looking, we were looking with Natural History museums at how young people participate in online and hybrid citizen science programmes that are facilitated by museums. And the museums really wanted to find ways to engage the young people more and not lose them on the way. So again, we tried to use the data analytics from platforms like Universe and dinaturallist.<text:line-break/>To understand how they participate, what they are interested in.<text:line-break/>How can we improve their participation and how whether what they are contributing is good enough for you to use in your investigations? So we we used I naturalist and Zooniverse for this case study as I mentioned earlier and we heard from young people for example that online grown-ups with their fancy gear.<text:line-break/>They prefer to they prefer or they can only observe slow movers and tiny creatures.<text:line-break/>'Cause it's easier for them to, like, take a picture of an aunt instead of chasing a bird with their very poor cameras so we can see that adults and young people may be interested in different things, and this is something that you may want to have in mind when developing your own programmes that not all programmes might be the same interesting for everybody, and especially for young people.<text:line-break/>So other other people may not contribute as much, but they they may want to evaluate other people's data because this is what they are more interested in. So instead of producing their own data, they may want to annotate existing data and help others with making sure that what they provide is a good quality.<text:line-break/>And finally, we also have again the people that.<text:line-break/>They are on and off because they are interested in particular project.<text:line-break/>So again, you have to target these people when you release something that it's of relevant to them and in this way you will get them to increase their participation.<text:line-break/>Too. So that's for us. I also included some boring academic references for those who want to have a look at what Sarah and I have been talking about and what we found out from engaging with data analytics and especially in citizen science settings. So if you have any questions.<text:line-break/>About what we have presented, you're more than welcome.<text:line-break/></text:span><text:soft-page-break/><text:span text:style-name="T2">Or maybe I was very clear. Any questions?<text:line-break/>Yes.<text:line-break/>Thank you very much for that, Maria. I'm just wondering.<text:line-break/>Whether you have.<text:line-break/>Whether you have any experience or whether you know about experience.<text:line-break/>In the difference of working.<text:line-break/>In projects are more science based.<text:line-break/>In comparison to projects that are more closely related to the humanity, so we can get a case of interrupter projects, for instance, are aiming maybe to translate or aiming to transcribe a particular piece of events, for instance, or historical texts, and then others that might be data sets put in, you know, maybe.<text:line-break/>Information in roles or things like that. Do you serve any difference between these communities or is is the approach is the citizens science approach the same to every field? When you say differences, do you mean in terms of user motivation, data analytics and behaviour?<text:line-break/>Well, from the research we have done up to now, we noticed that there are more differences. Just keep all common be for the same reason and this is mainly because their motivation is not rock enough.<text:line-break/>So you you have to keep developing and understanding how they behave so that you can target.<text:line-break/>So there is no formula, no, there is no formula. Yeah, successful, I guess. Like our universe, our universe research was including heritage projects as well and there was no differences between the different disciplines. It was just, you know, the same.<text:line-break/>So I think it's good news for heritage because we we have more research on a hard sciences and if there are no significant differences then we can implement what we already know for for health but.<text:line-break/>How's your thinking evolve? Have there been any changes since you started this work where you are now?<text:line-break/>Insights or anything things that didn't work for examples that things are.<text:line-break/>You can now understand you can how to do things better. So when we were working with Zooniverse, many of the participants complain that it feels like.<text:line-break/>A brainless task because they just had to, you know, classify things without a lot of thinking. So we had a chat with universe and we're trying to understand how we can change that the specially in terms of helping young people to learn a bit more from their participation. So we did some pilot, like, starting sending them regular newsletters about the findings that they contributed to.<text:line-break/>Find.<text:line-break/>But also we tried to so it's universe has a task and for some of the tasks they have the solutions and they check against the solutions to see how reliable you are. So we ask them whether we could put these tasks in front so that people can have some feedback on what they were doing. And in this way they would be more.<text:line-break/></text:span><text:soft-page-break/><text:span text:style-name="T2">More motivated if they knew that they will receive feedback and it wasn't just like.<text:line-break/>Strange tool that wouldn't never would never get back to them with some feedback, so that was something that increased motivation, but you understand. I mean, universe is very big and their main interest is not about getting people to learn about getting people to contribute. So it was difficult to persuade them to do it on a regular basis. But there are other things we could do. For example, working with the museums.<text:line-break/>They could also integrate hybrid.<text:line-break/>Events into the citizen science. So when we was when we were starting with a bioclides and people meeting face to face, then they were more motivated to keep contributing online because they knew the community. They knew the researchers and they were happier to engage with the entire project. So there, there were a few things that we tried and we got documented somehow.<text:line-break/>Here in the report, if but if anybody wants to have a chat, I am happy to chat.<text:line-break/>Yeah. So so I did a bit of work assistance back in 2013 to 2019 still going Microfils and Stuart is only going to quite a survey system, science landscape, fast ourselves, really fortunate those projects around assistance are still heritage and it's not just online, it's physical stuff. People going to do, doing things.<text:line-break/>What are we doing wrong so universe gets?<text:line-break/>Thousands. Most heritage citizens art gets 300 people or less.<text:line-break/>Like, not. So you've got this if you're looking. It's also very neat projects. How do we make it a sensible feeling? You turned out much than that in terms of.<text:line-break/>Selling input up to this very beginning 'cause it's always that syndrome like built for him or could be using, but that's what I'm asking you.<text:line-break/>Not sure what is the background of your project. It's part.<text:line-break/>But yeah, I think that many, many other projects have this question about why subivers is so popular, and the main answer to that is because it's very easy to participate.<text:line-break/>You don't even need to log in, you just jump on.<text:line-break/>Contribute data and there are so many different disciplines and so many different ways to participate. So if you like, I'm not teasing. You can just do that if you like Mark then you can just do that. Mm hmm. Actually. But this universal projects. So that's quite useful.<text:line-break/>Platform.<text:line-break/>And I think also this projects like big benches are looking at AI landscaping identifying sites. But Stuart, did you have any thoughts on that?<text:line-break/>Yeah, it's a really interesting question. And you know, I don't think it has particularly the nonsens since we worked on this. And you and I don't spoke about this ten years ago. I mean my my sense was and I don't know if this is something that you've found that in Heritage Citizen, Project, citizen heritage projects.<text:line-break/></text:span><text:soft-page-break/><text:span text:style-name="T2">What you need to find are the obsessives. I mean, people with a lot of time on their hands who are really, massively engaged with the with the subject, which I'm not sure you get quite as much with citizen science. You get a more you top slice a lot enthusiasm, but you don't tend to get an obsession, particularly math projects. Funnily enough, for this audience we found. So map digitization projects, I mean, yeah.<text:line-break/>But the the British Library had a couple of projects. I had this the Romsey Centre in Stamford and you know, people get really, really into reference georeferencing maps and so you tend to get a lot of traction with small space of time. And so I don't know why that is, what psychology behind that is, but it is a psychological answer, I'm sure.<text:line-break/>Well, it's. I think it's a multiple answers question.<text:line-break/>It has to go about user behaviour and it's not just one user, it's not just the one who's obsessed. There are many types of users, some some just jump on a project because they want to socialise and they feel lonely. We also have this type of participants, but it's also about helping them to remain motivated. So we developed a few gamification methods to help people remain motivated. For example, you can't create like a leading board where people can't compete, then you can't say that.<text:line-break/>You know the top.<text:line-break/>I use it every month, could get for example a free tour in this site or you know, something tangible or something more meaningful for them. Or you can create other type of database like awards and budgets and you know.<text:line-break/>Make it more playful if they don't have other motivations.<text:line-break/>We we gave away software licences for doing 3D modelling for some of the tasks that we do, so they're worth thousands and thousands of pounds. So you're quite keen to do it.<text:line-break/>And we got 103D models created by public. Doing that they've put some just that all of this takes time and I think that's something that we're not particularly with with those academics or. Yeah, yeah. Usually on the projects have the cons office there or who's responsible for that. Then they have all the time. But that's the issue we have with inquire the opinion university. We have changed 7 funders since we initially started developing it and every time you have to change what you're doing at work into the fund, there's needs as well.<text:line-break/>In this way, we just managed to maintain some funding for the platform, but there is simply got something we can't ask people to do in just a class of times. I think this is where we're talking a bit about lunchtime to your group system actors are you together? Well, it's made this question you could be asking us about how you can use user art technology to how would you want to do. And I think it also goes back as well to help you use our data in the 1st place. And we are a little bit too petroleum and how people do use our data, we always believe it's the institution.<text:line-break/>Someone producing out all of that last year?<text:line-break/>What makes you you there? Yeah, just to also know that some organisation like yours can easily engage schools as well. I don't think that </text:span><text:soft-page-break/><text:span text:style-name="T2">any school would say no if you would approach them to engage in such a project, then in this way you get to you get young people to know about basing on early stage and then they kind of translate their families while it was part of their education. So they are familiar with that in the if they come if they come.<text:line-break/>Across that again.<text:line-break/>People, they hear the word citizen science, the praise that they are like. I don't know what the teas are. Just stay clear.<text:line-break/>So I think Mia just commented that another phrase, citizens, one point I cannot remember what she called her. One of her talks, but she's made it sound differently because she has got loads of ideas we could talk about another session. So maybe citizen science and this stuff should be more focused on it.<text:line-break/>Briefly, it's actually really relevant to us as well because we have built these huge database of anthropology resources in terms of like documentation of material practises. And now we're thinking about the afterlife of resources. So once they are online they are they all have created common licences. They are Open Access. What we do with them. How do we encourage like you to use them thinking about schools but also anthropology departments at universities, researchers.<text:line-break/>Scientists. So that kind of heritage is essential. So how do we approach that? How do we do it in a way that's like user friendly for all the different audiences that we can reach? And how do you tailor it to the specific user? Do you want to communicate with?<text:line-break/>And to use it, so maybe putting it studies of use like examples, storytelling as well. That sounds super popular and how to take stories with data. Clearly modelling how to build things from the resources. So otherwise what's the point?<text:line-break/>I don't building on this like what other searchers found useful is creating a case study that relates to real world and everyday things so that people feel that they they identify with what is out there and also I mean researchers as long as there is something that would provide them with impact, they would be happy. What's up Mark, this is Blake. You'd love to assist.<text:line-break/>Studies of what's going on with you and you know about to the floor and how do you think citizens ask and help?<text:line-break/>Is that is that too legal questions? How will citizens help? Yeah. Well, I was just talking about this at lunchtime, which was we've got very good at dealing with serious and organised criminals.<text:line-break/>But that's about 20% of our work, 80% of our work is what the government would say. It's lower level antisocial behaviour happening in people's communities.<text:line-break/>500,000 people own and manage heritage sites. OK, some of the big charities, the church look after about, I don't know, 30-40 thousand places, but the vast majority are owned, managed and cherished by the public.<text:line-break/></text:span><text:soft-page-break/><text:span text:style-name="T2">So we've got to find some way of really galvanising their support so that they're confident in us, so get given support and advice and they're confident in law enforcement in that when they make contact, they're going to be listened to.<text:line-break/>More data we get.<text:line-break/>The more intelligence we can analyse, the more effective we can be, so it's got to be the next big step. So some of the tools you think they could be hardest what you want to do.<text:line-break/>What you tell me to say is the best event I've ever been to.<text:line-break/>Do you want to cookie. Seriously, this couldn't have happened at a better time in where we are with the crime programme. This is the next step.<text:line-break/>They just wanted to ask that that you get citizens to have ownership so that they they don't feel anymore. That's none of my business. They are part of it. Absolutely. And the younger you can start the better. Yeah, that's what they mentioned. You just start at school time, then they it's it's cultivated inside them. And I have a very quick follow up question related to what like Patricia and she asked about like the difference between.<text:line-break/>Humanities and sciences. Have you noticed the difference between the like this gob in terms of like global and South?<text:line-break/>Yourself or like Western? Like what? What's the sort of the the responses? Because for us it's very important to actually have more visitors from your stores because it's that's where our parades most of them take place. So it it it's like about like getting these communities to engage with these resources. Yeah. I don't think I can answer this question because I haven't engaged in like a demographics stuff. But at least I know from universe that we had more people coming from then on than hemisphere. But that's probably because.<text:line-break/>Our recruitment was made by K and the USI mean we still have people like far away East Asia.<text:line-break/>Stuff, but not from the South. Not that, not from the South. OK. It's also very difficult for them, especially if you come to people in Africa like a few people that I interviewed, they didn't even have Internet of their.<text:line-break/>Of their home, so they only had Internet on their mobile phones and they had to find like a cafe and cafe to have the interview with me, with multiple interruptions. So I think it's also a matter of.<text:line-break/>Technology that, unlike the past project, the person you projected most was based in Africa in aid compound. She didn't know container during her time, but she did thousands and thousands of talks. She's just don't bored and not asked me to do. And I think it is getting opportunities to allow people to do this stuff. So like to pull my boss signal. People are going to use sources. And one thing that you've seen a lot of things we're doing now is I think loads of stuff. Download. It's really slow mobile but it can't because it's the way it built.<text:line-break/>But the last website built fits really is in. I made that work really really fast since I've left, it's gone up for being one MB for the homepage 20 byte. So when people are using it, it can get slower and slow and we are now </text:span><text:soft-page-break/><text:span text:style-name="T2">getting richer and richer with our web resources. So our colleague look at our front page and how many images we got loads. We're not making you fly, we're making it make the impact. It's not thinking about user and that's something we've really got to think about what we're doing. It's about how people use it quickly.<text:line-break/>I don't dissipate and that's why that play experience, it's really stripped back and past least it's past, but it's not being able to bot.<text:line-break/>Yeah, we need to move on. OK. You can see that. Oh, no question. Something exclusive. Oh, hi. I'm George, and I'm currently working at the initial archite.<text:line-break/>So we are we like more and more on this activities, but no one is addressing this problem which is.<text:line-break/>Observation.<text:line-break/>So one is address. Yeah, that's a philosophical.<text:line-break/>This is why.<text:line-break/>This is why the last decade, all the people who are facilitating citizen science projects, they are start starting to develop benefits for the users who participate. And This is why we introduced all the learning analytics and all the other benefits that the user can have. For example, they can be part of a publication and they contributed to.<text:line-break/>To explore something very significant as it's going out there.<text:line-break/>And also we make sure that they learn they have some training before they engage or during their engagement. So I mean it is unpaid, but we provide them with all other benefits and sometimes we try to engage people that.<text:line-break/>What we are doing is close to their fields so that they can't reuse it in their fields for for example. Now I'm working with a Royal Society grandfather who wants to learn more.<text:line-break/>More about the cow, my group, and how that can change so that it produces less methane.<text:line-break/>And she's time to engage farmers, so it will be unpaid on the entire work. But farmers are literally interested in the results. So the results will get back to them and they will improve their feed. And this is what they get as payment.<text:line-break/>I think it was out of * **** ** terms of ration at the beginning, Bunny.<text:line-break/>Whatever task is assigned, it's going to be more and more important.<text:line-break/>That I think at the moment the wait time at this when it comes to ethics is that you have to provide benefits for those participating in the project, give them something back, even if that's just learning, which is a big thing for many who they have not had the chance to attend the university or something, but to provide them with a learning. I think it's really interesting question as well. I'm sure, Stuart, you are this when you did your survey about how we felt about unpaid labour.<text:line-break/>But you get your voice up and you walk more. Yes, it's there somewhere. So there is something you can point to, yeah.<text:line-break/>Yeah.<text:line-break/></text:span><text:soft-page-break/><text:span text:style-name="T2">I mean, yeah, it's it really goes to this question about, you know what, what is value beyond money and you know, what does that mean to to difference to these different user groups, different communities. I can dig out the. Yeah. What we wrote about this.<text:line-break/>And I think this is something that's concerning you as well, right, Jude, with your with your, with your group too. Regarding. Yeah, I mean, I think the ethics do you think you might just want to introduce yourself. So, OK, sorry, Jude Franson. I'm, I'm sort of affiliated with the OP University still, but Aisha, Anna and I are part of a community based research group in our local council estate in North London. Harry gay. And we run a community based research programme.<text:line-break/>But on on the topic of unpaid labour.<text:line-break/>Which I think is really important. We make sure that all of our research is Community researchers debate for their knowledge, and it's not. It's not. It's not citizen science. So it's actually.<text:line-break/>Contributing expertise and knowledge about the different kind of topics that we research. But I think the other issue is also about representation. So as well as motivating different groups to engage the question of who's going to be excluded because they just can't afford to invest that time.<text:line-break/>Or other kind of obstacles. And I think the point that you made about the difference between young people and what they notice or what they're interested in, obviously it depends on hyperspace and science and what you're actually if it's very kind of routine and doesn't involve a lot of thinking or analysis, then maybe it doesn't matter so much. But if it does involve like contributions.<text:line-break/>Limited. If you can't afford to make sure that you've got the diverse.<text:line-break/>And I guess the final sort of comment, I don't know if anyone else has an update, is that as I understand that most citizen science tends to be focused on individual users, although you might work with schools or when you when you talk about users, is it sort of individual people have an accounting engaged? We also have good groups like participating in museum events and right, OK. So that's really interesting as well how the different dynamics between if you're at what motivates you, if you're just an individual doing in your own time versus.<text:line-break/>If you're in a group, whether it's a museum setting or in our community, if we had an account for the Community and different people.<text:line-break/>And contribute then that becomes a part of discussion, relationship or other projects as well as it's something quite different from if you're just saying at home by yourself and you might have.<text:line-break/>Be something about people coming together to do things and not feeling lonely, but also on what you said before about diversity. We talked about. There were differences in participation between the young people who were having lower science capital and higher science capital.<text:line-break/>So those who whose pay dance used to take them to museums before, or used to see them watch with them documentaries, they were more likely to participate and contribute higher quality dates as well. So that's </text:span><text:soft-page-break/><text:span text:style-name="T2">something that we have to take into account.<text:line-break/>About how we can better motivate those from lower, lower backgrounds and try to lift them so that they can reach the same level with the rest of the kids and have this background before they become adults.<text:line-break/>OK, I think I think Dan is asking me to go over.<text:line-break/>Testing.<text:line-break/>This I know there'll be a couple, but people might be interested in what you're doing because we're talking about how we're trying to make resource better and you're doing one of the facets by user testing. Yeah. So later on later in the afternoon, we we are having a briefing user testing of the RECOGIDO platform.<text:line-break/>And this is mainly to understand whether it's usable for at least the experts at this stage. And because you are the ones who may be in touch with the public and know more about their background.<text:line-break/>There.<text:line-break/>Thanks. In technology, let's say you may be able to provide us with some feedback as how we can make the platform more usable and user friendly. So I think that's it. Since we used to be doing that. So I'm a bit of luxury when I got Team 10 testers, people working off products, they're testing it in a different way. I think you're doing it a more holistic way. Yeah, I'm doing it so. So it'd be nice to know what people think of it at the end of it, maybe we can share that.<text:line-break/>Later on.<text:line-break/>I'm going to have a break now, won't we? Won't be so very excited. No, I don't think there's any break plans anywhere. That's later. It'd always be. We got to the point. You.<text:line-break/>Do I have 15 minutes? Yes, yes, you have the time. You didn't.<text:line-break/>Greetings everybody.<text:line-break/>World Historical guest here on technical director of it have been since its inception about seven years ago.<text:line-break/>We're on the verge of.<text:line-break/>On the verge of releasing a version three, I had hoped that it would be ready by now. If you navigate to this URL right now, you will see version 2.<text:line-break/>Which is not as good as version 3.<text:line-break/>And then.<text:line-break/>Look at that. I'll have to go live.<text:line-break/>Back to windows.<text:line-break/>That's a shame. See what happens with the rest of the slide, ****.<text:line-break/>It's a world of sort of gadgets here is essentially a place, data infrastructure project and it's based out of the University of Pittsburgh's World History Centre, which Maslow is the director. I'm the technical director. As I said, there's a small team that's been involved with it.<text:line-break/>Somewhat changing passive characters over time.<text:line-break/>This isn't gonna work.<text:line-break/>If you're on teams on your laptop, can you just from that?<text:line-break/>My laptop has HDMI.<text:line-break/></text:span><text:soft-page-break/><text:span text:style-name="T2">If you're, if you're connected to the teams core, can't you just share the screen from there? OK, that's not actually true. Sorry. Can you share it from your your laptop? Absolutely. Yeah. We tried that.<text:line-break/>Yeah.<text:line-break/>OK. And then most of them.<text:line-break/>Thanks.<text:line-break/>Umm. And go to teams and.<text:line-break/>Teams. I press that red button should be should.<text:line-break/>Welcome.<text:line-break/>Hey.<text:line-break/>Yes.<text:line-break/>That one you cherish it on.<text:line-break/>I don't know what to click here. I want to go down speech.<text:line-break/>K.<text:line-break/>The ideas?<text:line-break/>And that question.<text:line-break/>Uh.<text:line-break/>OK then.<text:line-break/>Have you heard the term demo hell?<text:line-break/>No, it's not. Not sure.<text:line-break/>Good. This is a high level talk. If we ever get to it.<text:line-break/>It tended to be that way.<text:line-break/>And I've turned on do this this.<text:line-break/>It's a whole lot of things to do.<text:line-break/>Then actually.<text:line-break/>And then.<text:line-break/>That's how they said.<text:line-break/>Yeah, actually, I'm not going to.<text:line-break/>It.<text:line-break/>Kevin, you ready?<text:line-break/>You've been there.</text:span></text:p>
      <text:p text:style-name="P2"><draw:frame draw:style-name="fr1" draw:name="Image9" text:anchor-type="char" svg:x="1.6cm" svg:y="0.813cm" svg:width="0.767cm" svg:height="0.767cm" draw:z-index="13"><draw:image xlink:href="Pictures/100000010000006400000064992A3FE77F1B29CA.png" xlink:type="simple" xlink:show="embed" xlink:actuate="onLoad" draw:mime-type="image/png"/></draw:frame><text:span text:style-name="T4"><text:line-break/>Rees, Gethin <text:s text:c="2"/></text:span><text:span text:style-name="T5">3:46:24</text:span><text:span text:style-name="T2"><text:line-break/>Can you hear me?</text:span></text:p>
      <text:p text:style-name="P2"><draw:frame draw:style-name="fr1" draw:name="Image10" text:anchor-type="char" svg:x="1.6cm" svg:y="0.813cm" svg:width="0.767cm" svg:height="0.767cm" draw:z-index="12"><draw:image xlink:href="Pictures/100000010000006400000064D53858494F0A0D1A.png" xlink:type="simple" xlink:show="embed" xlink:actuate="onLoad" draw:mime-type="image/png"/></draw:frame><text:span text:style-name="T4"><text:line-break/>CBH Betjeman Meeting Room <text:s text:c="2"/></text:span><text:span text:style-name="T5">3:46:26</text:span><text:span text:style-name="T2"><text:line-break/>Which one places?</text:span></text:p>
      <text:p text:style-name="P2"><draw:frame draw:style-name="fr1" draw:name="Image11" text:anchor-type="char" svg:x="1.6cm" svg:y="0.813cm" svg:width="0.767cm" svg:height="0.767cm" draw:z-index="11"><draw:image xlink:href="Pictures/100000010000006400000064992A3FE77F1B29CA.png" xlink:type="simple" xlink:show="embed" xlink:actuate="onLoad" draw:mime-type="image/png"/></draw:frame><text:span text:style-name="T4"><text:line-break/>Rees, Gethin <text:s text:c="2"/></text:span><text:span text:style-name="T5">3:46:36</text:span><text:span text:style-name="T2"><text:line-break/>I will struggle to fill Carl's shoes but.<text:line-break/>Will I will try.<text:line-break/>OK, hold on.<text:line-break/>Can you see that?</text:span></text:p>
      <text:p text:style-name="P2"><draw:frame draw:style-name="fr1" draw:name="Image12" text:anchor-type="char" svg:x="1.6cm" svg:y="0.813cm" svg:width="0.767cm" svg:height="0.767cm" draw:z-index="10"><draw:image xlink:href="Pictures/100000010000006400000064D53858494F0A0D1A.png" xlink:type="simple" xlink:show="embed" xlink:actuate="onLoad" draw:mime-type="image/png"/></draw:frame><text:span text:style-name="T4"><text:line-break/>CBH Betjeman Meeting Room <text:s text:c="2"/></text:span><text:span text:style-name="T5">3:47:03</text:span><text:span text:style-name="T2"><text:line-break/></text:span><text:soft-page-break/><text:span text:style-name="T2">Yeah.<text:line-break/>There we go. Yeah, exactly. Yeah.</text:span></text:p>
      <text:p text:style-name="P2"><draw:frame draw:style-name="fr1" draw:name="Image13" text:anchor-type="char" svg:x="1.6cm" svg:y="0.813cm" svg:width="0.767cm" svg:height="0.767cm" draw:z-index="9"><draw:image xlink:href="Pictures/100000010000006400000064992A3FE77F1B29CA.png" xlink:type="simple" xlink:show="embed" xlink:actuate="onLoad" draw:mime-type="image/png"/></draw:frame><text:span text:style-name="T4"><text:line-break/>Rees, Gethin <text:s text:c="2"/></text:span><text:span text:style-name="T5">3:47:06</text:span><text:span text:style-name="T2"><text:line-break/>Can you see it?<text:line-break/>And can you hear me?</text:span></text:p>
      <text:p text:style-name="P2"><draw:frame draw:style-name="fr1" draw:name="Image14" text:anchor-type="char" svg:x="1.6cm" svg:y="0.813cm" svg:width="0.767cm" svg:height="0.767cm" draw:z-index="8"><draw:image xlink:href="Pictures/100000010000006400000064D53858494F0A0D1A.png" xlink:type="simple" xlink:show="embed" xlink:actuate="onLoad" draw:mime-type="image/png"/></draw:frame><text:span text:style-name="T4"><text:line-break/>CBH Betjeman Meeting Room <text:s text:c="2"/></text:span><text:span text:style-name="T5">3:47:10</text:span><text:span text:style-name="T2"><text:line-break/>Yes.</text:span></text:p>
      <text:p text:style-name="P2"><draw:frame draw:style-name="fr1" draw:name="Image15" text:anchor-type="char" svg:x="1.6cm" svg:y="0.813cm" svg:width="0.767cm" svg:height="0.767cm" draw:z-index="7"><draw:image xlink:href="Pictures/100000010000006400000064992A3FE77F1B29CA.png" xlink:type="simple" xlink:show="embed" xlink:actuate="onLoad" draw:mime-type="image/png"/></draw:frame><text:span text:style-name="T4"><text:line-break/>Rees, Gethin <text:s text:c="2"/></text:span><text:span text:style-name="T5">3:47:12</text:span><text:span text:style-name="T2"><text:line-break/>Right. OK. Give me one SEC.<text:line-break/>Just put my put my phone on mute, you know.<text:line-break/>OK, your eyes do not deceive you. I was at the event earlier and now I'm home.</text:span></text:p>
      <text:p text:style-name="P2"><draw:frame draw:style-name="fr1" draw:name="Image16" text:anchor-type="char" svg:x="1.6cm" svg:y="0.813cm" svg:width="0.767cm" svg:height="0.767cm" draw:z-index="6"><draw:image xlink:href="Pictures/100000010000006400000064D53858494F0A0D1A.png" xlink:type="simple" xlink:show="embed" xlink:actuate="onLoad" draw:mime-type="image/png"/></draw:frame><text:span text:style-name="T4"><text:line-break/>CBH Betjeman Meeting Room <text:s text:c="2"/></text:span><text:span text:style-name="T5">3:47:31</text:span><text:span text:style-name="T2"><text:line-break/>Let's see, let's.</text:span></text:p>
      <text:p text:style-name="P2"><draw:frame draw:style-name="fr1" draw:name="Image17" text:anchor-type="char" svg:x="1.6cm" svg:y="0.813cm" svg:width="0.767cm" svg:height="0.767cm" draw:z-index="5"><draw:image xlink:href="Pictures/100000010000006400000064992A3FE77F1B29CA.png" xlink:type="simple" xlink:show="embed" xlink:actuate="onLoad" draw:mime-type="image/png"/></draw:frame><text:span text:style-name="T4"><text:line-break/>Rees, Gethin <text:s text:c="2"/></text:span><text:span text:style-name="T5">3:47:32</text:span><text:span text:style-name="T2"><text:line-break/>It is. I've got it. I was taking this topsy turvy approach to going home to present.</text:span></text:p>
      <text:p text:style-name="P2"><draw:frame draw:style-name="fr1" draw:name="Image18" text:anchor-type="char" svg:x="1.6cm" svg:y="0.813cm" svg:width="0.767cm" svg:height="0.767cm" draw:z-index="4"><draw:image xlink:href="Pictures/100000010000006400000064D53858494F0A0D1A.png" xlink:type="simple" xlink:show="embed" xlink:actuate="onLoad" draw:mime-type="image/png"/></draw:frame><text:span text:style-name="T4"><text:line-break/>CBH Betjeman Meeting Room <text:s text:c="2"/></text:span><text:span text:style-name="T5">3:47:34</text:span><text:span text:style-name="T2"><text:line-break/>See.</text:span></text:p>
      <text:p text:style-name="P2"><draw:frame draw:style-name="fr1" draw:name="Image19" text:anchor-type="char" svg:x="1.6cm" svg:y="0.813cm" svg:width="0.767cm" svg:height="0.767cm" draw:z-index="3"><draw:image xlink:href="Pictures/100000010000006400000064992A3FE77F1B29CA.png" xlink:type="simple" xlink:show="embed" xlink:actuate="onLoad" draw:mime-type="image/png"/></draw:frame><text:span text:style-name="T4"><text:line-break/>Rees, Gethin <text:s text:c="2"/></text:span><text:span text:style-name="T5">3:47:41</text:span><text:span text:style-name="T2"><text:line-break/>But it's slightly odd, but I've actually got another presentation straight after this.<text:line-break/>At a different event, I won't put the link in the chat, but.<text:line-break/>Yeah. So I've had to come out to do this. So in any case, right. So we heard a bit about Parapollo earlier and.<text:line-break/>This is a reusable browser based interface.<text:line-break/>Created by the locating a national collection project and the software was designed to enable users to explore cultural heritage collections.<text:line-break/>Through points on the map that represent web pages or clusters of web pages.<text:line-break/>Are from those collections and it was about, you know, as part of the Plagiar initiative, but it was also developed as part of towards national collection. It was developed as part of the locating a national collection project, which was a project in the first phase of this programme, which is a major investment in connecting the collections of the UK's cultural heritage institutions. You know, I'm sure those from the UK and probably further broader, broader, well familiar with it.<text:line-break/>So I won't go into too much detail and we're creating a national collection.<text:line-break/>Helped.<text:line-break/></text:span><text:soft-page-break/><text:span text:style-name="T2">Cultural heritage organisations to use location data such as where objects were made or used, or the places they depict and describe to connect the UK to connect the questions of institutions and the project's hypothesis was that geographical information is location data offered a particularly effective way to break down the barriers that exist between these collections and historic England were a partner on the project.<text:line-break/>Thanks to John Cattell for his input and many others. Actually historic England and.<text:line-break/>We felt that this, we felt that location data was a useful way to connect collections for two reasons. The first was technical.<text:line-break/>Geospatial data offers low hanging fruit for for connecting questions, and the second was through engagement.<text:line-break/>So just on the technical side.<text:line-break/>Galleries, libraries, archives and museums.<text:line-break/>The records are replete with toponyms these place names.<text:line-break/>Whereas in historic environment organisations like historic England.<text:line-break/>Holds large quantities of coordinate data. It's not so common in glams, and one thing we were looking to do in the project is can try and connect these two types of data.<text:line-break/>Of of location data and.<text:line-break/>Try and retain some of the nuance and complexity.<text:line-break/>In in making these connections.<text:line-break/>As alongside that, we were looking at in from an engagement perspective, now geography is closely related to identity and this offers opportunities for or motivations for amongst the public for engaging with collections. So for example.<text:line-break/>I might not be interested in a Roman coin, but if that Roman coin was found in my garden.<text:line-break/>Suddenly it takes on a huge a whole new dimension, OK. And so we're looking at different ways to explore this. And one of the ways we did this was through audience research. I'm led by the National Trust. Thanks to, you know, the the, the researchers involved and this audience research.<text:line-break/>Consisted of three stages.<text:line-break/>With representative samples from the UK.<text:line-break/>Population we we had a survey we worked with qualitative work was with focus groups and we use this concept of a pre two type. Now that's probably the worst word you'll hear today in in the workshop. But.<text:line-break/>It prejudice not a prototype. It comes it's it's a quick way of testing user interface ideas with focus groups.<text:line-break/>And so that we it avoids costly development or can guide the development of application development software development following the Strokes Group. So a pre two type it basically consists of a simple PowerPoint slide and I'll just give you an example of 1 here which is Linda's foreign and we pitched this visit plus platform at the to the focus group as a way of accessing.<text:line-break/>A variety of cultural heritage web pages that are related to a particular </text:span><text:soft-page-break/><text:span text:style-name="T2">visitor site.<text:line-break/>Now in this way, the visitor site acts as a Nexus.<text:line-break/>For the alignment, a Nexus within which these web pages can be.<text:line-break/>Discovered.<text:line-break/>And there and you know, we generally did have a positive reaction to this pokus groups. Participants saw value in this before and after visits to sites, and they were, you know, this association would travel as a driver for engagement with collections was was was strongly, strongly, was warmly received.<text:line-break/>But there was some confusion around the name visit plus.<text:line-break/>You know, people would were asking whether they would be stumbling around Windows Phone, Iowa and looking at triple IF of the British Library's windows foreign Gospels, for example, on their phone. And so actually, we found that the branding here actually obscured some of the value at types at times. The other thing I'd mention about this P2 type was that.<text:line-break/>Other other pre two types that were focused on local exploration actually, such as in.<text:line-break/>Finding collection items that were related to the local, the neighbourhoods that people lived in or neighbourhoods they used to live in or neighbour or areas where.<text:line-break/>They, their ancestors, came from often had a more positive reaction.<text:line-break/>Two, but in any case this this was So what we were trying to do is look at how people engage here with linked data. This was a linked data model and we then went on to build visit plus. Hopefully this video will start.<text:line-break/>Using Parapollo and here the the 1600 heritage visitor sites from around the UK acted as a gazetteer and.<text:line-break/>These are sites of national significance generally.<text:line-break/>From, you know, English Heritage, Historic Environment Scotland.<text:line-break/>Et cetera. And we wanted to align these with with.<text:line-break/>Data from glams.<text:line-break/>Particularly the British Library, but we also worked with portable antiquity, Scheme, Art UK and Imperial War Museum.<text:line-break/>To find data sets that we could align geospatially with the Gazetteer of Heritage visitor sites.<text:line-break/>I must admit I must say that the in amongst glams there were relatively few datasets that had coordinates.<text:line-break/>Amongst them that we could find.<text:line-break/>You know, mainly it was myself and colleagues at the British Library that had created them specifically for this project actually.<text:line-break/>And so that is a that's a that's a wikuna, which should be addressed in terms of this link data. But the other the other point I just wanted to make about this was that.<text:line-break/>When we aligned datasets using coordinates, we could make a much greater range of connections than using place names, because coordinates may be only a kilometre apart, but the place names that </text:span><text:soft-page-break/><text:span text:style-name="T2">those coordinates records came from.<text:line-break/>Were completely might be completely different and so rather than making just that semantic connection we made the, you know this geospatial connection.<text:line-break/>OK, so Parapoleo is a browser based web tool and it's. As I said it's and I I mentioned this morning, it's designed for this discovery use case, which is to find a single point on the map, open the pop up, have a very clear URL there and click through to web pages.<text:line-break/>The purpose of parapo is to click through to those web pages. If your data is if your institution or project are not hosting.<text:line-break/>Data on their own web pages. Then you know it peripheral might not be the tool for you to be honest.<text:line-break/>It's designed to be reusable, it's open source, it's relatively simple to create and I'll I'll show you your own maps. I'll show you a little walkthrough of that in a second. And finally it's I think it's sustainable. I was based on a free hosting method, GitHub pages. It's a front end only app.<text:line-break/>Now it works with data in our Jason format and we've also provided this thanks to Stephen Gadds who will also feature in the next presentation.<text:line-break/>I understand that right World Historical Gazetteer. We also provide this Geo data curation tool called. Now it's a. It was a kind of it was a tool that was originally developed for use by the project team.<text:line-break/>But you know and and there is there are some quite advanced features that are difficult to use, but some of the simple features that are required to get a map going are very easy and you can look at this URL here.<text:line-break/>To get more information, there's, you know, there's walkthroughs there for getting making a map going or do get in contact with me as well, so.<text:line-break/>If we work.<text:line-break/>In the tradition of the workshop today, which is to show slides of data that it's impossible to see, I I I'm I have a spreadsheet here and the this is what you need in your spreadsheet. I don't know if you can see that, but there's a title you need. You need a URL and you need an X&amp;Y essentially. Now there are different ways to get that X&amp;Y coordinate like you know.<text:line-break/>Well one coord.<text:line-break/>And one way is as simple as this, you know, go to Google Maps, find the place that you were looking for. Right quick. You can copy and paste the coordinates off the off Google Maps and into your spreadsheet. I mean, you know, obviously if you have thousands of places you don't want to do it that way. There are automated ways of doing this. I don't have the time to explain today. Also is I was when historic England have this pier which perhaps is I'm not actually sure where it is.<text:line-break/>As there are photo anyway, that's a separate I wasn't. I was expecting to have the event in that location anyway.</text:span></text:p>
      <text:p text:style-name="P2"><draw:frame draw:style-name="fr1" draw:name="Image20" text:anchor-type="char" svg:x="1.6cm" svg:y="0.813cm" svg:width="0.767cm" svg:height="0.767cm" draw:z-index="2"><draw:image xlink:href="Pictures/100000010000006400000064D53858494F0A0D1A.png" xlink:type="simple" xlink:show="embed" xlink:actuate="onLoad" draw:mime-type="image/png"/></draw:frame><text:span text:style-name="T4"><text:line-break/>CBH Betjeman Meeting Room <text:s text:c="2"/></text:span><text:span text:style-name="T5">3:59:50</text:span><text:span text:style-name="T2"><text:line-break/>Hmm.</text:span></text:p>
      <text:p text:style-name="P2"><draw:frame draw:style-name="fr1" draw:name="Image21" text:anchor-type="char" svg:x="1.6cm" svg:y="0.813cm" svg:width="0.767cm" svg:height="0.767cm" draw:z-index="1"><draw:image xlink:href="Pictures/100000010000006400000064992A3FE77F1B29CA.png" xlink:type="simple" xlink:show="embed" xlink:actuate="onLoad" draw:mime-type="image/png"/></draw:frame><text:soft-page-break/><text:span text:style-name="T4"><text:line-break/>Rees, Gethin <text:s text:c="2"/></text:span><text:span text:style-name="T5">3:59:59</text:span><text:span text:style-name="T2"><text:line-break/>So on on Google Maps. Now this is what we call ago, so it will call goes in the most simple functionality for local go is that you just point your browser here. It's openly available app you choose input.</text:span></text:p>
      <text:p text:style-name="P4"><text:span text:style-name="T3">11 June 2024, 1:34pm</text:span></text:p>
      <text:p text:style-name="P3"><draw:frame draw:style-name="fr1" draw:name="Image54" text:anchor-type="char" svg:x="1.6cm" svg:y="0.813cm" svg:width="0.767cm" svg:height="0.767cm" draw:z-index="53"><draw:image xlink:href="Pictures/100000010000006400000064992A3FE77F1B29CA.png" xlink:type="simple" xlink:show="embed" xlink:actuate="onLoad" draw:mime-type="image/png"/></draw:frame><text:span text:style-name="T4"><text:line-break/>Rees, Gethin <text:s text:c="2"/></text:span><text:span text:style-name="T5">0:18</text:span><text:span text:style-name="T2"><text:line-break/>And and and that basically uploads a spreadsheet to Ocala go the spread of the type that I mentioned before with title.<text:line-break/>You are now lat long.<text:line-break/>And then you can open this.<text:line-break/>Moodle and here they you can assign the four columns at the top there.<text:line-break/>To to to.<text:line-break/>Jason Fields OK.<text:line-break/>And you don't need to know anything about Jason here. All you need to do is follow the instructions for those fields.<text:line-break/>And and I think in most cases they will auto populate anyway based on the the the type, the titles of your columns in the spreadsheet.<text:line-break/>And then you just go to the bottom and click on convert.<text:line-break/>And you will you can view the resulting Jason, you don't need to view the resulting Jason, all you need to do is click download and you'll have that file.<text:line-break/>And which can then be uploaded? I mean it'll. You know, it'll look something like this. Like Geojson here, although that that one I see doesn't have a URL so it may also should have a URL we'll call go. We'll do that and you can then import the repository to GitHub pages.<text:line-break/>It's just a some matter of doing a few simple clicks. You'll need a GitHub account of course, and those those you know in that graphical user interface the quicksil require will be our laid out. You know, in the walkthroughs. And once you've done that, you'll have, you can, you'll have a map that will be openly available to the public.<text:line-break/>And I'm in a sustainable fashion.<text:line-break/>So.<text:line-break/>Parapu has been taken forward in various forms.<text:line-break/>By, you know, performance software and Reiner as well, and there are projects using it. For example at the Swiss Institute of Bioinformatics.<text:line-break/>You know, Yale University and the National Library of Israel.<text:line-break/>And as well as many others, so do get in contact with me. If you're interested in using parapro.<text:line-break/>And.<text:line-break/>Do get in contact with the Plagios visualisation group.<text:line-break/>Within the network and I'm, you know, I'm hopeful that we'll see further uptake of parapoil following this. Thanks very much.</text:span></text:p>
      <text:p text:style-name="P3"><draw:frame draw:style-name="fr1" draw:name="Image53" text:anchor-type="char" svg:x="1.6cm" svg:y="0.813cm" svg:width="0.767cm" svg:height="0.767cm" draw:z-index="52"><draw:image xlink:href="Pictures/100000010000006400000064D53858494F0A0D1A.png" xlink:type="simple" xlink:show="embed" xlink:actuate="onLoad" draw:mime-type="image/png"/></draw:frame><text:span text:style-name="T4"><text:line-break/>CBH Betjeman Meeting Room <text:s text:c="2"/></text:span><text:span text:style-name="T5">3:03</text:span><text:span text:style-name="T2"><text:line-break/></text:span><text:soft-page-break/><text:span text:style-name="T2">Yeah.<text:line-break/>Does anyone have any questions for getting right now? Because Kevin has to disappear pretty quickly.<text:line-break/>We have one.<text:line-break/>OK.<text:line-break/>So any more questions, Kevin?<text:line-break/>Getting dismissed.</text:span></text:p>
      <text:p text:style-name="P3"><draw:frame draw:style-name="fr1" draw:name="Image52" text:anchor-type="char" svg:x="1.6cm" svg:y="0.813cm" svg:width="0.767cm" svg:height="0.767cm" draw:z-index="51"><draw:image xlink:href="Pictures/100000010000006400000064992A3FE77F1B29CA.png" xlink:type="simple" xlink:show="embed" xlink:actuate="onLoad" draw:mime-type="image/png"/></draw:frame><text:span text:style-name="T4"><text:line-break/>Rees, Gethin <text:s text:c="2"/></text:span><text:span text:style-name="T5">3:29</text:span><text:span text:style-name="T2"><text:line-break/>OK, I should.</text:span></text:p>
      <text:p text:style-name="P3"><draw:frame draw:style-name="fr1" draw:name="Image51" text:anchor-type="char" svg:x="1.6cm" svg:y="0.813cm" svg:width="0.767cm" svg:height="0.767cm" draw:z-index="50"><draw:image xlink:href="Pictures/100000010000006400000064D53858494F0A0D1A.png" xlink:type="simple" xlink:show="embed" xlink:actuate="onLoad" draw:mime-type="image/png"/></draw:frame><text:span text:style-name="T4"><text:line-break/>CBH Betjeman Meeting Room <text:s text:c="2"/></text:span><text:span text:style-name="T5">3:35</text:span><text:span text:style-name="T2"><text:line-break/>Look, are you still there?</text:span></text:p>
      <text:p text:style-name="P3"><draw:frame draw:style-name="fr1" draw:name="Image50" text:anchor-type="char" svg:x="1.6cm" svg:y="0.813cm" svg:width="0.767cm" svg:height="0.767cm" draw:z-index="49"><draw:image xlink:href="Pictures/100000010000006400000064992A3FE77F1B29CA.png" xlink:type="simple" xlink:show="embed" xlink:actuate="onLoad" draw:mime-type="image/png"/></draw:frame><text:span text:style-name="T4"><text:line-break/>Rees, Gethin <text:s text:c="2"/></text:span><text:span text:style-name="T5">3:38</text:span><text:span text:style-name="T2"><text:line-break/>Sorry, yes, I should be around for another half hour.<text:line-break/>OK. Thank you.</text:span></text:p>
      <text:p text:style-name="P3"><draw:frame draw:style-name="fr1" draw:name="Image49" text:anchor-type="char" svg:x="1.6cm" svg:y="0.813cm" svg:width="0.767cm" svg:height="0.767cm" draw:z-index="48"><draw:image xlink:href="Pictures/100000010000006400000064D53858494F0A0D1A.png" xlink:type="simple" xlink:show="embed" xlink:actuate="onLoad" draw:mime-type="image/png"/></draw:frame><text:span text:style-name="T4"><text:line-break/>CBH Betjeman Meeting Room <text:s text:c="2"/></text:span><text:span text:style-name="T5">3:44</text:span><text:span text:style-name="T2"><text:line-break/>I I have just a very basic which is actually nothing to do with paying player, but are you able to keep track of usage? You mean you've mentioned a few few groups who are using it. How do you know about that? Have they got in contact or are you seeing?<text:line-break/>Activity on GitHub. How how are you aware of its usage?</text:span></text:p>
      <text:p text:style-name="P3"><draw:frame draw:style-name="fr1" draw:name="Image48" text:anchor-type="char" svg:x="1.6cm" svg:y="0.813cm" svg:width="0.767cm" svg:height="0.767cm" draw:z-index="47"><draw:image xlink:href="Pictures/100000010000006400000064992A3FE77F1B29CA.png" xlink:type="simple" xlink:show="embed" xlink:actuate="onLoad" draw:mime-type="image/png"/></draw:frame><text:span text:style-name="T4"><text:line-break/>Rees, Gethin <text:s text:c="2"/></text:span><text:span text:style-name="T5">4:06</text:span><text:span text:style-name="T2"><text:line-break/>First, we can you know they get in contact. Second, yes, if you you know you can search GitHub for the parapoil instances.<text:line-break/>Because they have to do have to be openly available. I'm not private repos and 3rd in a slightly different vein. You can include Google Analytics.<text:line-break/>In Parapro, that wouldn't allow me to keep track of who, who has created other instances but those.<text:line-break/>To create their own instances can keep track of users.<text:line-break/>By, you know, taking a Google Analytics code and just embedding it in the Jason file.</text:span></text:p>
      <text:p text:style-name="P3"><draw:frame draw:style-name="fr1" draw:name="Image47" text:anchor-type="char" svg:x="1.6cm" svg:y="0.813cm" svg:width="0.767cm" svg:height="0.767cm" draw:z-index="46"><draw:image xlink:href="Pictures/100000010000006400000064D53858494F0A0D1A.png" xlink:type="simple" xlink:show="embed" xlink:actuate="onLoad" draw:mime-type="image/png"/></draw:frame><text:span text:style-name="T4"><text:line-break/>CBH Betjeman Meeting Room <text:s text:c="2"/></text:span><text:span text:style-name="T5">4:47</text:span><text:span text:style-name="T2"><text:line-break/>Yeah. Thanks, Kathy. So just a very quick follow up with these other usages. Are they doing exactly what you did or are they also developing periplan which leads into a kind of related question?</text:span></text:p>
      <text:p text:style-name="P3"><draw:frame draw:style-name="fr1" draw:name="Image46" text:anchor-type="char" svg:x="1.6cm" svg:y="0.813cm" svg:width="0.767cm" svg:height="0.767cm" draw:z-index="45"><draw:image xlink:href="Pictures/100000010000006400000064992A3FE77F1B29CA.png" xlink:type="simple" xlink:show="embed" xlink:actuate="onLoad" draw:mime-type="image/png"/></draw:frame><text:span text:style-name="T4"><text:line-break/>Rees, Gethin <text:s text:c="2"/></text:span><text:span text:style-name="T5">4:48</text:span><text:span text:style-name="T2"><text:line-break/>As well.</text:span></text:p>
      <text:p text:style-name="P3"><draw:frame draw:style-name="fr1" draw:name="Image45" text:anchor-type="char" svg:x="1.6cm" svg:y="0.813cm" svg:width="0.767cm" svg:height="0.767cm" draw:z-index="44"><draw:image xlink:href="Pictures/100000010000006400000064D53858494F0A0D1A.png" xlink:type="simple" xlink:show="embed" xlink:actuate="onLoad" draw:mime-type="image/png"/></draw:frame><text:span text:style-name="T4"><text:line-break/>CBH Betjeman Meeting Room <text:s text:c="2"/></text:span><text:span text:style-name="T5">5:01</text:span><text:span text:style-name="T2"><text:line-break/></text:span><text:soft-page-break/><text:span text:style-name="T2">About development, do you see this being developed further with the use cases?</text:span></text:p>
      <text:p text:style-name="P3"><draw:frame draw:style-name="fr1" draw:name="Image44" text:anchor-type="char" svg:x="1.6cm" svg:y="0.813cm" svg:width="0.767cm" svg:height="0.767cm" draw:z-index="43"><draw:image xlink:href="Pictures/100000010000006400000064992A3FE77F1B29CA.png" xlink:type="simple" xlink:show="embed" xlink:actuate="onLoad" draw:mime-type="image/png"/></draw:frame><text:span text:style-name="T4"><text:line-break/>Rees, Gethin <text:s text:c="2"/></text:span><text:span text:style-name="T5">5:07</text:span><text:span text:style-name="T2"><text:line-break/>Yes.<text:line-break/>Some of the projects have forked.<text:line-break/>Our parapleu and have made changes to the user interface.<text:line-break/>Where is. But I would say the majority have not done that actually in the last few weeks.<text:line-break/>We've seen quite a few issues raised on it by.<text:line-break/>A developer about UI changes that they're making and how they can contribute them back, but I'm not absolutely sure. I've had a quick look at that. I'm not sure who that is. Some some you know with these GitHub usernames, it's not always clear who's behind them. Is it so?<text:line-break/>And and so there's a conversation going on there.</text:span></text:p>
      <text:p text:style-name="P3"><draw:frame draw:style-name="fr1" draw:name="Image43" text:anchor-type="char" svg:x="1.6cm" svg:y="0.813cm" svg:width="0.767cm" svg:height="0.767cm" draw:z-index="42"><draw:image xlink:href="Pictures/100000010000006400000064D53858494F0A0D1A.png" xlink:type="simple" xlink:show="embed" xlink:actuate="onLoad" draw:mime-type="image/png"/></draw:frame><text:span text:style-name="T4"><text:line-break/>CBH Betjeman Meeting Room <text:s text:c="2"/></text:span><text:span text:style-name="T5">5:54</text:span><text:span text:style-name="T2"><text:line-break/>Thank you.</text:span></text:p>
      <text:p text:style-name="P3"><draw:frame draw:style-name="fr1" draw:name="Image42" text:anchor-type="char" svg:x="1.6cm" svg:y="0.813cm" svg:width="0.767cm" svg:height="0.767cm" draw:z-index="41"><draw:image xlink:href="Pictures/100000010000006400000064992A3FE77F1B29CA.png" xlink:type="simple" xlink:show="embed" xlink:actuate="onLoad" draw:mime-type="image/png"/></draw:frame><text:span text:style-name="T4"><text:line-break/>Rees, Gethin <text:s text:c="2"/></text:span><text:span text:style-name="T5">5:54</text:span><text:span text:style-name="T2"><text:line-break/>But, but you know, we would like to see the addition of a time bar.<text:line-break/>That would be, you know, for time for filtering a time visualisation and and philtre that would be an excellent addition and there are various other UI ideas that you know that it would be great if particular projects might implement.</text:span></text:p>
      <text:p text:style-name="P3"><draw:frame draw:style-name="fr1" draw:name="Image41" text:anchor-type="char" svg:x="1.6cm" svg:y="0.813cm" svg:width="0.767cm" svg:height="0.767cm" draw:z-index="40"><draw:image xlink:href="Pictures/100000010000006400000064D53858494F0A0D1A.png" xlink:type="simple" xlink:show="embed" xlink:actuate="onLoad" draw:mime-type="image/png"/></draw:frame><text:span text:style-name="T4"><text:line-break/>CBH Betjeman Meeting Room <text:s text:c="2"/></text:span><text:span text:style-name="T5">6:22</text:span><text:span text:style-name="T2"><text:line-break/>Thanks so much. Kenton going to Cardiff if there's no more questions for.<text:line-break/>Thanks, Jeff, and good luck with the next presentation.<text:line-break/>Oh, come on. Tell him. Do stations. What would you have to do? Do you want to try and present our teams, or do you want to see what happens?<text:line-break/>But I want to go.<text:line-break/>That's promising.<text:line-break/>Advance.<text:line-break/>The bad? Woo Hoo. We have heat maps. That's where I looked all.<text:line-break/>Thankfully, it's just recently developed a mental practise called Zen Stoicism.<text:line-break/>I think that to use right now.<text:line-break/>World Historical Gazets here is an ambitious place data infrastructure project that's not a single gazetteer. This is the home page about to be revealed of version 3.<text:line-break/>We're attempting to do several things that didn't appear in version two of the search on the front page, there's a carousel of sample datasets. There's hopefully a simplified introduction to the things that happened on this.<text:line-break/>Complicated site.<text:line-break/></text:span><text:soft-page-break/><text:span text:style-name="T2">Expressed in those verbs, search, browse, build, publish, teach.<text:line-break/>This is gonna be a race. As I mentioned, there's a team at University of Pittsburgh, and we've had a substantial funding from the US National Endowment for the Humanities and other places. It's just through this end. Recently, this is a message I got from Reinder Simon, who has been mentioned here often.<text:line-break/>He said that the Geoplugin is ready, it includes a connector to wiki data and Whc, which is really nice.<text:line-break/>So what he's talking about there is recogito, is that right? And and there's now this link up to the world leadership, which was not in the old replicate. Sorry, it wasn't in the old replicator. This is the new replicas, the new replica. We're all we're talking about.<text:line-break/>So world sort of crazy here. It's not a single gazetteer, it's not a single authority gazetteer. What it is, is they. What do you like? A repository, library, compendium appliance, a gaggle?<text:line-break/>Linked historical gaps of tier so contributed gazetteer data sets live independently within the system and they are LinkedIn a ways that all will demonstrate to you what.<text:line-break/>Kind of contributed data sets are there. I don't know how much you can see there, but it's quite a variety.<text:line-break/>And the size and scope and geographic coverage, this is a new gallery page. You can see there, there are 71 public data sets at the moment.<text:line-break/>Hello.<text:line-break/>There's another.<text:line-break/>Is had to throw in something about the ancient world, so there's creates a preview of what great data set.<text:line-break/>There are several important historical Gadgeteer systems out there in the world, and one of the and and.<text:line-break/>We've drawn a lot from their experience and I would say play these definitely one and also vision of Britain that we're in the process of accessioning the entire vision of Britain data set in, which is 20, something thousand. This is a a little sampling. This is a new data set presentation publication.<text:line-break/>This mention made of indigeneity and and.<text:line-break/>We're really.<text:line-break/>Focusing one of our focuses is on filling in the map and finding indigenous place ancient, including linking those with the non indigenous place names.<text:line-break/>So the linking takes place at a record level within the system, so there are there are features and tools that allow for your individual record for a place to be linked with somebody else's individual record place, which is kind of abstract. And I'll mention here also.<text:line-break/>Talking about.<text:line-break/>Specialised gazetteer resources.<text:line-break/>Being available in annotation platforms like rdogatall, you might choose to use Pleiades if that's if your source is want that you might choose other </text:span><text:soft-page-break/><text:span text:style-name="T2">use other resources.<text:line-break/>Well, the sort of Gazette here is a publication platform for specialised gazetteers and the interface to its data will include the ability to specify individual data sets to use as a source or collections of data sets to use as a source. This is an important.<text:line-break/>Thing related to the recovery tips.<text:line-break/>So in practise, what does it mean to link?<text:line-break/>The records for a single place. Well, these are four attestations for Oxford that live in a place portal pays, so there's a nice parade thanks to Stephen Gad, there's a pretty presentation page for that demonstrating that there are four, and then maybe in time there'll be 40 on there. But really under the hood, that data is accessible via the API. So. So our record for Oxford, Oxford, for example.<text:line-break/>It is really a set of attestations for Oxford, those that we have so far, or any given place. If it's the case.<text:line-break/>So I'm gonna this is an attempt to draw a virtual circle, a virtuous circle. And and it didn't turn out to be so circular.<text:line-break/>And graphically anyway, you might recognise yourself in this picture.<text:line-break/>The people studying the past and working with materials from the past, from any number of disciplines, pills and clams, and so on and so forth.<text:line-break/>They have geographic questions. They may simply wanna map.<text:line-break/>Their sources, or they may have spatial questions.<text:line-break/>References to place in historical sources, as everybody here knows, come in a form of place names, so this is a major, major role for gazetteers to play in this whole ecosystem. So if you find references to place any number of variants or languages are involved, there's an excellent chance that you would find.<text:line-break/>The particular variant you're looking for and be able to see the locate so you've come to world historical gadgets here. There are several sets of use cases. One would be simply to search and browse in this graphical interface.<text:line-break/>And as I've shown in a couple of screens, that's certainly possible.<text:line-break/>Another is to Geocode as I said, to find locations for your place references, and another is to develop.<text:line-break/>In this way, as you geocode your sources, develop a gazetteer of your work and you have the option to publish it.<text:line-break/>Which is the last step of the oh, I should say that we have significant tool in world source here's reconciliation service. So we've previously had three and a half million wiki data records to use for that geocoding.<text:line-break/>Now that 10 million or so Geo names records, so now the 13 million chances to find a location for the place reference that that you have in this way you augment your data set and you upload a data set and and reconcile it, then you're augmenting it with geometry that may have been missing and or name variants and or authority identifiers.<text:line-break/>Wikidata holds lots and lots of authority identifiers.<text:line-break/>You have the option at that point to just simply download this augmented </text:span><text:soft-page-break/><text:span text:style-name="T2">data and do whatever it is that you want to do with it. You might want to use it in some of the platforms that have been discussed or other platforms you do something in GIS and do something special, analytical or whatever. That is an option.<text:line-break/>You also, as I mentioned have the option to publish that data to take steps forward to make your metadata complete enough to be an actual publication.<text:line-break/>Both your data set and a published data set and all of the place records within it have permanent quote unquote identifiers.<text:line-break/>And in that sense, we really are a publication venue and increasingly making that a focus. So we'll be minting Dois for datasets so going forward.<text:line-break/>Some people have in mind to publish their Gadgeteer data sets. People do that work of taking the place references that they find in their historical sources and then geocoding them. It's a really nice to have a place to put that stuff. Now if you're working in the ancient in the ancient world.<text:line-break/>Put it in Pleiades. Simple.<text:line-break/>And for some other specialised gadgeteers, it's that simple also. But this is a very generic platform that it makes. It's a place for the world.<text:line-break/>All of the place names.<text:line-break/>Overall time in the world could conceivably, conceivably.<text:line-break/>The system can accommodate. I should mention that there's an API, so one thing that we're doing is, for example, I've been working with Tom Elliot to towards the goal of providing an API to play these data.<text:line-break/>That is configurable and and mandible. So we will be indexing in all platies and some other major data sets. Those will be accessible from our API.<text:line-break/>By specifying as I've mentioned specific data set or set of data sets.<text:line-break/>Through this end, at the last minute, then people were talking about fuzziness and search, and this is definitely something that is new. So all of our search, whether it's in the API or whether it's in the interface, you have the option to look for these various modes.<text:line-break/>Say something about link places format real quickly.<text:line-break/>It's been mentioned here. It was developed for use in the original parapleo and for World Historical Fazzati it was a kind of a joint effort of Reiner in mind, but also critically, Richard Light and Greg Klein were involved. And.<text:line-break/>So a collaborative effort to to develop this format, which is we use it and it's increasingly seen use elsewhere. It is geojson LD. So it's it is valid RDF.<text:line-break/>And it's also valid goj time, so all the stuff that normal goj time doesn't have is ignored by any application that consumes cfjc this ignores it.<text:line-break/>In places format principally is a temporal extension to GOJ's. I think he was missing is a is a formal or standard way of expressing temporality, and it's just very quickly. I'll say that you can temporally scope.<text:line-break/>An entire place record.<text:line-break/>Or any of its names. Any of the name variants in that place? Record which unlimited number any of the place types, places change type and move from Villous City.<text:line-break/></text:span><text:soft-page-break/><text:span text:style-name="T2">OK, logical side.<text:line-break/>Relations and so forth, and of course geographic extends particularly of areas, but.<text:line-break/>Other times also. So all of those elements can be assigned a when.<text:line-break/>Property this kind of as I mentioned before, allows for a certain amount of fuzziness or flexibility, that is that the start and end each have a start and end potentially.<text:line-break/>I'm raising.<text:line-break/>As I said that the the the project is large, there's a lot going on. No way I can cover it all.<text:line-break/>Which motivated me to bring forth this old figure that I used to have on all of my slides.<text:line-break/>And version 3.<text:line-break/>Within a week, I think the.<text:line-break/>Available.<text:line-break/>OK.<text:line-break/>Do you have any questions for car?<text:line-break/>I'm sorry my hearing is terrible, so I'm not getting slightly weird. Yeah, I'm not gonna walk towards it.<text:line-break/>Would you include what, 3 words as a gazetteer?<text:line-break/>The three words? Yeah. Mm hmm. It's a it's a location system where each 33 metre square on the earth has been assigned 3 separate words. So it's a unique identifier.<text:line-break/>Well, that's not really because.<text:line-break/>No, it's not, but algorithmic. It's the you have a fixed, fixed list of words, and there's a there's an algorithm that maps to maps both ways to this, and ultimately it's a fixed set.<text:line-break/>So if you know that you know the 1/3 words in or, it's different different language variants.<text:line-break/>It's not. It's also not one single set free.<text:line-break/>So.<text:line-break/>It's unexploded world.<text:line-break/>I am looking at.<text:line-break/>Another way.<text:line-break/>I'm just, you know, it's it's becoming more and more it's really useful.<text:line-break/>Yeah, it's pretty easy to do servicing.<text:line-break/>Do you use our system or geographical location there are there are there are houses in my village which have what 3 words back on their game. So the delivery drivers can find me, yeah.<text:line-break/>It means that it became more widely adopted than we'd have to think.<text:line-break/>The emergency services do use it.<text:line-break/>Yeah. Good. Good. I'll, I was going to say as always, you know, inspiring and fantastic. I know that you are just finished developing the version three, but yeah, yeah, I'm looking forward to see you also or to ask you what is next after.<text:line-break/>This actually that's our project director's apartment. Ruth Boston. She </text:span><text:soft-page-break/><text:span text:style-name="T2">likes to talk about blue Sky. And so we have a list of things for version 4. You know, things that we're we haven't gotten to.<text:line-break/>There's several.<text:line-break/>Well, the AP is gonna be improved radically, but that'll be by the end of this year and we'll be in version 3.<text:line-break/>The reconciliation process, as any of you know, try to resolve a place name to a location and you use open, refine or whatever and that our tool, by the way is better.<text:line-break/>It's incredibly difficult and in the last year or two, as you know, AI has come into the picture and so investigating the potential application for.<text:line-break/>Large language models, but also just machine learning. So because.<text:line-break/>My instinct is that.<text:line-break/>Most names are proper names and they don't have semantics per SE, so my instinct was.<text:line-break/>That they're not applicable to place names that the large language model, but I've been proven otherwise, but recently about xpbt that seems to be able to evolve names, makes it one we're getting a question from Peter.</text:span></text:p>
      <text:p text:style-name="P3"><draw:frame draw:style-name="fr1" draw:name="Image40" text:anchor-type="char" svg:x="1.6cm" svg:y="0.813cm" svg:width="0.767cm" svg:height="0.767cm" draw:z-index="39"><draw:image xlink:href="Pictures/10000001000000640000006446A4B96EE8C6F932.png" xlink:type="simple" xlink:show="embed" xlink:actuate="onLoad" draw:mime-type="image/png"/></draw:frame><text:span text:style-name="T4"><text:line-break/>Petr Pridal (MapTiler) (Guest) <text:s text:c="2"/></text:span><text:span text:style-name="T5">23:33</text:span><text:span text:style-name="T2"><text:line-break/>Yep. Hello, Carl.<text:line-break/>Amazing project.</text:span></text:p>
      <text:p text:style-name="P3"><draw:frame draw:style-name="fr1" draw:name="Image39" text:anchor-type="char" svg:x="1.6cm" svg:y="0.813cm" svg:width="0.767cm" svg:height="0.767cm" draw:z-index="38"><draw:image xlink:href="Pictures/100000010000006400000064D53858494F0A0D1A.png" xlink:type="simple" xlink:show="embed" xlink:actuate="onLoad" draw:mime-type="image/png"/></draw:frame><text:span text:style-name="T4"><text:line-break/>CBH Betjeman Meeting Room <text:s text:c="2"/></text:span><text:span text:style-name="T5">23:36</text:span><text:span text:style-name="T2"><text:line-break/>Yes, we can now.</text:span></text:p>
      <text:p text:style-name="P3"><draw:frame draw:style-name="fr1" draw:name="Image38" text:anchor-type="char" svg:x="1.6cm" svg:y="0.813cm" svg:width="0.767cm" svg:height="0.767cm" draw:z-index="37"><draw:image xlink:href="Pictures/10000001000000640000006446A4B96EE8C6F932.png" xlink:type="simple" xlink:show="embed" xlink:actuate="onLoad" draw:mime-type="image/png"/></draw:frame><text:span text:style-name="T4"><text:line-break/>Petr Pridal (MapTiler) (Guest) <text:s text:c="2"/></text:span><text:span text:style-name="T5">23:38</text:span><text:span text:style-name="T2"><text:line-break/>Can you hear me?<text:line-break/>Yeah. Amazing Project, 2 questions.<text:line-break/>How big is the data set? If you don't count or import of modern names? So how many really historical names or alternative names are inside? Is the first question the the second question is if there is any sense of notability or importance if you should pick one name for a certain period. If you can get it out of The Gazette year of the data.</text:span></text:p>
      <text:p text:style-name="P3"><draw:frame draw:style-name="fr1" draw:name="Image37" text:anchor-type="char" svg:x="1.6cm" svg:y="0.813cm" svg:width="0.767cm" svg:height="0.767cm" draw:z-index="36"><draw:image xlink:href="Pictures/100000010000006400000064D53858494F0A0D1A.png" xlink:type="simple" xlink:show="embed" xlink:actuate="onLoad" draw:mime-type="image/png"/></draw:frame><text:span text:style-name="T4"><text:line-break/>CBH Betjeman Meeting Room <text:s text:c="2"/></text:span><text:span text:style-name="T5">24:13</text:span><text:span text:style-name="T2"><text:line-break/>The second one I asked you to my my hearing. Sure, I said he was asking if he stripped away the modern place names, how many historical place names are there? How large is the data set?<text:line-break/>Well, that's a good question.<text:line-break/>There are over 5,000,000 place names and a variance over 2,000,000 places.<text:line-break/>A very large proportion of that data came from getting the source of geographic names into a seed.<text:line-break/>Most giddy records do not have temporal scoping.<text:line-break/>So they're not explicitly historical.<text:line-break/>The historical data that has been added since would be pushing 100,000.<text:line-break/></text:span><text:soft-page-break/><text:span text:style-name="T2">Explicitly historical records.<text:line-break/>It's a requirement in link places format to provide some temporal information that has to be at least a start date or publication date of the Cos. What was the saying? Isaac. Isaac. Can you repeat the second question, Peter?</text:span></text:p>
      <text:p text:style-name="P3"><draw:frame draw:style-name="fr1" draw:name="Image36" text:anchor-type="char" svg:x="1.6cm" svg:y="0.813cm" svg:width="0.767cm" svg:height="0.767cm" draw:z-index="35"><draw:image xlink:href="Pictures/10000001000000640000006446A4B96EE8C6F932.png" xlink:type="simple" xlink:show="embed" xlink:actuate="onLoad" draw:mime-type="image/png"/></draw:frame><text:span text:style-name="T4"><text:line-break/>Petr Pridal (MapTiler) (Guest) <text:s text:c="2"/></text:span><text:span text:style-name="T5">25:18</text:span><text:span text:style-name="T2"><text:line-break/>The second is like if there is any concept of notability or importance of the place name which is like, what is the most used for a given time period or what is the most used in general or importance of the place compared to other places. So notability or kind of which?</text:span></text:p>
      <text:p text:style-name="P3"><draw:frame draw:style-name="fr1" draw:name="Image35" text:anchor-type="char" svg:x="1.6cm" svg:y="0.813cm" svg:width="0.767cm" svg:height="0.767cm" draw:z-index="34"><draw:image xlink:href="Pictures/100000010000006400000064D53858494F0A0D1A.png" xlink:type="simple" xlink:show="embed" xlink:actuate="onLoad" draw:mime-type="image/png"/></draw:frame><text:span text:style-name="T4"><text:line-break/>CBH Betjeman Meeting Room <text:s text:c="2"/></text:span><text:span text:style-name="T5">25:35</text:span><text:span text:style-name="T2"><text:line-break/>Yeah, that. OK, let me let me, let me let me check. So he just asking about notability or importance. He's measuring that by number of references. So are there particular places are referenced more often and therefore, for any given historical view and therefore might be considered more important?<text:line-break/>Well, we.<text:line-break/>We don't make use of others, notability.<text:line-break/>Assessments to the extent that there are even available.<text:line-break/>Would you would you do a search for a given place? Name your number prefilters that you can apply and and post philtres that will narrow the scopes. Basically narrow it by type.<text:line-break/>And and narrow it by time, although the the temporal data's not comprehensive.<text:line-break/>When results are returned, we list the result with the most links to. Other attestations will appear on top, so they're ordered in our search results that way. So if you search for Istanbul, the first record will be a set of 6 attestations. In the next one will be something else.<text:line-break/>Fewer so in that sense.<text:line-break/>We are saying that the more linked an attestation is, the more notable it is and the more likely it is to be what you want.<text:line-break/>This is to go to Patty's question about version four. This is the area that's most open to improvement. Is this serious computer science issues? As you know, I can see Peter grinning. A serious computer science issues.<text:line-break/>Involved, but I think with the new machine learning and AI techniques that we can make.</text:span></text:p>
      <text:p text:style-name="P3"><draw:frame draw:style-name="fr1" draw:name="Image34" text:anchor-type="char" svg:x="1.6cm" svg:y="0.813cm" svg:width="0.767cm" svg:height="0.767cm" draw:z-index="33"><draw:image xlink:href="Pictures/10000001000000640000006446A4B96EE8C6F932.png" xlink:type="simple" xlink:show="embed" xlink:actuate="onLoad" draw:mime-type="image/png"/></draw:frame><text:span text:style-name="T4"><text:line-break/>Petr Pridal (MapTiler) (Guest) <text:s text:c="2"/></text:span><text:span text:style-name="T5">27:33</text:span><text:span text:style-name="T2"><text:line-break/>Perfect. Thank you.</text:span></text:p>
      <text:p text:style-name="P3"><draw:frame draw:style-name="fr1" draw:name="Image22" text:anchor-type="char" svg:x="1.6cm" svg:y="0.813cm" svg:width="0.767cm" svg:height="0.767cm" draw:z-index="32"><draw:image xlink:href="Pictures/100000010000006400000064D53858494F0A0D1A.png" xlink:type="simple" xlink:show="embed" xlink:actuate="onLoad" draw:mime-type="image/png"/></draw:frame><text:span text:style-name="T4"><text:line-break/>CBH Betjeman Meeting Room <text:s text:c="2"/></text:span><text:span text:style-name="T5">27:34</text:span><text:span text:style-name="T2"><text:line-break/>Yeah, thanks. Yes, you do. I've got a quick question. Yeah, stability and how you're resourcing your project, how does it get paid for?<text:line-break/>Sustained. But everyone seems this is being used by lots and lots of </text:span><text:soft-page-break/><text:span text:style-name="T2">people.<text:line-break/>I've got the infrastructure that we want to bend off. Are you paying for it yourself or are you funded in anyway?<text:line-break/>Well, we're yeah. So the project began with a 50K start up grant from NDH.<text:line-break/>But sometime later we got a 350K grant from NDH that produced version one. We got some interim funding from convey the Royal Dutch Academies Humanities Group that helped us in between. While we waited for the 2nd NDH grant.<text:line-break/>It's closer to 500K, which we're on now now in the second year of that. And we're sustainability is topic one if we're land.<text:line-break/>We've recently hosted.<text:line-break/>A. A what we would call a symposium and gathering of a couple of dozen people from around the world that also Pittsburgh to discuss sustainability of DH infrastructure projects. People who had.<text:line-break/>Significant experience.<text:line-break/>In doing that successfully for a variety of cases, and were.<text:line-break/>We're actively.<text:line-break/>After that this is.<text:line-break/>Why? Why do this if it can't stay up and and I can hear Tom Elliot saying now? Well, it's the data, man.<text:line-break/>But and it will be the data. I think it's a really key thing because we're going through this with historic England with our, with our partners, with, with sustaining ourselves. How do we pay the structure we can exploit communities? We don't want to pay for it really. Well, how do we pay for it? That's The thing is all these projects are really going to be especially when you need hospitals and schools and yeah.<text:line-break/>But vision of Britain, which is a phenomenal you're not familiar with the the Gazetteer paper, but it's just a phenomenal thing that's it's kept alive and kept going by ongoing.<text:line-break/>Fairly noticeable ad info, just make a comment from Tom. Yeah about.<text:line-break/>It's quite useful.<text:line-break/>Oh yeah, yes. So this is happening in another follow up to Peters questions. Yes. And there are significant concerns about primary or preferred place names.<text:line-break/>Who gets to decide what is primary or preferred indigenous users or period to colonise their families? Yes. And on that note on that note, we don't fight. We'll have a break. Don't think, OK.<text:line-break/>Let's think about it. I have something to say about.<text:line-break/>Oh, come on. Yeah, I think I answered it before, actually Peter's question, which is that the more length on an attestation is made, so these links are made by the creators of the data. So the more linked an attestation is, the more.<text:line-break/>Already it has crowd or community authority. In some sense it's it's an impossible question to come back with you. Well, this isn't the problem with relying on a lot of links. You just get links from communities that </text:span><text:soft-page-break/><text:span text:style-name="T2">have Internet access. This is the the title of my talk and Special Humanities in Bamburgh coming up this fall is the.<text:line-break/>Thomas and pitfalls linked data for the world of birth, historical gas security, and there are, you know, so there's a there's definitely quality issues, but overall we feel that having these sets based attestations is useful.<text:line-break/>And when you examine it, you examine it just like you examine any other historical source, and there'll be outliers and things that you discount and so.<text:line-break/>OK. We're gonna break for 5 minutes. Do try to make it only five that we are behind time. I'm not. I mean, practise has been such a great discussion both online and in the room. But I don't think you know, not too strict about that because it happens to be so interest. But on the other hand, people do have to leave at some point. And it'd be great to have a lot of those people before they have to leave. Actually, that's actually it's we're potentially got five talks to the last part. Yeah. Yeah. So we've got Mara.<text:line-break/>We're going to wrap everything together with a series of talks now, but Mark?<text:line-break/>Make sure, yeah.<text:line-break/>And the people at the back.<text:line-break/>OK, 5 minutes. Thank you everybody.<text:line-break/>Yeah.<text:line-break/>People to use so it's chat based.<text:line-break/>But umm.<text:line-break/>In the next few weeks.<text:line-break/>Right.<text:line-break/>That'll be too clever.<text:line-break/>Yeah.<text:line-break/>Yeah, that's yeah.<text:line-break/>I quite like the.<text:line-break/>We started talking.<text:line-break/>About 10.<text:line-break/>Proxies, yes, yes.<text:line-break/>I have a copy one time when I was in London.<text:line-break/>Yeah, definitely. I'm, yeah, I'm. I'm around Wi-Fi again on the train. We've probably been on this, but I don't know if you can go ahead.<text:line-break/>So Wi-Fi, fingers crossed, but.<text:line-break/>Yeah.<text:line-break/>The room I still refuse. Yeah. So she she was here? Yes, I went to that. Yeah. Went to drinks afterwards. OK. Yeah.<text:line-break/>Yeah, it was a fascinating stuff, yeah.<text:line-break/>Trying to write a chapter at the moment on.<text:line-break/>Visualisation.<text:line-break/>That sounds really useful and try and sort of things that you put when you're still in high.<text:line-break/></text:span><text:soft-page-break/><text:span text:style-name="T2">Question.<text:line-break/>It seems that we often we often need know the public likes to think about.<text:line-break/>If they if they come to the same, it's not about the man.<text:line-break/>It's not about the man because that's their house, their names, you know. And yet we have this platform that has 13 counts, so it's hard to get away from that, but.<text:line-break/>Surely puts in cheese dog, elephants and Getty in what names is the answer to were questions? That's that's what you're saying?<text:line-break/>You still need to.<text:line-break/>Think in terms of ordinance. Yeah, exactly. In just the golden. Yeah. That makes you say it's a way to do data.<text:line-break/>That needs that you wouldn't be allowed. Well, it was just. It was just a. It was a facetious question. Sorry.<text:line-break/>You know, obviously you know one bits every single week, three metres square of the Atlantic Ocean. In your gazetteer, do you?<text:line-break/>See that it's just.<text:line-break/>I think about.<text:line-break/>Andrea. Yeah, yeah.<text:line-break/>Yeah.<text:line-break/>It was weird. I'll bet you. Yeah, absolutely. I mean.<text:line-break/>Let's call us.<text:line-break/>Good to see you.<text:line-break/>OK. So we start with him, I'm sure, and then come to the roots.<text:line-break/>That.<text:line-break/>Deep that I don't know.<text:line-break/>Yeah, yeah.<text:line-break/>We might.<text:line-break/>Step down.<text:line-break/>But I guess it wasn't.<text:line-break/>Like.<text:line-break/>I'll give you an example. So the Cubs, they're seven. Yeah, version, I think. Let's say take a quick ditch.<text:line-break/>Because.<text:line-break/>But where's the information that?<text:line-break/>Makes Jason.<text:line-break/>Himself.</text:span></text:p>
      <text:p text:style-name="P3"><draw:frame draw:style-name="fr1" draw:name="Image23" text:anchor-type="char" svg:x="1.6cm" svg:y="0.813cm" svg:width="0.767cm" svg:height="0.767cm" draw:z-index="31"><draw:image xlink:href="Pictures/10000001000000640000006446A4B96EE8C6F932.png" xlink:type="simple" xlink:show="embed" xlink:actuate="onLoad" draw:mime-type="image/png"/></draw:frame><text:span text:style-name="T4"><text:line-break/>Petr Pridal (MapTiler) (Guest) <text:s text:c="2"/></text:span><text:span text:style-name="T5">39:09</text:span><text:span text:style-name="T2"><text:line-break/>OK.<text:line-break/>K.</text:span></text:p>
      <text:p text:style-name="P3"><draw:frame draw:style-name="fr1" draw:name="Image24" text:anchor-type="char" svg:x="1.6cm" svg:y="0.813cm" svg:width="0.767cm" svg:height="0.767cm" draw:z-index="30"><draw:image xlink:href="Pictures/100000010000006400000064D53858494F0A0D1A.png" xlink:type="simple" xlink:show="embed" xlink:actuate="onLoad" draw:mime-type="image/png"/></draw:frame><text:span text:style-name="T4"><text:line-break/>CBH Betjeman Meeting Room <text:s text:c="2"/></text:span><text:span text:style-name="T5">39:50</text:span><text:span text:style-name="T2"><text:line-break/>OK. So let me just.<text:line-break/>Sorry.<text:line-break/>And then we'll.<text:line-break/>Have.<text:line-break/></text:span><text:soft-page-break/><text:span text:style-name="T2">That.<text:line-break/>We'll make that.<text:line-break/>Asia.<text:line-break/>OK.<text:line-break/>What I'd like to do is that the university.<text:line-break/>So.<text:line-break/>I can research.<text:line-break/>Someone use the platform.<text:line-break/>That's.<text:line-break/>Yeah.<text:line-break/>Because we are facing technical issues.<text:line-break/>Interesting.<text:line-break/>Yes.<text:line-break/>So there's a slide show.<text:line-break/>About this language.<text:line-break/>Where's my back?<text:line-break/>Yeah, we optimization.<text:line-break/>But it's not next week. It's we can't.<text:line-break/>Absolutely.<text:line-break/>So let me talk for excess.<text:line-break/>I was working with very different.<text:line-break/>I still speak to you terms of my human.<text:line-break/>Yeah.<text:line-break/>That's fine.<text:line-break/>Yeah, that's it.<text:line-break/>Yeah.<text:line-break/>Thank you.<text:line-break/>The whole point.<text:line-break/>We will not be sure. Do you want to get?<text:line-break/>I think he's trying to read it. Please do you want try to share your screen?</text:span></text:p>
      <text:p text:style-name="P3"><draw:frame draw:style-name="fr1" draw:name="Image25" text:anchor-type="char" svg:x="1.6cm" svg:y="0.813cm" svg:width="0.767cm" svg:height="0.767cm" draw:z-index="29"><draw:image xlink:href="Pictures/10000001000000640000006446A4B96EE8C6F932.png" xlink:type="simple" xlink:show="embed" xlink:actuate="onLoad" draw:mime-type="image/png"/></draw:frame><text:span text:style-name="T4"><text:line-break/>Petr Pridal (MapTiler) (Guest) <text:s text:c="2"/></text:span><text:span text:style-name="T5">44:58</text:span><text:span text:style-name="T2"><text:line-break/>Because.<text:line-break/>I'm already seeing the screen.</text:span></text:p>
      <text:p text:style-name="P3"><draw:frame draw:style-name="fr1" draw:name="Image26" text:anchor-type="char" svg:x="1.6cm" svg:y="0.813cm" svg:width="0.767cm" svg:height="0.767cm" draw:z-index="28"><draw:image xlink:href="Pictures/100000010000006400000064D53858494F0A0D1A.png" xlink:type="simple" xlink:show="embed" xlink:actuate="onLoad" draw:mime-type="image/png"/></draw:frame><text:span text:style-name="T4"><text:line-break/>CBH Betjeman Meeting Room <text:s text:c="2"/></text:span><text:span text:style-name="T5">45:07</text:span><text:span text:style-name="T2"><text:line-break/>At least you know.<text:line-break/>Because we've all got kids, OK? Yeah.<text:line-break/>We can try and get going. Get them now.<text:line-break/>We've got Peter. I think it's Peter. How do I pronounce it? It's going to talk about Matt Tyler and then we're going to have Samara and we'll see how we go with.<text:line-break/>It.<text:line-break/>Ready to start?<text:line-break/>So basically all right, Peter, over to you.</text:span></text:p>
      <text:p text:style-name="P3"><draw:frame draw:style-name="fr1" draw:name="Image27" text:anchor-type="char" svg:x="1.6cm" svg:y="0.813cm" svg:width="0.767cm" svg:height="0.767cm" draw:z-index="27"><draw:image xlink:href="Pictures/10000001000000640000006446A4B96EE8C6F932.png" xlink:type="simple" xlink:show="embed" xlink:actuate="onLoad" draw:mime-type="image/png"/></draw:frame><text:soft-page-break/><text:span text:style-name="T4"><text:line-break/>Petr Pridal (MapTiler) (Guest) <text:s text:c="2"/></text:span><text:span text:style-name="T5">45:41</text:span><text:span text:style-name="T2"><text:line-break/>So thank you very much for giving me the the opportunity to present.<text:line-break/>I'm Peter Pridar from Maptailler, a company developing maps, but you may also know our georeferencer or old maps online project and less than a month ago we were announcing a new a new effort at the Stanford University. You may know our old maps online, as I said, which happened to help over 20 million visitors from all over the world to to interact with cultural heritage institution content and maps.<text:line-break/>Anytime we just send people to the websites of the institutions.<text:line-break/>To explore historical maps. So it's a search engine for historical maps, pioneering the exploration where you pen and zoom on a map and pick a pick a time and it gives you relevant documents, relevant scanned maps to to explore and discover. And it has been in fact launched in London.<text:line-break/>Developed together with University of Portsmouth's, with support from Jisk back then over 10 years back in fact, and launched by David Rumsey back then at the newer Public Library, and now we are relaunching a new version and that's what happened about months ago. Back at the Stanford.<text:line-break/>All of this is possible because of more than 50 institutions which are partners on the old maps online project and which are publishing high resolutions, scant maps.<text:line-break/>Form on their website and this search engine is basically indexing these these maps and making them available so people can, instead of starting the discovery on the portal of the institution, they can discover the maps with the deep links on the websites of all maps online.org and what is what is now being done.<text:line-break/>Is that we are really launching a new version of old maps online.<text:line-break/>There is no funding for this institution for this for this effort, so it has been really, really my private effort and I was keen to bring it up to the new new level, upgrade the technology and give it a new life and the whole idea is that we want to have more visual experience and.<text:line-break/>We started to work on things which are related to what the public wanted, so we were listening to the people and.<text:line-break/>Working on bringing more stories and historical context to the old maps so they are not anymore, only scanned images.<text:line-break/>And we are keen to bring more experiences to the portal, so if I should start I hope you will hear the music or sound.</text:span></text:p>
      <text:p text:style-name="P3"><draw:frame draw:style-name="fr1" draw:name="Image28" text:anchor-type="char" svg:x="1.6cm" svg:y="0.813cm" svg:width="0.767cm" svg:height="0.767cm" draw:z-index="26"><draw:image xlink:href="Pictures/100000010000006400000064D53858494F0A0D1A.png" xlink:type="simple" xlink:show="embed" xlink:actuate="onLoad" draw:mime-type="image/png"/></draw:frame><text:span text:style-name="T4"><text:line-break/>CBH Betjeman Meeting Room <text:s text:c="2"/></text:span><text:span text:style-name="T5">48:44</text:span><text:span text:style-name="T2"><text:line-break/>Mm hmm.</text:span></text:p>
      <text:p text:style-name="P3"><draw:frame draw:style-name="fr1" draw:name="Image29" text:anchor-type="char" svg:x="1.6cm" svg:y="0.813cm" svg:width="0.767cm" svg:height="0.767cm" draw:z-index="25"><draw:image xlink:href="Pictures/10000001000000640000006446A4B96EE8C6F932.png" xlink:type="simple" xlink:show="embed" xlink:actuate="onLoad" draw:mime-type="image/png"/></draw:frame><text:span text:style-name="T4"><text:line-break/>Petr Pridal (MapTiler) (Guest) <text:s text:c="2"/></text:span><text:span text:style-name="T5">48:58</text:span><text:span text:style-name="T2"><text:line-break/>Hey.<text:line-break/>So what we have done is really bring up the history.<text:line-break/>And maths.<text:line-break/></text:span><text:soft-page-break/><text:span text:style-name="T2">Verdict and.<text:line-break/>It's.<text:line-break/>Basics.<text:line-break/>First, from link data.<text:line-break/>Make it to make it very.<text:line-break/>Thanks to that, we upgraded the maps. Because of this even.<text:line-break/>So hopefully you can hear me now.</text:span></text:p>
      <text:p text:style-name="P3"><draw:frame draw:style-name="fr1" draw:name="Image30" text:anchor-type="char" svg:x="1.6cm" svg:y="0.813cm" svg:width="0.767cm" svg:height="0.767cm" draw:z-index="24"><draw:image xlink:href="Pictures/100000010000006400000064D53858494F0A0D1A.png" xlink:type="simple" xlink:show="embed" xlink:actuate="onLoad" draw:mime-type="image/png"/></draw:frame><text:span text:style-name="T4"><text:line-break/>CBH Betjeman Meeting Room <text:s text:c="2"/></text:span><text:span text:style-name="T5">51:35</text:span><text:span text:style-name="T2"><text:line-break/>Yes.</text:span></text:p>
      <text:p text:style-name="P3"><draw:frame draw:style-name="fr1" draw:name="Image31" text:anchor-type="char" svg:x="1.6cm" svg:y="0.813cm" svg:width="0.767cm" svg:height="0.767cm" draw:z-index="23"><draw:image xlink:href="Pictures/10000001000000640000006446A4B96EE8C6F932.png" xlink:type="simple" xlink:show="embed" xlink:actuate="onLoad" draw:mime-type="image/png"/></draw:frame><text:span text:style-name="T4"><text:line-break/>Petr Pridal (MapTiler) (Guest) <text:s text:c="2"/></text:span><text:span text:style-name="T5">51:36</text:span><text:span text:style-name="T2"><text:line-break/>Excellent. Yeah. So we basically upgraded the whole whole system significantly edit the the regions editor rulers and edit conflicts for giving people the historical context to when they discover a certain time period in the past and certain location that they can really see what was happening at that time, who was the ruler, who was the king, president or Prime Minister.<text:line-break/>Who were the?<text:line-break/>For our owns in the Egypt or anything anything related to the history. So it's all powered by link data. In fact it's demonstrator of of the power of link data for the final final end users. And this is bringing context to the historical maps which are further improved on the visualisations. We are always giving credit to the institutions. So whenever you see a map, you see also a logo and you can get a link to the original catalogue and and the institution itself is is visibly.<text:line-break/>Promoted attributed to as as the as the original source of the of the document.<text:line-break/>And then they enter user interface has been rebuilt so it's highly mobile optimised. If you go. If you open on your mobilephoneimap.org or open maps online.org and switch to the history discovery.<text:line-break/>You can basically pick it up out of the pocket whenever you are exploring a historical site with family or talking about history with friends.<text:line-break/>In a pop or elsewhere and just check the facts and zoom on a map and and get more information out of the system.<text:line-break/>There is an upgrade also on on the maps itself.<text:line-break/>And it does. It goes beyond what is see. Yeah, it goes beyond basic administrative units because we are plugging in different data from different.<text:line-break/>Systems and now this is demonstrator of open historical map where people can vectorize and draw the the road network and buildings even and bring up bring up for the given location the vector data, then an open data form. But it's all combined with the historical maps so you by one click you are immediately getting the scan maps to the right location because that was the complaint of the people that they they did not want to go to a different website, zoom in and and.<text:line-break/></text:span><text:soft-page-break/><text:span text:style-name="T2">Spend more time on the exploring now. It's much, much more easier to get in, but you still get a view of a document on unwarped unmodified and can explore further.<text:line-break/>The the documents on their own.<text:line-break/>Yeah, there are other things in the portal such as personalization, so you can log in and add your own personal map if you want to.<text:line-break/>You can favourite. You can upload images or add any other triple if existing maps from the from the outside.<text:line-break/>Ecosystem of the maps of the institutions and there is plenty of technological advancements implemented in here, so it has been a lot of fun, in fact, to work on the R&amp;D related to the knowledge graphs and link data. So it's it's all powered by ranking algorithms on top of that. And yeah, the technologically it's very interesting. Historically it's extremely hard to do and close to impossible to do it well. So we are doing simplification. There has been a team of people.<text:line-break/>A team of historians from the Academy of Science from Prague.<text:line-break/>Working on this project and validating the data doing quality control.<text:line-break/>On the on the historical data and there is a feedback button on the side which may help us to improve the data further. So if you see something, what is completely wrong or if you have tips for what data can be ingested, please use the feedback button on the side.<text:line-break/>We are still helping institutions.<text:line-break/>To do the crowdsourcing pilot similar like the one you have seen on the British Library or the one you see at the David Ramsey map portal. So for less than £3000, if an institution wants to get crowdsourcing, including the top contributor and the widgets, you can contact us and get basically the volunteers and the support for white labelled branded by your institution solution for georeferencing the maps, which were already discussed on this workshop.<text:line-break/>A few few minutes ago.<text:line-break/>And and we are.<text:line-break/>Really trying to combine the community of the people from different countries and getting them involved more into the history and applying what we have successfully did on the discovery of the maps.<text:line-break/>Into discovery of more historical content and connecting all these things together.<text:line-break/>It's also an opportunity so to.<text:line-break/>Start to work on something like Google Maps of history together with institutions. So we are launching it. We don't have any funding. It would be lovely to have a group of partners as well and bring this to a new level. We know how to do this because because the map tiler is a company developing modern maps for our customers such as NASA or Siemens or Bosch, and you are very probably using our maps. If you watch weather forecast COVID covid's dashboards in UK are powered by our maps for example.<text:line-break/>Or where and we are working this ordinance survey and Swiss topo and </text:span><text:soft-page-break/><text:span text:style-name="T2">different national agencies on processing data. So the knowledge is there.<text:line-break/>Now it would be amazing to upgrade the history and and make a way how to how to discover the history, truth maps and the way is truth. The link data truth connecting the different partners and we are very much keen to link also local projects. So if people zoom in to a place that they can click and go to a different website to your website.<text:line-break/>If you have a very relevant content to the place and time which is displayed on the map to the users. So thank you very much if I hope that time map is the new place where you can look for historical context when you are watching news or talking to friends or preparing a school, school, homework and this visual system provides historical links and allow people to read more and.<text:line-break/>Get engaged with the history, but it's in your pocket, optimised for mobile phone and it's an alternative to search for.<text:line-break/>History next to Google and Wikipedia, you can also go to time map now.<text:line-break/>Looking forward to hear some questions and feedback.</text:span></text:p>
      <text:p text:style-name="P3"><draw:frame draw:style-name="fr1" draw:name="Image32" text:anchor-type="char" svg:x="1.6cm" svg:y="0.813cm" svg:width="0.767cm" svg:height="0.767cm" draw:z-index="22"><draw:image xlink:href="Pictures/100000010000006400000064D53858494F0A0D1A.png" xlink:type="simple" xlink:show="embed" xlink:actuate="onLoad" draw:mime-type="image/png"/></draw:frame><text:span text:style-name="T4"><text:line-break/>CBH Betjeman Meeting Room <text:s text:c="2"/></text:span><text:span text:style-name="T5">58:53</text:span><text:span text:style-name="T2"><text:line-break/>Thank you, Peter.<text:line-break/>Yeah. And then I should look back. So thank you, Pete. And if you could stop sharing your screen now and then, Amara can do some comeback questions. But they.<text:line-break/>Just.<text:line-break/>Hello everyone, I'm Paul. Dan is pulling up my my website.<text:line-break/>And I'll just say that my name is Amara Thornton.<text:line-break/>And I'm here because Dan asked me to do a talk about a project that I'm currently Co investigator on called Beyond Notability, which is an A3 year HRC funded project that started in October 2021. So we're coming up to that to the end of the project.<text:line-break/>But as part of the project.<text:line-break/>We've developed a database so that the whole title of the project is down at the bottom of the screen and it gives you a sense of our priorities. So our priorities are people and work.<text:line-break/>And but when I say people, I mean mostly women, although we do have men in the database as well, but our our focus is really on women, but we can't see the presentation.<text:line-break/>Yeah, sorry.<text:line-break/>Try again. Sorry, people online Trojan.<text:line-break/>There we go. It was up there before. Yeah, and now.<text:line-break/>Can you see this? Nope.<text:line-break/>No.<text:line-break/>Yes, it's showing the camera. Yep, showing the camera.<text:line-break/>About 10 years. This will all be sorted.<text:line-break/>Oh dear.<text:line-break/>Well, give me a second. I'll rejoin those room on the kids.<text:line-break/>So before before we show the database.<text:line-break/></text:span><text:soft-page-break/><text:span text:style-name="T2">As I said, our priorities are are women and work. And so the the database is really constructed to give privilege to those things. But what has that has meant over the course of the research is that we've found quite a lot of location data as well. Partly that's to do with the fact that we're covering women who are interested in archaeology. So there's site related data.<text:line-break/>But it also relates to where women are living, because a lot of the.<text:line-break/>A lot of the ways that we've been able to identify the women are through memberships in local societies, and then those societies tend to publish addresses in their journals and the sort of digitised historical journals. And so that location data has actually for quite a number of women quite crucial for us to be able to identify them. Because when we first come across the women in the records, often they're only given their surname and their title. So if you know their address, you have a much better chance of figuring out what their first name actually is.<text:line-break/>And from there you can kind of start to reconstruct things, so hopefully everyone can see the database. Yeah, but we'll we'll can we link in that chat, can you? I'll put your link in chat, OK.<text:line-break/>Well, you can see the database here. Yeah. I'm sorry for people online. The link will be going in the chat, but I'm just going to start by taking you through.<text:line-break/>One example was I going to start with.<text:line-break/>So we'll start with Harriet LG.<text:line-break/>So.<text:line-break/>So what we do is we try and we try and put every iteration of a woman's name we could possibly find in the top box, and that includes sometimes initials that represent her degrees, which is quite useful because sometimes that's the only indication we have that she actually had a degree is because it's listed, you know, next to her name, and then the dress list.<text:line-break/>So we have, much like Wikidata, that she's an instance of a human.<text:line-break/>You've assigned her gender? Umm. In this case, we know that she lived umm, in Shirley in Warwickshire we were able to find that she went to the University of Birmingham and got her degree in 1904. You'll notice that we have the place where she was educated and the place where she got her degree is 2 separate things and that's because we have a number of women in the database who went to university but didn't get a degree because not everyone went to university to go to go get a degree. So.<text:line-break/>They wanted to be able to have that flexibility built into the way that we represent people's education.<text:line-break/>We also have.<text:line-break/>People's family names and married names in this case, she was married, so we have both.<text:line-break/>Baby, we have fellowships in there as well as.<text:line-break/>As well as memberships for for sort of societies and things.<text:line-break/>We have a field called help position which allows us to.<text:line-break/></text:span><text:soft-page-break/><text:span text:style-name="T2">Document where we know that people held particular positions, but we don't know if they were employed and paid for that work because we wanted to be able to highlight the work rather than the salary together. Although where we have salary information we put in.<text:line-break/>And and this is one of our most popular fields and we we use this to indicate wherever someone is giving a public presentation of their work and.<text:line-break/>If you think about the way that people.<text:line-break/>Document they're working research. Sometimes that's in public in, you know, in person in place like this. And this would never be published. But then you have something that is worked on over years and presented on several times. And then there's a final published piece. But we wanted to be able to document both of those things. So that's why we have a spoke out field and then we have other ways of accounting for publications.<text:line-break/>And we have acknowledged for role this just allows us to.<text:line-break/>Give preference to work that is maybe less formal and sort of. Yeah, in this case the collections that this woman was associated with are now held in the British Museum, but we also have a field for donations as well, so she didn't donate these. These were donated by someone else.<text:line-break/>But the British Museum is actually.<text:line-break/>One place where we can actually provide links to women's I DS in the British Museum's database, which is not true for all museum collections.<text:line-break/>And then we have a way to document that she was involved in field work as a director with her husband.<text:line-break/>This particular statement comes from the Earthworks Committee reports, which is very, very useful.<text:line-break/>Resource for us.<text:line-break/>And then we have kirinda and marriage, whatever. And then and the the ID. So the Eds, she thought the ADF and also she has an ID. So if I just go back up here, we've made all of the excavations that are sort of formal excavations into their own entries.<text:line-break/>So that means that.<text:line-break/>We can add other information about other people who are involved in the excavations and in this case the landowner.<text:line-break/>And and it also connects us to sites and all the sites where we have information for them are also items in the in the database.<text:line-break/>So you could, if you put this and then.<text:line-break/>What links here is oh, there it is. What links here you can see.<text:line-break/>All the sites that we have, which are.<text:line-break/>I.<text:line-break/>One other thing that we try and do.<text:line-break/>In this case.<text:line-break/>We have a link to the National Heritage List for England and she can see if we go down here.<text:line-break/>All the sites, which includes historic houses that are on the National Heritage List for England. We also have Kenmore, IGS and Kadu I DS and.<text:line-break/></text:span><text:soft-page-break/><text:span text:style-name="T2">Records and Monument Records and monuments and places in Ireland and all through the Irish Ireland National Inventory of Archaeological Archae architectural Heritage ID. So we try and cover a broad range of places.<text:line-break/>So one other thing that I wanted to show you here. If we go back to the main thing is our query service.<text:line-break/>So we have Sharon Howard, who's part of the team. I should say the team is Catherine Harlow, who's the π James Baker at Southampton, who is the Co Pi with me and then Sharon Howard, who is our research fellow. And we also had Amandeep Mahal, who was our research fellow and was now finished. But Sharon has been working very hard on lots and lots of queries for us.<text:line-break/>So I'll just give you a sense of how we use this in mapping term.<text:line-break/>And click queries.<text:line-break/>No.<text:line-break/>I should say our data is not comprehensive. We have about 800 women in the database. While this is working and we have about 800 and something women in the database. But some women are much more well documented than others and sometimes that's down to the fact that, you know someone is Miss Brown and she's exhibiting at the site of an employees and.<text:line-break/>There's no address given for Miss Brown anywhere. It's very unlikely that we'll be able to figure out who Miss Brown is.<text:line-break/>There we go.<text:line-break/>Come for me. There we go.<text:line-break/>Do we have we have a place category and I'm gonna go down to.<text:line-break/>Very sensitive.<text:line-break/>Thing I'm gonna go to.<text:line-break/>OK. Ah, here we go. This is the this is our exclamation mark.<text:line-break/>This is all working off of WIKI data. That location information here so.<text:line-break/>Ha.<text:line-break/>Say.<text:line-break/>And.<text:line-break/>Girls.<text:line-break/>So this is.<text:line-break/>This is a a wider view, so you can see we have excavations not just in the UK, not just in the UK but quite a few that are elsewhere.<text:line-break/>And then I'll scroll in a bit more.<text:line-break/>And if you click on any of the dots here.<text:line-break/>I.<text:line-break/>You'll see that we have both the site and the excavation there. I think this one actually is underwater.<text:line-break/>And reserves. So let's go for something.<text:line-break/>That we have this one and this will connect you to an excavation record and then that will connect you to the people who are involved.<text:line-break/>As far as we can have them on the database.<text:line-break/></text:span><text:soft-page-break/><text:span text:style-name="T2">Yeah, that's basically it. Thank you. Thank you. Mark, I think we're gonna have way too.<text:line-break/>Yeah.<text:line-break/>We're going to run slightly overtime.<text:line-break/>By Princess or what? I don't know what I mean. I think it's because they've been told of them being called out, that she's not working.<text:line-break/>And Mark, can I just quickly ask you just.<text:line-break/>Couple of things. Yeah, so we so this is all it's a wiki based. It's a wiki based free to use. Yeah.<text:line-break/>And then like it's Open Access now. So you can you can.<text:line-break/>Go and search the data, but when when you're inputting the data you're using that there's no cost to the to the project.<text:line-break/>I don't think so, but the theory service does come with a cost. OK, OK, OK. But you'd have to ask to check. Yeah. Yeah. And the place information that you were supplying come and never to be gonna ask about place. Where do you get the place? If that that comes. So each place that we have.<text:line-break/>Each place that we have, so if you click on well, you'll see we've.<text:line-break/>We've got Wikidata wiki, so it's the wrong wiki data, right? Is that quite easy to do because you're working in this wiki.<text:line-break/>Data ecosystem is it quite easy to get the place information I think though, but I'm not part of doing this, so you have to ask Sharon. OK, complicated. So we're gonna run slightly overtime. Do people have to run off or are they OK?<text:line-break/>It's. That's good. That's alright. Thank you very much.<text:line-break/>Yeah. What would you like to do?<text:line-break/>I mean, she's gonna start by just explaining our project and then.<text:line-break/>Do you want us to go and send it?<text:line-break/>The team might account for decoration.<text:line-break/>Yeah.<text:line-break/>Hi everyone so I'm sure a lot of you don't know who we are. So basically I'm part of camps born community collective and we're basically a community research group. So that's how we all came together and as well as that we've kind of looked into our community to see things that we felt that was lacking or the kind of facilities we felt as a community that was need.<text:line-break/>Due to certain things closing down or being taken away, so from that we've had like many different projects and one of the things I would say is related to history was basically looking at the history of our area and the things that people in the past had done to help it. And like I said, some of the things that they did do we no longer have there anymore because they've closed down for different reasons. So I guess from like hearing from you today like I've.<text:line-break/>Actually not heard of a lot of your online platforms and like you know through looking into the history of our area, we've gone to places like the Hornsey Archive and the Tottenham Archive to try and find out things </text:span><text:soft-page-break/><text:span text:style-name="T2">about like the Curtis Centre, which was a community building, which we've got there, which we actually spoke to a lady called on Martha Asma which.<text:line-break/>She actually helped the Council to actually build it, so when it was there, it's just flat land.<text:line-break/>But it's like after hearing a lot about, you know, the different websites you've got, it's just like wondering, is there anything that you have that could help us with what we need in looking into the history and stuff?<text:line-break/>That's a question.<text:line-break/>You know it's. Yeah. But whoever builds, they can answer it. You might feel that. Maybe what we need as a community. Maybe you don't have an online platform that we could use or you might feel that actually you do have something that we could access. And like, you know, we come from all different backgrounds like from academic, non academic people like myself that don't really use computers and spends most of my life using my phone like, you know, how could we access some of the stuff that you've got?<text:line-break/>I think Sally's put one thing in the chat that which is the working on there. They might not cover, but let's let's have a look. Yeah. Yeah. What? What do you think? Sorry. Just to follow up really quickly. Yeah. So satisfying some of the kind of categories that we're looking at. We've been looking at the archives and Asia said, like, there's a local Historical Society. And then there's a council archives. Yeah. But we've noticed that what the historical resources they have are really limited. And they don't tell the story of all the different types of residents. It tends to be certain residents mainly. Why mainly.<text:line-break/>Privileged. So we're interested in collecting both kind of historical accounts, like lived oral histories of people who lived in the past. But then contemporary accounts of different groups of migrants as well. So thinking about how we actually bring together different types of historical resources, interview recording, video data like photo journalism. And we're also interested in using digital platforms for activism. So dynamic maps, which show how the area has changed over the last.<text:line-break/>Potentially 100. It's got a really rich history.<text:line-break/>Back to some of the best council housing in the UK. It's right next to Alexander Palace, which also has an interesting history as the People's Palace. So looking at how land ownership has changed, how green space has decreased, how like youth centres and resources for young people, the different groups have changed over time and using that as a resource to lobby the Council and the government around spaces. And we're interested in using like we work with.<text:line-break/>Got school on the estate?<text:line-break/>And where all our kids go and we've got sheltered accommodation supported living accommodation for elderly. So how can we use it educationally to engage different groups this tools?<text:line-break/>Yeah. And then and then that kind of question of how you bring together </text:span><text:soft-page-break/><text:span text:style-name="T2">different types of data. And I I absolutely I couldn't understand most of what was said, even though it's interesting. So how how do you we as a community use your tools to do some of these things?<text:line-break/>Can do it as individuals do. We need to bring in experts to sort of help us. Can we do it through different institutions? Do you have any questions?<text:line-break/>Yeah, yeah.<text:line-break/>I yeah, probably. There's a lot around, but apart from the fact that I find this question very fascinating, and even if we know more, I'm sure that we all have the same questions at the same time.<text:line-break/>People here know this. This project better than I do, but this one, which is called Players of London for example, and it's you might be aware of.<text:line-break/>I don't want to create. I don't know what exactly.<text:line-break/>I'm not going to have the project another stage so ecli think that you should don't be storing that reserve.<text:line-break/>Which is that it works at basically similar to what has been so like Canad.<text:line-break/>And sort of comments on different places in London and I know that some people have used it, for example, to recreate books for example. So like, I don't know, the community has created different materials. They have pinpointed a couple of things and people that might use those information to create historic books. Another tool which I don't know.<text:line-break/>If it's still in use 'cause I I came up many years ago. It's a historic.<text:line-break/>If this.<text:line-break/>Hey, I think it's still in. I'm just. I'm. Yeah, I think they're still going. Yeah, they. Yeah, they certainly still look. Yeah. And it's again similar principle. Like, there are a lot of.<text:line-break/>I don't know archives. I I think it's more than or even.<text:line-break/>Yeah. To it. Yeah. Yeah. They can have, like, photographs and small photographs or a collection of historical photographs. And they are geotagged. So you can explore an area with something larger than different images from different times will pop up and kind of see those.<text:line-break/>These are the two that come to my mind so.<text:line-break/>There's a project which is run by the Museum of Cambridge, which is like it's it's a small independent museum in this Cambridge, but they've they've got this project which is called capturing Cambridge and it's really lovely because it's.<text:line-break/>I actually know what they're using as their platform. I think you can't cross it. I'll send it on chat with you. But they've got so you can do a map search and it does all the different it does stories and photographs and people can add to it. But then it also has theme tiles as well. So you can look up, you can search by theme as well. And it's really intuitive and lovely. And they've done it on pretty much on shoe string. I mean they have they did they got Heritage Lottery funding. So it would be really. I mean I can put you in touch with them as well because they've done it on a relatively small budget and with this Heritage Lottery funding that it sounds like it would be an absolute parallel with what you're doing. So it's really lovely. I'll put the link in the chat but.<text:line-break/></text:span><text:soft-page-break/><text:span text:style-name="T2">Right, I think so. I'm I have to stand up. I struggle talking, sitting down, I'm struggling talking, standing up at the moment I didn't get the names for the second speaker in the middle. Really, really interesting because these are exactly the same sorts of problems. I work with Shanghai Library on Shanghai Memory.<text:line-break/>Much bigger, but the problems are exactly the same, because the library has all the they call the knowledge bases. They're just enormous databases. But as a friend over here said, they're full of the newspapers.<text:line-break/>Photographs, news, reporting, movies, books. These are the voices at the elite, right. And what is completely missing from the record is the voice of the ordinary people and thinking about Shanghai and thinking about the colonial influence. You have the concessions you have, Japanese occupation. You have all these sorts of things. So it's very, very mediated by the colonial legacy as well. So we're trying to draw out the voices of the ordinary people.<text:line-break/>And like and, there's two papers published. One is by the library, which is.<text:line-break/>In in a in a in in a journal, you need access to, but our one is is Open Access and if you look up Shanghai memory and it's called Wukang Rd just put Wukang Rd in there and Shanghai memory and we we have a small website and it's focusing down on one Rd it's a very very famous Rd loads of famous people movie stars politicians lived there.<text:line-break/>And any day you go, it's full of Chinese taking selfies outside the buildings, right. You've got a map.<text:line-break/>Click on the map. It's got information that comes up about that. It has audio recording in a Mandarin, but the other thing that we're attempting to do is to capture the local language Shanghai needs as well. So you've got a local dialect and then there as well. But your big problem is how to.<text:line-break/>Exactly what we've heard with the early projects about getting community involvement, how you do that is really, really hard.<text:line-break/>And just as one of the projects over here started just before the pandemic, that data gathering started just at the beginning of 2022, you know, about a month before it closed Shanghai down completely. But the what they're working on at the moment is using the the library, the library of the big drivers on this.<text:line-break/>Is the library user database and trying to have like local tours, local walks, taking people around on walks and wilkang Rd.<text:line-break/>Having focus groups this type of thing.<text:line-break/>And really trying to engage the library community.<text:line-break/>It's the database of users, but also having big posters up in the library come and help us your community and trying to get as community aspect as first speaking which is very very hard to do how to how to leverage that. But there is so much knowledge right captured up with those people that are not there in the historical records. Can we have a really good presence right across the estate, all groups and age groups and we've got a little like you break it all the way down. So we've broken it down on cameras one Rd.<text:line-break/></text:span><text:soft-page-break/><text:span text:style-name="T2">You can break it down to all little. I don't know how you divide your awares by little communities. The states are issues. However you want to divide out. That's interesting. Someone was talking about place names.<text:line-break/>But the the names of the blocks often change as well, so actually politics with the naming.<text:line-break/>It's a long presentation 1942. They changed all the names used to be called Ruder Ferguson. They changed in 1942 to wolcang, you know.<text:line-break/>Push back against your kick bias, yeah.<text:line-break/>I don't know how far back you want to go, but I mean, there are things that you can get the historic mapping layers which show how you find layering the maps. You can show how places change over time and I belong to a local archaeologically and historical group and somebody to know where where you live now, where they built it was such and such land and really quite interesting. So I thought I'd go back through the mapping list. The mapping layers don't show that at all. There's so something quite different. So the way that.<text:line-break/>People build up a story about a place.<text:line-break/>And what it was doesn't necessarily correlate with the evidence of what's there, which is quite, quite interesting. And the major development was the rail line in the 19th century, which was that the key change which then changed everything around him, which is interesting. The other thing to look round over newspapers can be dispatched. There are radical newspapers and local newspapers. The British newspaper archive.<text:line-break/>Has about 300 years worth of newspapers, newspapers and a really good search engine.<text:line-break/>So you can put a place name in. Did you mention Tottenham? I'm a bit deaf. Yeah. Yeah. When you get to mine, I thought, yeah, it was. It's interesting because I put Tottenham in the British Newspaper Archive and between 1700 and 1749, there are 292 references to Tottenham, between 909, between nine 1900 and 1949. There are one million, 188,200.<text:line-break/>So if you've got board kits.<text:line-break/>Or say, oh, you couldn't just do. You know there's only a million or Sophie. It's a little you can do that before tea. So now makes you know, like, can we just access that website that the the the newspaper. Right. Yeah. We can just search I think we can. Yeah. British newspaper I can it's sported by the British Library he's he's a subscription.<text:line-break/>Yeah, but if you do, you have any?<text:line-break/>University, yes.<text:line-break/>So you might find that GAIL have a family there, British newspapers, if they begin, it's it's if you've got institutional subscription, then they have a lot. It's very similar project I think to the original speak. I think the trouble with university subscriptions though is that often they cut off at 1900. Yeah, so OK. Yeah. Right. Right. Right, right. It's not. It's not as good for the 20th century.<text:line-break/>It depends on what your library is bought into though 'cause I know that that certain libraries will only buy into a package that that is like 1900 and </text:span><text:soft-page-break/><text:span text:style-name="T2">earlier.<text:line-break/>If if you. Yeah. If you specific when you ship stuff, I'm sure there's a bunch of it in the room who've dabbled in that and we can give you. Maybe we can say that it's campspawn date specific date, then maybe we'll need like a call.<text:line-break/>An extra 2 minutes.<text:line-break/>Spent a lot of day in Walthamstone, OK?<text:line-break/>I'm expecting a new.<text:line-break/>But finding this little conservation area of old orthop.<text:line-break/>Church. And then the most amazing Art Deco Civic Centre.<text:line-break/>OK.<text:line-break/>That may be relevant. That's called the water. The water colour world. Which?<text:line-break/>Watercolours of places, so it's kind of like the idea of re imagining the world before they invention of photography. And if you're looking at the history of places and how places have a ball in May I have just done a quick search and they have stuff for Alexandra Palace, Harry Day. So it may be useful. Yeah, to have images and also the web archite.<text:line-break/>So maybe often the event we can put a list of things.<text:line-break/>Emphasising how important the work is, because I think, I mean I'll get really excited by the potential link data and I think you know with.<text:line-break/>Presentation before. I mean it's just mind blown with the use of maps, but where's that data coming from? It's often, you know. And so one of the dangers also think they will indeed any kind of digital activity is reproducing structures of knowledge and reproducing what we inherit and they all the properties are inheritance get tied up with issues of you know identity and post colonialism and stuff. So actually producing data from the ground up is really important. And I think you know this community should be encouraging what you're doing and trying to support you as best we can. So I do hope you'll keep in contact and that we can.<text:line-break/>Get the compilation down. There's a great little project in Stoke Newington that got a man called Derek Brown. I think his name was started where he went down Church Street and he documented every single building from 1847 to the present day who'd been in there, what the shop was and.<text:line-break/>Drew all these sort of strange little diagrams of the houses and everything. Absolutely fantastic resource. I think we we've just contacted them to do something about it. It's now run by a man called Amir Dotan or something like that.<text:line-break/>But that's a really it's a very focused community led social history project.<text:line-break/>Have loads of tradespeople every second. House was a shop of some sort and we've got that documentation there like kind of local historians and put that together. So we could definitely see the sort of the evolution of the High Street from, you know, there's three mechanics and five grocers and now there's like 4 **** shops, 2 vape shops and whatever, you know. So I'm really interested, really interesting.<text:line-break/>To go right through the estate and cross the High Road three times and </text:span><text:soft-page-break/><text:span text:style-name="T2">then and then 1850s, they culverted it like so it runs alongside the railway. But like the whole kind of environment look completely different. And that had a big implications for the project that we run which the missing pieces project, which is it's mainly about, it's about that it's about list of buildings. But if if you've got a story about that building rather than just a photo then tell us the story, maybe it was the home of someone who lived down who lived there or whatever.<text:line-break/>I'm adding those bits of information to a very dull list of building entries. That's what we're now trying to trying to get. So I think there's a list of buildings. This goes signs. There's a lot of these little projects that we're now where you can just log on.<text:line-break/>You know add add your comments and add other people's photos. Whatever you can do that as a community as well.<text:line-break/>So that's historic England. It's called the missing missing pieces project. We showed up this afternoon.<text:line-break/>You have to be really careful because I was really offended by David Olson because he did a house through time in Headingley, but he picked the house behind the house when I was born.<text:line-break/>So rude, right?<text:line-break/>My television career has not been launched. As a result, he actually set up a sat opposite me on a train, drinking a gin and tonic. And I was talking about orchids to my colleague, and he said, I'll tell you about this project of Stoke Newington. So that brings it right.<text:line-break/>Told us about Saint Newington.<text:line-break/>Story.<text:line-break/>Ian, did you want to talk about? Well, I can say a few words. Briefly. Yes, Bob, do you want to say something about what you'd love to go through at the end or you?<text:line-break/>Want to go?<text:line-break/>About 15 minutes.<text:line-break/>Yeah. So I'm Jane Roberts from the University of Sheffield. I was OK with my colleague, Dianna.<text:line-break/>I feel like a bit of an imposter.<text:line-break/>An event like this, but because I'm not really in the whole kind of cultural heritage sector. What what what we are if we're from a.<text:line-break/>University of Share who deal with natural language processing. So we've built a lot of identity.<text:line-break/>Taggers and other text processing tools and we're both university Sheffield and RGS Network are part of a European project or atrium.<text:line-break/>Which is attempting to kind of bridge between a number of different research infrastructures across Europe. It includes technology which is our our bit, but also archaeology, arts and humanities. There's four big networks across Europe that are all trying to bridge together with this atrium project. So really what we we were here today was.<text:line-break/>OK. See you. What opportunities there would be to fence them of our language technologies into our platforms. I mean, the obvious one was </text:span><text:soft-page-break/><text:span text:style-name="T2">mentioned earlier today was Sarah was saying that he really missed the fact that the latest.<text:line-break/>Mikajito doesn't have net density tagging unit as yet, and that's that that would be would be really useful, and that that's the kind of place that I think we could contribute as part of the atrium the atrium project. But yeah, very, very interesting talks from a lot of a lot of different aspects. I mean I just just on a personal level, I'm really interested in the kind of stuff that you've just been talking about now with the mobile history kind of.<text:line-break/>And you know, community like history projects, but for a professional perspective, I'm basically, uh, an infrastructure guy who?<text:line-break/>Works to wire wire out calls into other platforms. That's really what I've been if there are any use cases, you know both within within.<text:line-break/>Detail or other systems that people have been talking about today where you think there would be benefits to wiring in more of us that kind of language technology.<text:line-break/>Tools.<text:line-break/>And whatever languages that you're you're working in, then please do to get in touch with us.<text:line-break/>I don't know if there's. If there's a general general sharing of contact details for you can certainly get get hold of us throughout.<text:line-break/>That's all I really need to say.<text:line-break/>But if any? Yeah. If anybody has anything, I'm afraid I won't have to have time to hang around and talk to people now, because I've got to get a 5:00 o'clock train. So could we show you your e-mail address for people? But yeah, I mean, it's certainly if anybody who's interested in has things that would be potential use cases for our technologies, then yes, they get into a child through.<text:line-break/>Down or don't know if you're sharing sharing.<text:line-break/>So I'm going there and office take one at BC asking for share details and then pulling to them will be nervous if not out. And we'll also put all the details of the chat slides into this e-mail, right. Yes, that would be the idea. I mean, the video is going to be quite long, so I'll probably do a Copart transcript.<text:line-break/>Try make it useful people and then say this video if you want it as well. Yeah. Thank you for your brief talk there. I'm. I've realised we lost time, but we there are not really a lot of asked me to say. I just. I just feel like I'm kind of an impostor just sitting at the back here pretending, pretending to be in in cultural heritage. But I'm really. I'm really.<text:line-break/>Maria Maria has got a question she'd like.<text:line-break/>We need two people who can give us 1015 minutes and try the miracle Ital platform. Is it 11?<text:line-break/>Another one.<text:line-break/>Thank you very much.<text:line-break/>It is talk for a few minutes, and then maybe I'll.<text:line-break/>So thank you, Mark, for volunteering to give a brief talk.<text:line-break/></text:span><text:soft-page-break/><text:span text:style-name="T2">But we were in another project, it's relates to another European project that's called search money. I had a crime search on Mafia, doesn't it?<text:line-break/>Also, a research fellow in the Centre for Heritage at University of Kent, and I'm a very active archaeologist, especially in the entertainment industry.<text:line-break/>As I said earlier, on most of heritage and protected sites and building around by the public, they're set with a variety of landsca, landscapes, seascapes.<text:line-break/>Well, I think the the latest there were before.<text:line-break/>Itemise this point here that they it's that.<text:line-break/>Community really does cherish.<text:line-break/>Work environment. This is the survey that's done every two years. It's called the taking part survey by the Department of Culture, Media and Sport. Every year since I've been here, it's always been within one or 2% of those headline figures.<text:line-break/>So 74% of adults surveyed have visited one or more heritage sites in the last 12 months.<text:line-break/>And 94%.<text:line-break/>But we should be looking after heritage. That's the slide that keeps me going with this job. If I'm on a bad day, I look at that.<text:line-break/>And the big the one thing that helped me with my job was filling the teams development of the National Heritage List because they were getting fed up with me going. Can I have apdf of Walthamstow? Can I have apdf of Canterbury, please to give to the emerging cohort of heritage climbers, this has been the biggest thing for me because I can just train them in how to use this and they know where the heritage sites are on that patch. So the the beat officer.<text:line-break/>For Avery.<text:line-break/>But she's got quite a big chunk.<text:line-break/>Check with monuments listed buildings World Heritage designations.<text:line-break/>And the reason I was brought into that job and that's where I met Dan, pet.<text:line-break/>Was people stealing artefacts that are buried in the ground? Euchemistically called nightwalking. I just prefer to call it theft we don't use.<text:line-break/>Uh, but it's looting.<text:line-break/>But this these are the main I don't issues theft and mental from churches, theft of metal say from historic sites. Our biggest problem is theft of stone at the moment.<text:line-break/>Organised crime groups plundering our underwater heritage that weighs 3 tonnes.<text:line-break/>That's not opportunistic, but I'm a diving unit. Got to have a lifting platform and you've got to have a grid you market.<text:line-break/>Coastal heritage. Every day you see people stealing our post boxes, not just because the intrinsic cultural value of the post box, but for what's inside particular identities these days.<text:line-break/>Obviously, Bronze Age spearheads and something that I'd never thought </text:span><text:soft-page-break/><text:span text:style-name="T2">I'd see a 3 tonne cattle through.<text:line-break/>Taken from the side of the road.<text:line-break/>One of eight taken by organised Crime Group posing as highways engineers.<text:line-break/>Now they weigh 3 tonnes. I naively thought 3 tonnes would anchor it. For now. We've got to anchor the belt.<text:line-break/>And most recently, you know, probably heard Ely Museum lost its wonderful Bronze Age.<text:line-break/>Talk and bracelet. Two men. Well, 2 two men, two offenders on electric scooters with sledgehammers. And this has been found by detectors. He done the right thing and it had been sold to the museum for everybody to enjoy.<text:line-break/>And I've, you know, I've been in the police and I've been doing this job for some time now. I've never experienced this level of protest and campaigning.<text:line-break/>And they're using heritage as a backdrop, not because it's Wellington arch, but because they know.<text:line-break/>The media is going to be there.<text:line-break/>Anybody visited this site Sycamore Gap on Adrian's wall?<text:line-break/>The the back of Crown Court tomorrow. So it is a live case, so I can't say too much. But what I can show you is doesn't look like that anymore.<text:line-break/>You'll find out the concept I saw at the motive.<text:line-break/>During the trial period. But.<text:line-break/>That grabbed the eyes of the world in that case.<text:line-break/>So we now have heritage cops in every police police area, not just England, but the United Kingdom.<text:line-break/>And in terms of what I've been asked to do, but for the second phase of this project, 'cause, we're now into the sort of second decade of heritage crime is how we're going to capture and utilise the new technologies, new techniques that will allow us to keep one step ahead of the criminal fraternity.<text:line-break/>So we have some big campaigns. Operation Crucible is to do with preventing the theft of heritage metals and the illicit trade thereof.<text:line-break/>Communities.<text:line-break/>Neighbourhood watch is nearly 45 years old now. Heritage Watch is a distinct and separate, not separate, distinct and key component of neighbourhood Watch.<text:line-break/>And in terms of volunteers, we have Heritage Watch volunteers on horseback.<text:line-break/>Quit with the nhle, Phil.<text:line-break/>No, which means that I can actually patrol side and the demand for what, 3 words has never been higher.<text:line-break/>All the emergency services, rescue services all use this now, and if you call any of those control rooms, you give that you get directly to the site.<text:line-break/>This is the big piece of work children and young people can just push that daughter for me. Could you? Thank you.<text:line-break/></text:span><text:soft-page-break/><text:span text:style-name="T2">We did a project just before the pandemic which was with our young police cadets. These are volunteers.<text:line-break/>3-4 hours a week. They're uniformed. Not all of them want to become police officers, but there's 17,000 of them. We've developed a little module. It was so successful that we said, who else wants to work with this?<text:line-break/>And the answer is 27 youth groups want to work with the heritage sector. That's about 2,000,000 young people, so that's from 7 to 25 years of age, that is.<text:line-break/>Add another mention to Phil.<text:line-break/>A piece of work that we're using to build this up is missing pieces.<text:line-break/>And yes, we've got lots of images being put on by sort of super users, but the opportunity for engaging with owners and managers is absolutely crucial. So some of our older.<text:line-break/>They will then do photogrammatory of the sites.<text:line-break/>And we loaded our first one as a leaning film last week at this one.<text:line-break/>And for the smaller sites, they actually print them out as a 3D printer on a 3D printer. So if we've had a we had a telephone kiosk damaged, so they're printing the kiosk cow with all the glass missing, which is really not good.<text:line-break/>I don't get back.<text:line-break/>And then for those young people that are really struggling, we've got the chief mate. So these are children that are struggling in the school system, or maybe they'd be convicted.<text:line-break/>And they have passed their sentence is to do this project.<text:line-break/>Wanted in Wiltshire. He came for two years and now national writer.<text:line-break/>That should university can I? Can I convene the STEM heritage and wildlife crime, innovation, science, technology, engineering, mathematics. Getting our students across 9 universities to come up with ideas for dissertations, postgraduate work to help us prevent and investigate the British crime.<text:line-break/>So again, using data from the nhle.<text:line-break/>Of our students plus.<text:line-break/>Commercial partner.<text:line-break/>Proximity application that can work offline. So if you're on the middle of Dartmoor, there is no telephony, you download your patrol area before you go out and it performs as though you're online.<text:line-break/>Using large language models to look at huge amounts of crime reporting data over maybe 10-15, twenty years to actually pick out where the crimes occurred within a proximity of a heritage site or building.<text:line-break/>And forensic science is nothing new.<text:line-break/>But using it to prove a Nighthawk case is.<text:line-break/>That the criminal thought that he'd cleaned the axe for a microscopic level, we have pleaded guilty.<text:line-break/>OK, it's plant DNA. Nothing news using it to prove a stone's theft.<text:line-break/>From a list of building in Cheshire.<text:line-break/>Was 97 copenstein's in the back of a truck in the past probably had to </text:span><text:soft-page-break/><text:span text:style-name="T2">give it back.<text:line-break/>Disproved it lyric.<text:line-break/>We're underwater.<text:line-break/>So we developed a with chemist. We developed an effective underwater marking for our sensitive.<text:line-break/>Underwater sites. Again, that's part of Heritage Watch.<text:line-break/>And last year, we asked one of our master's students to convert or not convert, but give the imaging processor on your iPhone or Android phone capability through an algorithm to identify the difference between modern made sheet and a historic late sheet.<text:line-break/>Only at six weeks, but it got up to 92% accuracy.<text:line-break/>And predicated on that, we've now confident that we can take that algorithm to look at graffiti and not just the iconography, but also the chemical composition. So the first time looking to track graffiti artists through the chemistry.<text:line-break/>I don't know if Tim's still online.<text:line-break/>But Tim Carter, Emma Carter, and myself, we took some 6 by 4 images from the historic environment record at Kent County Council, and they stitched them together. I don't know how many couple of hundreds there.<text:line-break/>Flights were over a three day period, different lighting conditions, but they put them all together. That blows up. We can actually print that to 7 metres across.<text:line-break/>And when you zoom in the level of detail we can see. So we're now seeing a World War Two environment that was pretty much lost to us.<text:line-break/>A friend of mine, Dave Chishol.<text:line-break/>Sat down with me and we conversed it into what we call the Widthstone tapestry.<text:line-break/>There's about 400 oral stories in that each little bit of it is a story that was told to us by someone that grew up in that period and this week or last week was the 80th anniversary of D-Day. But there's another anniversary, this birthday.<text:line-break/>Which is the first deployment of autonomous unmanned aircraft drones.<text:line-break/>So the V web programme and from the work that Tim and Emma did, we're now looking back over those images to pick up the craters from not just the doodle bug flying bombs, but also the V2 rockets. So maybe that's a project we could look at. Phil. Yeah.<text:line-break/>We've called it shadow over England because that was one of the propaganda leaflets that the Nazis put inside the doodle bugs. So when they exploded the leaflets scattered everywhere.<text:line-break/>Just finished our threat assessment. We do it every two years and the two main threats are that the stone high value burglaries.<text:line-break/>And if success is sending people to gaol, then we're pretty good at it. So some nighthawks that stole a Viking hoard.<text:line-break/>24 years in gaol between them, £1.2 million confiscation order.<text:line-break/>And he appeared with it. It was rejected. So he's only gonna pay up £600,000 or another five years.<text:line-break/></text:span><text:soft-page-break/><text:span text:style-name="T2">OK, we're good at this. Now I gotta concentrate on sort of neighbourhood level.<text:line-break/>Voicing crime.<text:line-break/>Then questions.<text:line-break/>I did.<text:line-break/>Right. Do we have any questions to follow up, Mark, I should probably get to.<text:line-break/>Are you asking Mark? Oh, Mark, how many mentions they're working.<text:line-break/>I've just listed a few things on the chat from copilot. It's suggested a few follow up things that we need to do. Ellison is going to love the first one.<text:line-break/>Join black girls.<text:line-break/>Join the network, Dave. Yeah, do your stuff.<text:line-break/>I went in terms of how, yeah.<text:line-break/>Well, do you want to keep your idea if you remember? So the way in which the minute you sign up so blagios is is free. We're a community.<text:line-break/>A community increasingly not just academics, but data scientists, software engineers, cultural heritage experts and his community were showing knowledge is premium and also sharing methods, tools and developing those methods and tools. And actually, I think the newer computer is a very good example. Finding the player player, good examples of the development of tools in the rounds. So rather than tools being developed within the sort of 1 particular project.<text:line-break/>And then coming to an end when that project finishes, these are tools that been picked up by the rest of the community or if you could say they're being developed under the aegis of the of the network and in continual development as each partner contributes time, resource perhaps a little pot of money. So it's it's quite a good way of addressing the sustainability issue and also the issue of not reinventing the wheel all the time.<text:line-break/>The way to join the network is through a process. This I thought was quite so simple. We should at least think we think we think it's quite simple. It's it's basically you come up with a plan of work that you would be doing anyway and we call it a memorandum of understanding. So you set out, it's just on a in a couple of paragraphs, the world you have planned for that year or the next few years and then.<text:line-break/>And cut more sentences about how that aligns with the interests of the particular activities that it works. So we've structured the API so the network is structured around particular activities in this linked open data ecosystem. So annotation is a key asset for us or activity for us in terms of the way that the collagenous method of Lieutenant linked open data works. Also, Gassette is obviously a critical activity, but.<text:line-break/>Moving also beyond now to place space.<text:line-break/>Plus, that people and time of recent activity that's a member of understanding. But I've been trying to get down for the last five years to join the network and he has resisted.<text:line-break/>Because you think that that this term is scary, I don't think it's scary. Heritage people. I think it's difficult for organisations to sign up to. So, for </text:span><text:soft-page-break/><text:span text:style-name="T2">instance, historic England will not sign a memorandum memorandum that go through the legal and that scales the committee.<text:line-break/>You've been through this.<text:line-break/>Support agreement, but you seriously, so I mean the.<text:line-break/>Vansani is it's not a legal document anyway. We're not going to come around and smash the door down if you don't do what you said you're going to do it first. It's quite useful to have something there in place so it's so. There is a sense of activity, of partnership, collaboration rather than just, oh, we'll turn up to a meeting. We find it a little bit more helpful to direct people. But on the other hand, of course, we don't want it to be a problem with legal departments. One way in which we've got this is.<text:line-break/>And it's it's been possible from the beginning, but absolutely do such a good job of selling it is you can join as an individual, so get in is a very good example. So get in raised before we established great guide, the British Library he's part of the network he didn't join representing the British Library. He joined just a sceptic, Greece. So that's also possible but I think we are we have not seen this to me to the name aren't we so if open agreement would be less scary for.<text:line-break/>Institutional legal departments. This is something we can we can consider.<text:line-break/>Anything else? You haven't said anything today?<text:line-break/>Do you have? Do you have anything to write?<text:line-break/>Did that? No, no, I not really. I think that you've summed it up kind of really well. I think the, you know the idea originally was to avoid overly contractual language while still having something that was.<text:line-break/>Very specific and some degree time bound and so that we yeah that there's a way that the network is the mental what we're used to use is of stone soup it's not there isn't some sort of centre that everything is connecting to is that everybody is bringing something to the to the table and it's a space to have you know discussions like this where it maybe there's some other partner in the network is doing something that relates to what your interests are.<text:line-break/>And bringing people together in that in that way. So on. Yeah, the thing that's here. So if you found today helpful, you can do more of that actually. I mean this is what we try to do on a regular basis probably in activities generally meet once every couple of months. So it's not a huge time commitment as it is kind of what you're doing anyway. But we've found it really helpful and I think partners have found it really helpful to have these kinds of discussions, yeah online. But I think we also have in mind having that.<text:line-break/>Something like this maybe an annual event where we, you know, bring together people. There's also, do you wanna say anything about linked past, which is kind of related as well?<text:line-break/>Sure, I could do so well. Link Pass is a is a sort of spin out, but independent initiative that's specifically about, yeah, links linked data in the in its many guidances relating to history, archaeology, basics that kind of thing.<text:line-break/></text:span><text:soft-page-break/><text:span text:style-name="T2">It started.<text:line-break/>I think in past nine years.<text:line-break/>This year in Japan.<text:line-break/>So for those of you with a with a decent travel budget, that's going to be very exciting.<text:line-break/>Yeah, but that's similar. It's typically a two day event and that's, you know, that's basically around the principles of bringing, you know, your.<text:line-break/>You know, whatever interesting platform software, but also you know challenges, you know, interests and so on and bringing folks together to, yeah, catalyse interactions between.<text:line-break/>Yeah. I mean, it's not a conference much as almost an unconference in a way in terms of trying to get stuff done and get trying to push push activities in certain areas and various again as being mentioned by Gethin and others, various White Papers merged that the standards that have come out of this as well. So I think we've probably set out bits, if you, I mean, if you let if you found today helpful get in touch and hopefully we can continue this further. Thank you very much for coming and I hope you enjoyed lunch and cookies. If you ate them, I think we've had three.<text:line-break/>We were counting.<text:line-break/>And I will send around all the data that I can after the event and I'll create the names because it just cannot work out anything like. Obviously it's Archie's.<text:line-break/>So Phil, do you want to suggest anything as your book connoisseur of the ones I think?<text:line-break/>Do you want traditional as your craft?<text:line-break/>Can you say craft that people do with traditional?<text:line-break/>Crafts right downstairs, which, right by the door, please do that one. It's got a good it's got a good selection. It's not old craft. And then there's a real old man's book called the belt, which is a bit further along when we get from the lyrics, because what's that called bringing on some pelt chain?<text:line-break/>Thank you everybody for coming. It's quite literally revolving doors turns right turn right.<text:line-break/>The schedule kind of went out the window after lunch, but that I think it's because there's been so many really interesting discussions.<text:line-break/>I should say thank you, everybody. So goodbye to everyone at home. Thank you. Thank you for those people online. And again, the engagement online has been really terrific. I think thank you very much.<text:line-break/>Oh.</text:span></text:p>
      <text:p text:style-name="P3"><draw:frame draw:style-name="fr1" draw:name="Image33" text:anchor-type="char" svg:x="1.727cm" svg:y="0.762cm" svg:width="0.582cm" svg:height="0.582cm" draw:z-index="21"><draw:image xlink:href="Pictures/100000010000006400000064CC57DDC76CF30ED6.png" xlink:type="simple" xlink:show="embed" xlink:actuate="onLoad" draw:mime-type="image/png"/></draw:frame><text:span text:style-name="T4"><text:line-break/>Pett, Daniel </text:span><text:span text:style-name="T5">stopped transcriptio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GB" style:letter-kerning="false" style:font-name-asian="Noto Serif CJK SC" style:font-size-asian="10pt" style:language-asian="zh" style:country-asian="CN" style:font-name-complex="Lohit Devanagari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0pt" fo:language="en" fo:country="GB" style:letter-kerning="false" style:font-name-asian="Noto Serif CJK SC" style:font-size-asian="10pt" style:language-asian="zh" style:country-asian="CN" style:font-name-complex="Lohit Devanagari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class="chapter">
      <style:text-properties fo:font-size="28pt" style:font-size-asian="28pt" style:font-size-complex="28pt"/>
    </style:style>
    <style:style style:name="Heading_20_1" style:display-name="Heading 1" style:family="paragraph" style:parent-style-name="Heading" style:class="text">
      <style:text-properties fo:color="#2e74b5" loext:opacity="100%" fo:font-size="16pt" style:font-size-asian="16pt" style:font-size-complex="16pt"/>
    </style:style>
    <style:style style:name="Heading_20_2" style:display-name="Heading 2" style:family="paragraph" style:parent-style-name="Heading" style:class="text">
      <style:text-properties fo:color="#2e74b5" loext:opacity="100%" fo:font-size="13pt" style:font-size-asian="13pt" style:font-size-complex="13pt"/>
    </style:style>
    <style:style style:name="Heading_20_3" style:display-name="Heading 3" style:family="paragraph" style:parent-style-name="Heading" style:class="text">
      <style:text-properties fo:color="#1f4d78" loext:opacity="100%" fo:font-size="12pt" style:font-size-asian="12pt" style:font-size-complex="12pt"/>
    </style:style>
    <style:style style:name="Heading_20_4" style:display-name="Heading 4" style:family="paragraph" style:parent-style-name="Heading" style:class="text">
      <style:text-properties fo:color="#2e74b5" loext:opacity="100%" fo:font-style="italic" style:font-style-asian="italic" style:font-style-complex="italic"/>
    </style:style>
    <style:style style:name="Heading_20_5" style:display-name="Heading 5" style:family="paragraph" style:parent-style-name="Heading" style:class="text">
      <style:text-properties fo:color="#2e74b5" loext:opacity="100%"/>
    </style:style>
    <style:style style:name="Heading_20_6" style:display-name="Heading 6" style:family="paragraph" style:parent-style-name="Heading" style:class="text">
      <style:text-properties fo:color="#1f4d78" loext:opacity="100%"/>
    </style:style>
    <style:style style:name="Strong" style:family="paragraph">
      <style:text-properties fo:font-weight="bold" style:font-weight-asian="bold" style:font-weight-complex="bold"/>
    </style:style>
    <style:style style:name="List_20_Paragraph" style:display-name="List Paragraph" style:family="paragraph"/>
    <style:style style:name="Footnote" style:family="paragraph" style:parent-style-name="Standard" loext:linked-style-name="Footnote_20_Text_20_Char" style:class="extra">
      <style:paragraph-properties fo:margin-top="0cm" fo:margin-bottom="0cm" style:contextual-spacing="false" fo:line-height="100%"/>
      <style:text-properties fo:font-size="10pt" style:font-size-asian="10pt" style:font-size-complex="10pt"/>
    </style:style>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loext:linked-style-name="Footnote">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n-named</meta:initial-creator>
    <meta:editing-cycles>2</meta:editing-cycles>
    <meta:creation-date>2024-06-18T21:21:25.861000000</meta:creation-date>
    <dc:date>2024-06-18T22:25:06.068677046</dc:date>
    <meta:editing-duration>PT1M47S</meta:editing-duration>
    <meta:document-statistic meta:table-count="0" meta:image-count="54" meta:object-count="0" meta:page-count="95" meta:paragraph-count="57" meta:word-count="45726" meta:character-count="251735" meta:non-whitespace-character-count="205908"/>
    <meta:generator>LibreOffice/7.3.7.2$Linux_X86_64 LibreOffice_project/30$Build-2</meta:generator>
  </office:meta>
</office:document-meta>
</file>